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36.96" calcext:value-type="float">
            <text:p>336.9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0" calcext:value-type="float">
            <text:p>0</text:p>
          </table:table-cell>
          <table:table-cell table:style-name="ce21" table:formula="of:=COUNT([.D5:.D54])" office:value-type="float" office:value="0" calcext:value-type="float">
            <text:p>0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0" calcext:value-type="float">
            <text:p>0</text:p>
          </table:table-cell>
          <table:table-cell table:style-name="ce21" table:formula="of:=COUNT([.N5:.N54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327.42" calcext:value-type="float">
            <text:p>327.4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61.1328" calcext:value-type="float">
            <text:p>261.1328</text:p>
          </table:table-cell>
          <table:table-cell table:style-name="ce22" table:formula="of:=AVERAGE([.B5:.B54])" office:value-type="float" office:value="330.0642" calcext:value-type="float">
            <text:p>330.0642</text:p>
          </table:table-cell>
          <table:table-cell table:style-name="ce18" table:formula="of:=AVERAGE([.C5:.C54])" office:value-type="string" office:string-value="" calcext:value-type="error">
            <text:p>#DIV/0!</text:p>
          </table:table-cell>
          <table:table-cell table:style-name="ce22" table:formula="of:=AVERAGE([.D5:.D54])" office:value-type="string" office:string-value="" calcext:value-type="error">
            <text:p>#DIV/0!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12.46" calcext:value-type="float">
            <text:p>312.46</text:p>
          </table:table-cell>
          <table:table-cell table:style-name="ce22" table:formula="of:=AVERAGE([.L5:.L54])" office:value-type="float" office:value="103.36" calcext:value-type="float">
            <text:p>103.36</text:p>
          </table:table-cell>
          <table:table-cell table:style-name="ce18" table:formula="of:=AVERAGE([.M5:.M54])" office:value-type="string" office:string-value="" calcext:value-type="error">
            <text:p>#DIV/0!</text:p>
          </table:table-cell>
          <table:table-cell table:style-name="ce22" table:formula="of:=AVERAGE([.N5:.N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74.68" calcext:value-type="float">
            <text:p>274.68</text:p>
          </table:table-cell>
          <table:table-cell office:value-type="float" office:value="343.59" calcext:value-type="float">
            <text:p>343.59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18.825938938776" calcext:value-type="float">
            <text:p>118.8259389388</text:p>
          </table:table-cell>
          <table:table-cell table:style-name="ce21" table:formula="of:=VAR([.B5:.B54])" office:value-type="float" office:value="247.066286081633" calcext:value-type="float">
            <text:p>247.0662860816</text:p>
          </table:table-cell>
          <table:table-cell table:style-name="Default" table:formula="of:=VAR([.C5:.C54])" office:value-type="string" office:string-value="" calcext:value-type="error">
            <text:p>#DIV/0!</text:p>
          </table:table-cell>
          <table:table-cell table:style-name="ce21" table:formula="of:=VAR([.D5:.D54])" office:value-type="string" office:string-value="" calcext:value-type="error">
            <text:p>#DIV/0!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226.62081632653" calcext:value-type="float">
            <text:p>1226.6208163265</text:p>
          </table:table-cell>
          <table:table-cell table:style-name="ce21" table:formula="of:=VAR([.L5:.L54])" office:value-type="float" office:value="832.031020408163" calcext:value-type="float">
            <text:p>832.0310204082</text:p>
          </table:table-cell>
          <table:table-cell table:style-name="Default" table:formula="of:=VAR([.M5:.M54])" office:value-type="string" office:string-value="" calcext:value-type="error">
            <text:p>#DIV/0!</text:p>
          </table:table-cell>
          <table:table-cell table:style-name="ce21" table:formula="of:=VAR([.N5:.N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55.93" calcext:value-type="float">
            <text:p>255.93</text:p>
          </table:table-cell>
          <table:table-cell office:value-type="float" office:value="334.73" calcext:value-type="float">
            <text:p>334.7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4159617889236" calcext:value-type="float">
            <text:p>1.5415961789</text:p>
          </table:table-cell>
          <table:table-cell table:style-name="ce21" table:formula="of:=SQRT([.G7]/[.G5])" office:value-type="float" office:value="2.22290929226378" calcext:value-type="float">
            <text:p>2.2229092923</text:p>
          </table:table-cell>
          <table:table-cell table:style-name="Default" table:formula="of:=SQRT([.H7]/[.H5])" office:value-type="string" office:string-value="" calcext:value-type="error">
            <text:p>#DIV/0!</text:p>
          </table:table-cell>
          <table:table-cell table:style-name="ce21" table:formula="of:=SQRT([.I7]/[.I5])" office:value-type="string" office:string-value="" calcext:value-type="error">
            <text:p>#DIV/0!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9530209293451" calcext:value-type="float">
            <text:p>4.9530209293</text:p>
          </table:table-cell>
          <table:table-cell table:style-name="ce21" table:formula="of:=SQRT([.Q7]/[.Q5])" office:value-type="float" office:value="4.07929165519741" calcext:value-type="float">
            <text:p>4.0792916552</text:p>
          </table:table-cell>
          <table:table-cell table:style-name="Default" table:formula="of:=SQRT([.R7]/[.R5])" office:value-type="string" office:string-value="" calcext:value-type="error">
            <text:p>#DIV/0!</text:p>
          </table:table-cell>
          <table:table-cell table:style-name="ce21" table:formula="of:=SQRT([.S7]/[.S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55.25" calcext:value-type="float">
            <text:p>255.25</text:p>
          </table:table-cell>
          <table:table-cell office:value-type="float" office:value="334.38" calcext:value-type="float">
            <text:p>334.3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-1" calcext:value-type="float">
            <text:p>-1</text:p>
          </table:table-cell>
          <table:table-cell table:style-name="ce21" table:formula="of:=[.I5]-1" office:value-type="float" office:value="-1" calcext:value-type="float">
            <text:p>-1</text:p>
          </table:table-cell>
          <table:table-cell table:style-name="Default"/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-1" calcext:value-type="float">
            <text:p>-1</text:p>
          </table:table-cell>
          <table:table-cell table:style-name="ce21" table:formula="of:=[.S5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237.15" calcext:value-type="float">
            <text:p>237.15</text:p>
          </table:table-cell>
          <table:table-cell office:value-type="float" office:value="336.72" calcext:value-type="float">
            <text:p>336.72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string" office:string-value="" calcext:value-type="error">
            <text:p>Err:502</text:p>
          </table:table-cell>
          <table:table-cell table:style-name="ce21" table:formula="of:=TINV(0.05;[.I9])" office:value-type="string" office:string-value="" calcext:value-type="error">
            <text:p>Err:502</text:p>
          </table:table-cell>
          <table:table-cell table:style-name="Default"/>
          <table:table-cell office:value-type="float" office:value="323" calcext:value-type="float">
            <text:p>32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string" office:string-value="" calcext:value-type="error">
            <text:p>Err:502</text:p>
          </table:table-cell>
          <table:table-cell table:style-name="ce21" table:formula="of:=TINV(0.05;[.S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86.48" calcext:value-type="float">
            <text:p>286.48</text:p>
          </table:table-cell>
          <table:table-cell office:value-type="float" office:value="334.15" calcext:value-type="float">
            <text:p>334.15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09795350675513" calcext:value-type="float">
            <text:p>3.0979535068</text:p>
          </table:table-cell>
          <table:table-cell table:style-name="ce22" table:formula="of:=([.G10]*[.G8])" office:value-type="float" office:value="4.46710346811777" calcext:value-type="float">
            <text:p>4.4671034681</text:p>
          </table:table-cell>
          <table:table-cell table:style-name="ce18" table:formula="of:=([.H10]*[.H8])" office:value-type="string" office:string-value="" calcext:value-type="error">
            <text:p>Err:502</text:p>
          </table:table-cell>
          <table:table-cell table:style-name="ce22" table:formula="of:=([.I10]*[.I8])" office:value-type="string" office:string-value="" calcext:value-type="error">
            <text:p>Err:502</text:p>
          </table:table-cell>
          <table:table-cell table:style-name="ce18"/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9.95346820859476" calcext:value-type="float">
            <text:p>9.9534682086</text:p>
          </table:table-cell>
          <table:table-cell table:style-name="ce22" table:formula="of:=([.Q10]*[.Q8])" office:value-type="float" office:value="8.19764349531267" calcext:value-type="float">
            <text:p>8.1976434953</text:p>
          </table:table-cell>
          <table:table-cell table:style-name="ce18" table:formula="of:=([.R10]*[.R8])" office:value-type="string" office:string-value="" calcext:value-type="error">
            <text:p>Err:502</text:p>
          </table:table-cell>
          <table:table-cell table:style-name="ce22" table:formula="of:=([.S10]*[.S8])" office:value-type="string" office:string-value="" calcext:value-type="error">
            <text:p>Err:502</text:p>
          </table:table-cell>
          <table:table-cell/>
          <table:table-cell table:formula="of:=CONCATENATE(LOWER([.A2]);&quot;;&quot;;[.F6];&quot;;&quot;;[.F11];&quot;;&quot;;[.G6];&quot;;&quot;;[.G11];&quot;;&quot;;[.P6];&quot;;&quot;;[.P11];&quot;;&quot;;[.Q6];&quot;;&quot;;[.Q11])" office:value-type="string" office:string-value="compress;261.1328;3.09795350675513;330.0642;4.46710346811777;312.46;9.95346820859476;103.36;8.19764349531267" calcext:value-type="string">
            <text:p>compress;261.1328;3.09795350675513;330.0642;4.46710346811777;312.46;9.95346820859476;103.36;8.19764349531267</text:p>
          </table:table-cell>
        </table:table-row>
        <table:table-row table:style-name="ro4">
          <table:table-cell office:value-type="float" office:value="283.6" calcext:value-type="float">
            <text:p>283.6</text:p>
          </table:table-cell>
          <table:table-cell office:value-type="float" office:value="345.82" calcext:value-type="float">
            <text:p>345.82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11]/[.F6]" office:value-type="percentage" office:value="0.0118635173626413" calcext:value-type="percentage">
            <text:p>1.19%</text:p>
          </table:table-cell>
          <table:table-cell table:formula="of:=[.G11]/[.G6]" office:value-type="percentage" office:value="0.0135340441893358" calcext:value-type="percentage">
            <text:p>1.35%</text:p>
          </table:table-cell>
          <table:table-cell table:formula="of:=[.H11]/[.H6]" office:value-type="string" office:string-value="" calcext:value-type="error">
            <text:p>Err:502</text:p>
          </table:table-cell>
          <table:table-cell table:formula="of:=[.I11]/[.I6]" office:value-type="string" office:string-value="" calcext:value-type="error">
            <text:p>Err:50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11]/[.P6]" office:value-type="percentage" office:value="0.0318551757299967" calcext:value-type="percentage">
            <text:p>3.19%</text:p>
          </table:table-cell>
          <table:table-cell table:formula="of:=[.Q11]/[.Q6]" office:value-type="percentage" office:value="0.0793115663246195" calcext:value-type="percentage">
            <text:p>7.93%</text:p>
          </table:table-cell>
          <table:table-cell table:formula="of:=[.R11]/[.R6]" office:value-type="string" office:string-value="" calcext:value-type="error">
            <text:p>Err:502</text:p>
          </table:table-cell>
          <table:table-cell table:formula="of:=[.S11]/[.S6]" office:value-type="string" office:string-value="" calcext:value-type="error">
            <text:p>Err:502</text:p>
          </table:table-cell>
          <table:table-cell/>
          <table:table-cell table:formula="of:=CONCATENATE(LOWER([.A56]);&quot;;&quot;;[.F60];&quot;;&quot;;[.F65];&quot;;&quot;;[.G60];&quot;;&quot;;[.G65];&quot;;&quot;;[.P60];&quot;;&quot;;[.P65];&quot;;&quot;;[.Q60];&quot;;&quot;;[.Q65])" office:value-type="string" office:string-value="crypto.aes;116.7974;2.09282991978302;114.7114;1.68720635324573;305.52;23.1548631432837;213.76;7.75643978250051" calcext:value-type="string">
            <text:p>crypto.aes;116.7974;2.09282991978302;114.7114;1.68720635324573;305.52;23.1548631432837;213.76;7.75643978250051</text:p>
          </table:table-cell>
        </table:table-row>
        <table:table-row table:style-name="ro4">
          <table:table-cell office:value-type="float" office:value="244.21" calcext:value-type="float">
            <text:p>244.21</text:p>
          </table:table-cell>
          <table:table-cell office:value-type="float" office:value="326.09" calcext:value-type="float">
            <text:p>326.09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formula="of:=CONCATENATE(LOWER([.A110]);&quot;;&quot;;[.F114];&quot;;&quot;;[.F119];&quot;;&quot;;[.G114];&quot;;&quot;;[.G119];&quot;;&quot;;[.P114];&quot;;&quot;;[.P119];&quot;;&quot;;[.Q114];&quot;;&quot;;[.Q119])" office:value-type="string" office:string-value="crypto.rsa;469.1228;5.17309286414728;514.3886;4.99810191746972;330.48;10.2311254640121;237.52;5.54068303599641" calcext:value-type="string">
            <text:p>crypto.rsa;469.1228;5.17309286414728;514.3886;4.99810191746972;330.48;10.2311254640121;237.52;5.54068303599641</text:p>
          </table:table-cell>
        </table:table-row>
        <table:table-row table:style-name="ro4">
          <table:table-cell office:value-type="float" office:value="260.44" calcext:value-type="float">
            <text:p>260.44</text:p>
          </table:table-cell>
          <table:table-cell office:value-type="float" office:value="331.84" calcext:value-type="float">
            <text:p>331.84</text:p>
          </table:table-cell>
          <table:table-cell table:number-columns-repeated="4"/>
          <table:table-cell table:style-name="Default" table:number-columns-repeated="3"/>
          <table:table-cell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formula="of:=CONCATENATE(LOWER([.A164]);&quot;;&quot;;[.F168];&quot;;&quot;;[.F173];&quot;;&quot;;[.G168];&quot;;&quot;;[.G173];&quot;;&quot;;[.P168];&quot;;&quot;;[.P173];&quot;;&quot;;[.Q168];&quot;;&quot;;[.Q173])" office:value-type="string" office:string-value="crypto.signverify;529.6048;5.07449366814712;468.2992;7.36670843915637;272.56;11.4676534152148;175.3;5.88406419567761" calcext:value-type="string">
            <text:p>crypto.signverify;529.6048;5.07449366814712;468.2992;7.36670843915637;272.56;11.4676534152148;175.3;5.88406419567761</text:p>
          </table:table-cell>
        </table:table-row>
        <table:table-row table:style-name="ro4">
          <table:table-cell office:value-type="float" office:value="249.74" calcext:value-type="float">
            <text:p>249.74</text:p>
          </table:table-cell>
          <table:table-cell office:value-type="float" office:value="335.78" calcext:value-type="float">
            <text:p>335.78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263970669329935" calcext:value-type="percentage">
            <text:p>26.40%</text:p>
          </table:table-cell>
          <table:table-cell table:style-name="ce23" table:formula="of:=([.H6]-[.F6])/[.F6]" office:value-type="string" office:string-value="" calcext:value-type="error">
            <text:p>#DIV/0!</text:p>
          </table:table-cell>
          <table:table-cell table:style-name="ce23" table:formula="of:=([.I6]-[.F6])/[.F6]" office:value-type="string" office:string-value="" calcext:value-type="error">
            <text:p>#DIV/0!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669205658324265" calcext:value-type="percentage">
            <text:p>-66.92%</text:p>
          </table:table-cell>
          <table:table-cell table:style-name="ce29" table:formula="of:=([.R6]-[.P6])/[.P6]" office:value-type="string" office:string-value="" calcext:value-type="error">
            <text:p>#DIV/0!</text:p>
          </table:table-cell>
          <table:table-cell table:style-name="ce29" table:formula="of:=([.S6]-[.P6])/[.P6]" office:value-type="string" office:string-value="" calcext:value-type="error">
            <text:p>#DIV/0!</text:p>
          </table:table-cell>
          <table:table-cell table:style-name="ce19"/>
          <table:table-cell table:formula="of:=CONCATENATE(LOWER([.A218]);&quot;;&quot;;[.F222];&quot;;&quot;;[.F227];&quot;;&quot;;[.G222];&quot;;&quot;;[.G227];&quot;;&quot;;[.P222];&quot;;&quot;;[.P227];&quot;;&quot;;[.Q222];&quot;;&quot;;[.Q227])" office:value-type="string" office:string-value="derby;231.5868;4.06826689765015;222.6232;9.84904291523425;562.22;18.8103717049727;498.74;8.78524184770126" calcext:value-type="string">
            <text:p>derby;231.5868;4.06826689765015;222.6232;9.84904291523425;562.22;18.8103717049727;498.74;8.78524184770126</text:p>
          </table:table-cell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332.76" calcext:value-type="float">
            <text:p>332.76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formula="of:=CONCATENATE(LOWER([.A272]);&quot;;&quot;;[.F276];&quot;;&quot;;[.F281];&quot;;&quot;;[.G276];&quot;;&quot;;[.G281];&quot;;&quot;;[.P276];&quot;;&quot;;[.P281];&quot;;&quot;;[.Q276];&quot;;&quot;;[.Q281])" office:value-type="string" office:string-value="mpegaudio;152.4102;2.64887035904798;146.7216;3.70109746418905;1685.14;137.68397757739;131.58;3.33712007965787" calcext:value-type="string">
            <text:p>mpegaudio;152.4102;2.64887035904798;146.7216;3.70109746418905;1685.14;137.68397757739;131.58;3.33712007965787</text:p>
          </table:table-cell>
        </table:table-row>
        <table:table-row table:style-name="ro4">
          <table:table-cell office:value-type="float" office:value="268.23" calcext:value-type="float">
            <text:p>268.23</text:p>
          </table:table-cell>
          <table:table-cell office:value-type="float" office:value="335.66" calcext:value-type="float">
            <text:p>335.66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CONCATENATE(LOWER([.A326]);&quot;;&quot;;[.F330];&quot;;&quot;;[.F335];&quot;;&quot;;[.G330];&quot;;&quot;;[.G335];&quot;;&quot;;[.P330];&quot;;&quot;;[.P335];&quot;;&quot;;[.Q330];&quot;;&quot;;[.Q335])" office:value-type="string" office:string-value="scimark.fft.large;85.468;0.915241392350988;87.856;0.57345568439395;273.46;9.42647955628709;80.04;3.78075782533503" calcext:value-type="string">
            <text:p>scimark.fft.large;85.468;0.915241392350988;87.856;0.57345568439395;273.46;9.42647955628709;80.04;3.78075782533503</text:p>
          </table:table-cell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12.2" calcext:value-type="float">
            <text:p>312.2</text:p>
          </table:table-cell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formula="of:=CONCATENATE(LOWER([.A380]);&quot;;&quot;;[.F384];&quot;;&quot;;[.F389];&quot;;&quot;;[.G384];&quot;;&quot;;[.G389];&quot;;&quot;;[.P384];&quot;;&quot;;[.P389];&quot;;&quot;;[.Q384];&quot;;&quot;;[.Q389])" office:value-type="string" office:string-value="scimark.fft.small;298.756;2.09632760160344;301.669;0.968127297381557;254.52;9.98769413918119;127.12;5.57786411139476" calcext:value-type="string">
            <text:p>scimark.fft.small;298.756;2.09632760160344;301.669;0.968127297381557;254.52;9.98769413918119;127.12;5.57786411139476</text:p>
          </table:table-cell>
        </table:table-row>
        <table:table-row table:style-name="ro4">
          <table:table-cell office:value-type="float" office:value="271.49" calcext:value-type="float">
            <text:p>271.49</text:p>
          </table:table-cell>
          <table:table-cell office:value-type="float" office:value="328.65" calcext:value-type="float">
            <text:p>328.65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formula="of:=CONCATENATE(LOWER([.A434]);&quot;;&quot;;[.F438];&quot;;&quot;;[.F443];&quot;;&quot;;[.G438];&quot;;&quot;;[.G443];&quot;;&quot;;[.P438];&quot;;&quot;;[.P443];&quot;;&quot;;[.Q438];&quot;;&quot;;[.Q443])" office:value-type="string" office:string-value="scimark.lu.large;30.9492;0.199806588150831;29.5458;0.74096017484364;266.24;10.8851567591415;46.68;1.63252606086639" calcext:value-type="string">
            <text:p>scimark.lu.large;30.9492;0.199806588150831;29.5458;0.74096017484364;266.24;10.8851567591415;46.68;1.63252606086639</text:p>
          </table:table-cell>
        </table:table-row>
        <table:table-row table:style-name="ro4">
          <table:table-cell office:value-type="float" office:value="259.74" calcext:value-type="float">
            <text:p>259.74</text:p>
          </table:table-cell>
          <table:table-cell office:value-type="float" office:value="295.48" calcext:value-type="float">
            <text:p>295.48</text:p>
          </table:table-cell>
          <table:table-cell table:number-columns-repeated="8"/>
          <table:table-cell office:value-type="float" office:value="327" calcext:value-type="float">
            <text:p>327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CONCATENATE(LOWER([.A488]);&quot;;&quot;;[.F492];&quot;;&quot;;[.F497];&quot;;&quot;;[.G492];&quot;;&quot;;[.G497];&quot;;&quot;;[.P492];&quot;;&quot;;[.P497];&quot;;&quot;;[.Q492];&quot;;&quot;;[.Q497])" office:value-type="string" office:string-value="scimark.lu.small;590.5928;5.78414836886964;622.4356;5.68690642809831;275.8;15.4039853468842;153.76;6.12463029360993" calcext:value-type="string">
            <text:p>scimark.lu.small;590.5928;5.78414836886964;622.4356;5.68690642809831;275.8;15.4039853468842;153.76;6.12463029360993</text:p>
          </table:table-cell>
        </table:table-row>
        <table:table-row table:style-name="ro4">
          <table:table-cell office:value-type="float" office:value="258.83" calcext:value-type="float">
            <text:p>258.83</text:p>
          </table:table-cell>
          <table:table-cell office:value-type="float" office:value="336.49" calcext:value-type="float">
            <text:p>336.49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formula="of:=CONCATENATE(LOWER([.A542]);&quot;;&quot;;[.F546];&quot;;&quot;;[.F551];&quot;;&quot;;[.G546];&quot;;&quot;;[.G551];&quot;;&quot;;[.P546];&quot;;&quot;;[.P551];&quot;;&quot;;[.Q546];&quot;;&quot;;[.Q551])" office:value-type="string" office:string-value="scimark.monte_carlo;208.4764;3.45058611956467;232.6852;4.53047366483726;224.52;7.45623544499188;122.74;4.06798989889867" calcext:value-type="string">
            <text:p>scimark.monte_carlo;208.4764;3.45058611956467;232.6852;4.53047366483726;224.52;7.45623544499188;122.74;4.06798989889867</text:p>
          </table:table-cell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346.7" calcext:value-type="float">
            <text:p>346.7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formula="of:=CONCATENATE(LOWER([.A596]);&quot;;&quot;;[.F600];&quot;;&quot;;[.F605];&quot;;&quot;;[.G600];&quot;;&quot;;[.G605];&quot;;&quot;;[.P600];&quot;;&quot;;[.P605];&quot;;&quot;;[.Q600];&quot;;&quot;;[.Q605])" office:value-type="string" office:string-value="scimark.sor.large;82.4366;0.22200761724449;74.2026;4.47898008352283;235.14;9.38824735716127;59.18;3.03259349453051" calcext:value-type="string">
            <text:p>scimark.sor.large;82.4366;0.22200761724449;74.2026;4.47898008352283;235.14;9.38824735716127;59.18;3.03259349453051</text:p>
          </table:table-cell>
        </table:table-row>
        <table:table-row table:style-name="ro4">
          <table:table-cell office:value-type="float" office:value="253.43" calcext:value-type="float">
            <text:p>253.43</text:p>
          </table:table-cell>
          <table:table-cell office:value-type="float" office:value="342.86" calcext:value-type="float">
            <text:p>342.86</text:p>
          </table:table-cell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formula="of:=CONCATENATE(LOWER([.A650]);&quot;;&quot;;[.F654];&quot;;&quot;;[.F659];&quot;;&quot;;[.G654];&quot;;&quot;;[.G659];&quot;;&quot;;[.P654];&quot;;&quot;;[.P659];&quot;;&quot;;[.Q654];&quot;;&quot;;[.Q659])" office:value-type="string" office:string-value="scimark.sor.small;368.7886;2.1497130525318;349.7866;3.44945384013815;233.56;9.60300137116312;116.38;2.93773030420404" calcext:value-type="string">
            <text:p>scimark.sor.small;368.7886;2.1497130525318;349.7866;3.44945384013815;233.56;9.60300137116312;116.38;2.93773030420404</text:p>
          </table:table-cell>
        </table:table-row>
        <table:table-row table:style-name="ro4">
          <table:table-cell office:value-type="float" office:value="248.77" calcext:value-type="float">
            <text:p>248.77</text:p>
          </table:table-cell>
          <table:table-cell office:value-type="float" office:value="307.79" calcext:value-type="float">
            <text:p>307.79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formula="of:=CONCATENATE(LOWER([.A704]);&quot;;&quot;;[.F708];&quot;;&quot;;[.F713];&quot;;&quot;;[.G708];&quot;;&quot;;[.G713];&quot;;&quot;;[.P708];&quot;;&quot;;[.P713];&quot;;&quot;;[.Q708];&quot;;&quot;;[.Q713])" office:value-type="string" office:string-value="scimark.sparse.large;60.3452;3.96126412159263;50.8774;2.91243541460502;254.38;8.8620347545614;97.18;2.07788009090276" calcext:value-type="string">
            <text:p>scimark.sparse.large;60.3452;3.96126412159263;50.8774;2.91243541460502;254.38;8.8620347545614;97.18;2.07788009090276</text:p>
          </table:table-cell>
        </table:table-row>
        <table:table-row table:style-name="ro4">
          <table:table-cell office:value-type="float" office:value="256.2" calcext:value-type="float">
            <text:p>256.2</text:p>
          </table:table-cell>
          <table:table-cell office:value-type="float" office:value="328.43" calcext:value-type="float">
            <text:p>328.43</text:p>
          </table:table-cell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formula="of:=CONCATENATE(LOWER([.A758]);&quot;;&quot;;[.F762];&quot;;&quot;;[.F767];&quot;;&quot;;[.G762];&quot;;&quot;;[.G767];&quot;;&quot;;[.P762];&quot;;&quot;;[.P767];&quot;;&quot;;[.Q762];&quot;;&quot;;[.Q767])" office:value-type="string" office:string-value="scimark.sparse.small;317.3556;4.92401816907146;347.6646;1.55115579176274;287.14;11.8496464368296;139.28;3.12539550598368" calcext:value-type="string">
            <text:p>scimark.sparse.small;317.3556;4.92401816907146;347.6646;1.55115579176274;287.14;11.8496464368296;139.28;3.12539550598368</text:p>
          </table:table-cell>
        </table:table-row>
        <table:table-row table:style-name="ro4">
          <table:table-cell office:value-type="float" office:value="245.84" calcext:value-type="float">
            <text:p>245.84</text:p>
          </table:table-cell>
          <table:table-cell office:value-type="float" office:value="338.27" calcext:value-type="float">
            <text:p>338.27</text:p>
          </table:table-cell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CONCATENATE(LOWER([.A812]);&quot;;&quot;;[.F816];&quot;;&quot;;[.F821];&quot;;&quot;;[.G816];&quot;;&quot;;[.G821];&quot;;&quot;;[.P816];&quot;;&quot;;[.P821];&quot;;&quot;;[.Q816];&quot;;&quot;;[.Q821])" office:value-type="string" office:string-value="serial;109.1736;3.13922078871102;124.8068;4.28820855980528;312.6;7.01750052380459;197.64;4.23686188793726" calcext:value-type="string">
            <text:p>serial;109.1736;3.13922078871102;124.8068;4.28820855980528;312.6;7.01750052380459;197.64;4.23686188793726</text:p>
          </table:table-cell>
        </table:table-row>
        <table:table-row table:style-name="ro4">
          <table:table-cell office:value-type="float" office:value="259.39" calcext:value-type="float">
            <text:p>259.39</text:p>
          </table:table-cell>
          <table:table-cell office:value-type="float" office:value="331.26" calcext:value-type="float">
            <text:p>331.26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formula="of:=CONCATENATE(LOWER([.A866]);&quot;;&quot;;[.F870];&quot;;&quot;;[.F875];&quot;;&quot;;[.G870];&quot;;&quot;;[.G875];&quot;;&quot;;[.P870];&quot;;&quot;;[.P875];&quot;;&quot;;[.Q870];&quot;;&quot;;[.Q875])" office:value-type="string" office:string-value="sunflow;72.4952;0.800477826373013;74.9478;1.10241160074888;334.6;23.4435601518072;198.38;17.189896868038" calcext:value-type="string">
            <text:p>sunflow;72.4952;0.800477826373013;74.9478;1.10241160074888;334.6;23.4435601518072;198.38;17.189896868038</text:p>
          </table:table-cell>
        </table:table-row>
        <table:table-row table:style-name="ro4">
          <table:table-cell office:value-type="float" office:value="271.42" calcext:value-type="float">
            <text:p>271.42</text:p>
          </table:table-cell>
          <table:table-cell office:value-type="float" office:value="323.89" calcext:value-type="float">
            <text:p>323.89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4">
          <table:table-cell office:value-type="float" office:value="249.42" calcext:value-type="float">
            <text:p>249.42</text:p>
          </table:table-cell>
          <table:table-cell office:value-type="float" office:value="333.8" calcext:value-type="float">
            <text:p>333.8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4">
          <table:table-cell office:value-type="float" office:value="265.56" calcext:value-type="float">
            <text:p>265.56</text:p>
          </table:table-cell>
          <table:table-cell office:value-type="float" office:value="335.08" calcext:value-type="float">
            <text:p>335.08</text:p>
          </table:table-cell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4">
          <table:table-cell office:value-type="float" office:value="264.24" calcext:value-type="float">
            <text:p>264.24</text:p>
          </table:table-cell>
          <table:table-cell office:value-type="float" office:value="334.15" calcext:value-type="float">
            <text:p>334.15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26.31" calcext:value-type="float">
            <text:p>326.31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4">
          <table:table-cell office:value-type="float" office:value="261.15" calcext:value-type="float">
            <text:p>261.15</text:p>
          </table:table-cell>
          <table:table-cell office:value-type="float" office:value="340.06" calcext:value-type="float">
            <text:p>340.06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39.82" calcext:value-type="float">
            <text:p>339.82</text:p>
          </table:table-cell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4">
          <table:table-cell office:value-type="float" office:value="252.17" calcext:value-type="float">
            <text:p>252.17</text:p>
          </table:table-cell>
          <table:table-cell office:value-type="float" office:value="345.32" calcext:value-type="float">
            <text:p>345.32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4">
          <table:table-cell office:value-type="float" office:value="279.97" calcext:value-type="float">
            <text:p>279.97</text:p>
          </table:table-cell>
          <table:table-cell office:value-type="float" office:value="336.25" calcext:value-type="float">
            <text:p>336.25</text:p>
          </table:table-cell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4">
          <table:table-cell office:value-type="float" office:value="265.63" calcext:value-type="float">
            <text:p>265.63</text:p>
          </table:table-cell>
          <table:table-cell office:value-type="float" office:value="281.61" calcext:value-type="float">
            <text:p>281.61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4">
          <table:table-cell office:value-type="float" office:value="249.16" calcext:value-type="float">
            <text:p>249.16</text:p>
          </table:table-cell>
          <table:table-cell office:value-type="float" office:value="340.91" calcext:value-type="float">
            <text:p>340.91</text:p>
          </table:table-cell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4">
          <table:table-cell office:value-type="float" office:value="271.03" calcext:value-type="float">
            <text:p>271.03</text:p>
          </table:table-cell>
          <table:table-cell office:value-type="float" office:value="331.15" calcext:value-type="float">
            <text:p>331.15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4">
          <table:table-cell office:value-type="float" office:value="261.65" calcext:value-type="float">
            <text:p>261.65</text:p>
          </table:table-cell>
          <table:table-cell office:value-type="float" office:value="328.88" calcext:value-type="float">
            <text:p>328.88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4">
          <table:table-cell office:value-type="float" office:value="261.58" calcext:value-type="float">
            <text:p>261.58</text:p>
          </table:table-cell>
          <table:table-cell office:value-type="float" office:value="326.2" calcext:value-type="float">
            <text:p>326.2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4">
          <table:table-cell office:value-type="float" office:value="260.59" calcext:value-type="float">
            <text:p>260.59</text:p>
          </table:table-cell>
          <table:table-cell office:value-type="float" office:value="336.72" calcext:value-type="float">
            <text:p>336.72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4">
          <table:table-cell office:value-type="float" office:value="247.3" calcext:value-type="float">
            <text:p>247.3</text:p>
          </table:table-cell>
          <table:table-cell office:value-type="float" office:value="330.58" calcext:value-type="float">
            <text:p>330.58</text:p>
          </table:table-cell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39.46" calcext:value-type="float">
            <text:p>339.46</text:p>
          </table:table-cell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4">
          <table:table-cell office:value-type="float" office:value="247.49" calcext:value-type="float">
            <text:p>247.49</text:p>
          </table:table-cell>
          <table:table-cell office:value-type="float" office:value="342.49" calcext:value-type="float">
            <text:p>342.49</text:p>
          </table:table-cell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4">
          <table:table-cell office:value-type="float" office:value="255.46" calcext:value-type="float">
            <text:p>255.46</text:p>
          </table:table-cell>
          <table:table-cell office:value-type="float" office:value="346.2" calcext:value-type="float">
            <text:p>346.2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92.86" calcext:value-type="float">
            <text:p>292.86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4">
          <table:table-cell office:value-type="float" office:value="256.48" calcext:value-type="float">
            <text:p>256.48</text:p>
          </table:table-cell>
          <table:table-cell office:value-type="float" office:value="337.55" calcext:value-type="float">
            <text:p>337.55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float" office:value="254.98" calcext:value-type="float">
            <text:p>254.98</text:p>
          </table:table-cell>
          <table:table-cell office:value-type="float" office:value="332.18" calcext:value-type="float">
            <text:p>332.18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335.08" calcext:value-type="float">
            <text:p>335.08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4">
          <table:table-cell office:value-type="float" office:value="252.7" calcext:value-type="float">
            <text:p>252.7</text:p>
          </table:table-cell>
          <table:table-cell office:value-type="float" office:value="331.61" calcext:value-type="float">
            <text:p>331.61</text:p>
          </table:table-cell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4">
          <table:table-cell office:value-type="float" office:value="280.21" calcext:value-type="float">
            <text:p>280.21</text:p>
          </table:table-cell>
          <table:table-cell office:value-type="float" office:value="328.43" calcext:value-type="float">
            <text:p>328.43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4">
          <table:table-cell office:value-type="float" office:value="259.95" calcext:value-type="float">
            <text:p>259.95</text:p>
          </table:table-cell>
          <table:table-cell office:value-type="float" office:value="333.91" calcext:value-type="float">
            <text:p>333.91</text:p>
          </table:table-cell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4">
          <table:table-cell table:style-name="ce5" office:value-type="float" office:value="265.78" calcext:value-type="float">
            <text:p>265.78</text:p>
          </table:table-cell>
          <table:table-cell table:style-name="ce10" office:value-type="float" office:value="268.68" calcext:value-type="float">
            <text:p>268.68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ce6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124.35" calcext:value-type="float">
            <text:p>124.35</text:p>
          </table:table-cell>
          <table:table-cell office:value-type="float" office:value="101.33" calcext:value-type="float">
            <text:p>101.3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0" calcext:value-type="float">
            <text:p>0</text:p>
          </table:table-cell>
          <table:table-cell table:style-name="ce21" table:formula="of:=COUNT([.D59:.D108])" office:value-type="float" office:value="0" calcext:value-type="float">
            <text:p>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0" calcext:value-type="float">
            <text:p>0</text:p>
          </table:table-cell>
          <table:table-cell table:style-name="ce21" table:formula="of:=COUNT([.N59:.N108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1.42" calcext:value-type="float">
            <text:p>111.4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14.7114" calcext:value-type="float">
            <text:p>114.7114</text:p>
          </table:table-cell>
          <table:table-cell table:style-name="ce18" table:formula="of:=AVERAGE([.C59:.C108])" office:value-type="string" office:string-value="" calcext:value-type="error">
            <text:p>#DIV/0!</text:p>
          </table:table-cell>
          <table:table-cell table:style-name="ce22" table:formula="of:=AVERAGE([.D59:.D108])" office:value-type="string" office:string-value="" calcext:value-type="error">
            <text:p>#DIV/0!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213.76" calcext:value-type="float">
            <text:p>213.76</text:p>
          </table:table-cell>
          <table:table-cell table:style-name="ce18" table:formula="of:=AVERAGE([.M59:.M108])" office:value-type="string" office:string-value="" calcext:value-type="error">
            <text:p>#DIV/0!</text:p>
          </table:table-cell>
          <table:table-cell table:style-name="ce22" table:formula="of:=AVERAGE([.N59:.N10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29.4" calcext:value-type="float">
            <text:p>129.4</text:p>
          </table:table-cell>
          <table:table-cell office:value-type="float" office:value="112.97" calcext:value-type="float">
            <text:p>112.97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35.2450286122449" calcext:value-type="float">
            <text:p>35.2450286122</text:p>
          </table:table-cell>
          <table:table-cell table:style-name="Default" table:formula="of:=VAR([.C59:.C108])" office:value-type="string" office:string-value="" calcext:value-type="error">
            <text:p>#DIV/0!</text:p>
          </table:table-cell>
          <table:table-cell table:style-name="ce21" table:formula="of:=VAR([.D59:.D108])" office:value-type="string" office:string-value="" calcext:value-type="error">
            <text:p>#DIV/0!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744.88" calcext:value-type="float">
            <text:p>744.88</text:p>
          </table:table-cell>
          <table:table-cell table:style-name="Default" table:formula="of:=VAR([.M59:.M108])" office:value-type="string" office:string-value="" calcext:value-type="error">
            <text:p>#DIV/0!</text:p>
          </table:table-cell>
          <table:table-cell table:style-name="ce21" table:formula="of:=VAR([.N59:.N10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15.37" calcext:value-type="float">
            <text:p>115.37</text:p>
          </table:table-cell>
          <table:table-cell office:value-type="float" office:value="122.62" calcext:value-type="float">
            <text:p>122.6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839583570733073" calcext:value-type="float">
            <text:p>0.8395835707</text:p>
          </table:table-cell>
          <table:table-cell table:style-name="Default" table:formula="of:=SQRT([.H61]/[.H59])" office:value-type="string" office:string-value="" calcext:value-type="error">
            <text:p>#DIV/0!</text:p>
          </table:table-cell>
          <table:table-cell table:style-name="ce21" table:formula="of:=SQRT([.I61]/[.I59])" office:value-type="string" office:string-value="" calcext:value-type="error">
            <text:p>#DIV/0!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3.85974092394813" calcext:value-type="float">
            <text:p>3.8597409239</text:p>
          </table:table-cell>
          <table:table-cell table:style-name="Default" table:formula="of:=SQRT([.R61]/[.R59])" office:value-type="string" office:string-value="" calcext:value-type="error">
            <text:p>#DIV/0!</text:p>
          </table:table-cell>
          <table:table-cell table:style-name="ce21" table:formula="of:=SQRT([.S61]/[.S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10.55" calcext:value-type="float">
            <text:p>110.55</text:p>
          </table:table-cell>
          <table:table-cell office:value-type="float" office:value="124.26" calcext:value-type="float">
            <text:p>124.26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-1" calcext:value-type="float">
            <text:p>-1</text:p>
          </table:table-cell>
          <table:table-cell table:style-name="ce21" table:formula="of:=[.I59]-1" office:value-type="float" office:value="-1" calcext:value-type="float">
            <text:p>-1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-1" calcext:value-type="float">
            <text:p>-1</text:p>
          </table:table-cell>
          <table:table-cell table:style-name="ce21" table:formula="of:=[.S59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109.76" calcext:value-type="float">
            <text:p>109.76</text:p>
          </table:table-cell>
          <table:table-cell office:value-type="float" office:value="120.33" calcext:value-type="float">
            <text:p>120.33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string" office:string-value="" calcext:value-type="error">
            <text:p>Err:502</text:p>
          </table:table-cell>
          <table:table-cell table:style-name="ce21" table:formula="of:=TINV(0.05;[.I63])" office:value-type="string" office:string-value="" calcext:value-type="error">
            <text:p>Err:502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string" office:string-value="" calcext:value-type="error">
            <text:p>Err:502</text:p>
          </table:table-cell>
          <table:table-cell table:style-name="ce21" table:formula="of:=TINV(0.05;[.S63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19.51" calcext:value-type="float">
            <text:p>119.51</text:p>
          </table:table-cell>
          <table:table-cell office:value-type="float" office:value="106.37" calcext:value-type="float">
            <text:p>106.3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68720635324573" calcext:value-type="float">
            <text:p>1.6872063532</text:p>
          </table:table-cell>
          <table:table-cell table:style-name="ce18" table:formula="of:=([.H64]*[.H62])" office:value-type="string" office:string-value="" calcext:value-type="error">
            <text:p>Err:502</text:p>
          </table:table-cell>
          <table:table-cell table:style-name="ce22" table:formula="of:=([.I64]*[.I62])" office:value-type="string" office:string-value="" calcext:value-type="error">
            <text:p>Err:502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7.75643978250051" calcext:value-type="float">
            <text:p>7.7564397825</text:p>
          </table:table-cell>
          <table:table-cell table:style-name="ce18" table:formula="of:=([.R64]*[.R62])" office:value-type="string" office:string-value="" calcext:value-type="error">
            <text:p>Err:502</text:p>
          </table:table-cell>
          <table:table-cell table:style-name="ce22" table:formula="of:=([.S64]*[.S62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22.56" calcext:value-type="float">
            <text:p>122.56</text:p>
          </table:table-cell>
          <table:table-cell office:value-type="float" office:value="109.76" calcext:value-type="float">
            <text:p>109.7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47082709586469" calcext:value-type="percentage">
            <text:p>1.47%</text:p>
          </table:table-cell>
          <table:table-cell table:formula="of:=[.H65]/[.H60]" office:value-type="string" office:string-value="" calcext:value-type="error">
            <text:p>Err:502</text:p>
          </table:table-cell>
          <table:table-cell table:formula="of:=[.I65]/[.I60]" office:value-type="string" office:string-value="" calcext:value-type="error">
            <text:p>Err:50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362857400004702" calcext:value-type="percentage">
            <text:p>3.63%</text:p>
          </table:table-cell>
          <table:table-cell table:formula="of:=[.R65]/[.R60]" office:value-type="string" office:string-value="" calcext:value-type="error">
            <text:p>Err:502</text:p>
          </table:table-cell>
          <table:table-cell table:formula="of:=[.S65]/[.S60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18.18" calcext:value-type="float">
            <text:p>118.18</text:p>
          </table:table-cell>
          <table:table-cell office:value-type="float" office:value="112.52" calcext:value-type="float">
            <text:p>112.52</text:p>
          </table:table-cell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4">
          <table:table-cell office:value-type="float" office:value="109.74" calcext:value-type="float">
            <text:p>109.74</text:p>
          </table:table-cell>
          <table:table-cell office:value-type="float" office:value="110.36" calcext:value-type="float">
            <text:p>110.36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178599866092909" calcext:value-type="percentage">
            <text:p>-01.79%</text:p>
          </table:table-cell>
          <table:table-cell table:style-name="ce23" table:formula="of:=([.H60]-[.F60])/[.F60]" office:value-type="string" office:string-value="" calcext:value-type="error">
            <text:p>#DIV/0!</text:p>
          </table:table-cell>
          <table:table-cell table:style-name="ce23" table:formula="of:=([.I60]-[.F60])/[.F60]" office:value-type="string" office:string-value="" calcext:value-type="error">
            <text:p>#DIV/0!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300340403246923" calcext:value-type="percentage">
            <text:p>-30.03%</text:p>
          </table:table-cell>
          <table:table-cell table:style-name="ce29" table:formula="of:=([.R60]-[.P60])/[.P60]" office:value-type="string" office:string-value="" calcext:value-type="error">
            <text:p>#DIV/0!</text:p>
          </table:table-cell>
          <table:table-cell table:style-name="ce29" table:formula="of:=([.S60]-[.P60])/[.P6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23.62" calcext:value-type="float">
            <text:p>123.62</text:p>
          </table:table-cell>
          <table:table-cell office:value-type="float" office:value="107.27" calcext:value-type="float">
            <text:p>107.27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4">
          <table:table-cell office:value-type="float" office:value="117.81" calcext:value-type="float">
            <text:p>117.81</text:p>
          </table:table-cell>
          <table:table-cell office:value-type="float" office:value="112.87" calcext:value-type="float">
            <text:p>112.87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4">
          <table:table-cell office:value-type="float" office:value="128.38" calcext:value-type="float">
            <text:p>128.38</text:p>
          </table:table-cell>
          <table:table-cell office:value-type="float" office:value="109.76" calcext:value-type="float">
            <text:p>109.76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4">
          <table:table-cell office:value-type="float" office:value="116.82" calcext:value-type="float">
            <text:p>116.82</text:p>
          </table:table-cell>
          <table:table-cell office:value-type="float" office:value="109.5" calcext:value-type="float">
            <text:p>109.5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4">
          <table:table-cell office:value-type="float" office:value="108.41" calcext:value-type="float">
            <text:p>108.41</text:p>
          </table:table-cell>
          <table:table-cell office:value-type="float" office:value="104.87" calcext:value-type="float">
            <text:p>104.87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4">
          <table:table-cell office:value-type="float" office:value="129.85" calcext:value-type="float">
            <text:p>129.85</text:p>
          </table:table-cell>
          <table:table-cell office:value-type="float" office:value="108.81" calcext:value-type="float">
            <text:p>108.81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14.6" calcext:value-type="float">
            <text:p>114.6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4">
          <table:table-cell office:value-type="float" office:value="126.55" calcext:value-type="float">
            <text:p>126.55</text:p>
          </table:table-cell>
          <table:table-cell office:value-type="float" office:value="121.41" calcext:value-type="float">
            <text:p>121.41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4">
          <table:table-cell office:value-type="float" office:value="115.38" calcext:value-type="float">
            <text:p>115.38</text:p>
          </table:table-cell>
          <table:table-cell office:value-type="float" office:value="110.96" calcext:value-type="float">
            <text:p>110.96</text:p>
          </table:table-cell>
          <table:table-cell table:number-columns-repeated="8"/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4">
          <table:table-cell office:value-type="float" office:value="114.45" calcext:value-type="float">
            <text:p>114.45</text:p>
          </table:table-cell>
          <table:table-cell office:value-type="float" office:value="121.14" calcext:value-type="float">
            <text:p>121.14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4">
          <table:table-cell office:value-type="float" office:value="118.77" calcext:value-type="float">
            <text:p>118.77</text:p>
          </table:table-cell>
          <table:table-cell office:value-type="float" office:value="121.53" calcext:value-type="float">
            <text:p>121.53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4">
          <table:table-cell office:value-type="float" office:value="111.55" calcext:value-type="float">
            <text:p>111.55</text:p>
          </table:table-cell>
          <table:table-cell office:value-type="float" office:value="110.23" calcext:value-type="float">
            <text:p>110.23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4">
          <table:table-cell office:value-type="float" office:value="126.5" calcext:value-type="float">
            <text:p>126.5</text:p>
          </table:table-cell>
          <table:table-cell office:value-type="float" office:value="122.81" calcext:value-type="float">
            <text:p>122.81</text:p>
          </table:table-cell>
          <table:table-cell table:number-columns-repeated="8"/>
          <table:table-cell office:value-type="float" office:value="419" calcext:value-type="float">
            <text:p>419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4">
          <table:table-cell office:value-type="float" office:value="127.91" calcext:value-type="float">
            <text:p>127.91</text:p>
          </table:table-cell>
          <table:table-cell office:value-type="float" office:value="115.43" calcext:value-type="float">
            <text:p>115.43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4">
          <table:table-cell office:value-type="float" office:value="114.54" calcext:value-type="float">
            <text:p>114.54</text:p>
          </table:table-cell>
          <table:table-cell office:value-type="float" office:value="115.66" calcext:value-type="float">
            <text:p>115.66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4">
          <table:table-cell office:value-type="float" office:value="108.99" calcext:value-type="float">
            <text:p>108.99</text:p>
          </table:table-cell>
          <table:table-cell office:value-type="float" office:value="112.69" calcext:value-type="float">
            <text:p>112.69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4">
          <table:table-cell office:value-type="float" office:value="109.44" calcext:value-type="float">
            <text:p>109.44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table:number-columns-repeated="9"/>
        </table:table-row>
        <table:table-row table:style-name="ro4">
          <table:table-cell office:value-type="float" office:value="115.9" calcext:value-type="float">
            <text:p>115.9</text:p>
          </table:table-cell>
          <table:table-cell office:value-type="float" office:value="113.21" calcext:value-type="float">
            <text:p>113.21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4">
          <table:table-cell office:value-type="float" office:value="114.04" calcext:value-type="float">
            <text:p>114.04</text:p>
          </table:table-cell>
          <table:table-cell office:value-type="float" office:value="115.68" calcext:value-type="float">
            <text:p>115.68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4">
          <table:table-cell office:value-type="float" office:value="109.89" calcext:value-type="float">
            <text:p>109.89</text:p>
          </table:table-cell>
          <table:table-cell office:value-type="float" office:value="109.55" calcext:value-type="float">
            <text:p>109.55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4">
          <table:table-cell office:value-type="float" office:value="108.36" calcext:value-type="float">
            <text:p>108.36</text:p>
          </table:table-cell>
          <table:table-cell office:value-type="float" office:value="118.86" calcext:value-type="float">
            <text:p>118.86</text:p>
          </table:table-cell>
          <table:table-cell table:number-columns-repeated="8"/>
          <table:table-cell office:value-type="float" office:value="419" calcext:value-type="float">
            <text:p>419</text:p>
          </table:table-cell>
          <table:table-cell office:value-type="float" office:value="205" calcext:value-type="float">
            <text:p>205</text:p>
          </table:table-cell>
          <table:table-cell table:number-columns-repeated="9"/>
        </table:table-row>
        <table:table-row table:style-name="ro4">
          <table:table-cell office:value-type="float" office:value="113.13" calcext:value-type="float">
            <text:p>113.13</text:p>
          </table:table-cell>
          <table:table-cell office:value-type="float" office:value="117.82" calcext:value-type="float">
            <text:p>117.82</text:p>
          </table:table-cell>
          <table:table-cell table:number-columns-repeated="8"/>
          <table:table-cell office:value-type="float" office:value="527" calcext:value-type="float">
            <text:p>527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4">
          <table:table-cell office:value-type="float" office:value="101.69" calcext:value-type="float">
            <text:p>101.69</text:p>
          </table:table-cell>
          <table:table-cell office:value-type="float" office:value="120.3" calcext:value-type="float">
            <text:p>120.3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4">
          <table:table-cell office:value-type="float" office:value="128.74" calcext:value-type="float">
            <text:p>128.74</text:p>
          </table:table-cell>
          <table:table-cell office:value-type="float" office:value="111.1" calcext:value-type="float">
            <text:p>111.1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4">
          <table:table-cell office:value-type="float" office:value="112.12" calcext:value-type="float">
            <text:p>112.12</text:p>
          </table:table-cell>
          <table:table-cell office:value-type="float" office:value="122.87" calcext:value-type="float">
            <text:p>122.87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4">
          <table:table-cell office:value-type="float" office:value="105.67" calcext:value-type="float">
            <text:p>105.67</text:p>
          </table:table-cell>
          <table:table-cell office:value-type="float" office:value="112.35" calcext:value-type="float">
            <text:p>112.35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4">
          <table:table-cell office:value-type="float" office:value="120.91" calcext:value-type="float">
            <text:p>120.91</text:p>
          </table:table-cell>
          <table:table-cell office:value-type="float" office:value="109.44" calcext:value-type="float">
            <text:p>109.44</text:p>
          </table:table-cell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4">
          <table:table-cell office:value-type="float" office:value="107.51" calcext:value-type="float">
            <text:p>107.51</text:p>
          </table:table-cell>
          <table:table-cell office:value-type="float" office:value="107.01" calcext:value-type="float">
            <text:p>107.01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4">
          <table:table-cell office:value-type="float" office:value="110.69" calcext:value-type="float">
            <text:p>110.69</text:p>
          </table:table-cell>
          <table:table-cell office:value-type="float" office:value="116.22" calcext:value-type="float">
            <text:p>116.22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4">
          <table:table-cell office:value-type="float" office:value="118.53" calcext:value-type="float">
            <text:p>118.53</text:p>
          </table:table-cell>
          <table:table-cell office:value-type="float" office:value="111.51" calcext:value-type="float">
            <text:p>111.51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4">
          <table:table-cell office:value-type="float" office:value="107.94" calcext:value-type="float">
            <text:p>107.94</text:p>
          </table:table-cell>
          <table:table-cell office:value-type="float" office:value="122.82" calcext:value-type="float">
            <text:p>122.82</text:p>
          </table:table-cell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4">
          <table:table-cell office:value-type="float" office:value="110.96" calcext:value-type="float">
            <text:p>110.96</text:p>
          </table:table-cell>
          <table:table-cell office:value-type="float" office:value="110.28" calcext:value-type="float">
            <text:p>110.28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4">
          <table:table-cell office:value-type="float" office:value="128.12" calcext:value-type="float">
            <text:p>128.12</text:p>
          </table:table-cell>
          <table:table-cell office:value-type="float" office:value="108.63" calcext:value-type="float">
            <text:p>108.63</text:p>
          </table:table-cell>
          <table:table-cell table:number-columns-repeated="8"/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4">
          <table:table-cell office:value-type="float" office:value="112.54" calcext:value-type="float">
            <text:p>112.54</text:p>
          </table:table-cell>
          <table:table-cell office:value-type="float" office:value="118.81" calcext:value-type="float">
            <text:p>118.81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4">
          <table:table-cell office:value-type="float" office:value="129.87" calcext:value-type="float">
            <text:p>129.87</text:p>
          </table:table-cell>
          <table:table-cell office:value-type="float" office:value="125.11" calcext:value-type="float">
            <text:p>125.11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4">
          <table:table-cell office:value-type="float" office:value="122.73" calcext:value-type="float">
            <text:p>122.73</text:p>
          </table:table-cell>
          <table:table-cell office:value-type="float" office:value="111.59" calcext:value-type="float">
            <text:p>111.59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table:number-columns-repeated="9"/>
        </table:table-row>
        <table:table-row table:style-name="ro4">
          <table:table-cell office:value-type="float" office:value="122.15" calcext:value-type="float">
            <text:p>122.15</text:p>
          </table:table-cell>
          <table:table-cell office:value-type="float" office:value="122.78" calcext:value-type="float">
            <text:p>122.78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0.32" calcext:value-type="float">
            <text:p>120.32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4">
          <table:table-cell office:value-type="float" office:value="112.49" calcext:value-type="float">
            <text:p>112.49</text:p>
          </table:table-cell>
          <table:table-cell office:value-type="float" office:value="123.39" calcext:value-type="float">
            <text:p>123.39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4">
          <table:table-cell table:style-name="ce5" office:value-type="float" office:value="122.76" calcext:value-type="float">
            <text:p>122.76</text:p>
          </table:table-cell>
          <table:table-cell table:style-name="ce10" office:value-type="float" office:value="112.94" calcext:value-type="float">
            <text:p>112.94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470.82" calcext:value-type="float">
            <text:p>470.82</text:p>
          </table:table-cell>
          <table:table-cell office:value-type="float" office:value="522.88" calcext:value-type="float">
            <text:p>522.88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0" calcext:value-type="float">
            <text:p>0</text:p>
          </table:table-cell>
          <table:table-cell table:style-name="ce21" table:formula="of:=COUNT([.D113:.D162])" office:value-type="float" office:value="0" calcext:value-type="float">
            <text:p>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0" calcext:value-type="float">
            <text:p>0</text:p>
          </table:table-cell>
          <table:table-cell table:style-name="ce21" table:formula="of:=COUNT([.N113:.N162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528.05" calcext:value-type="float">
            <text:p>528.05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69.1228" calcext:value-type="float">
            <text:p>469.1228</text:p>
          </table:table-cell>
          <table:table-cell table:style-name="ce22" table:formula="of:=AVERAGE([.B113:.B162])" office:value-type="float" office:value="514.3886" calcext:value-type="float">
            <text:p>514.3886</text:p>
          </table:table-cell>
          <table:table-cell table:style-name="ce18" table:formula="of:=AVERAGE([.C113:.C162])" office:value-type="string" office:string-value="" calcext:value-type="error">
            <text:p>#DIV/0!</text:p>
          </table:table-cell>
          <table:table-cell table:style-name="ce22" table:formula="of:=AVERAGE([.D113:.D162])" office:value-type="string" office:string-value="" calcext:value-type="error">
            <text:p>#DIV/0!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30.48" calcext:value-type="float">
            <text:p>330.48</text:p>
          </table:table-cell>
          <table:table-cell table:style-name="ce22" table:formula="of:=AVERAGE([.L113:.L162])" office:value-type="float" office:value="237.52" calcext:value-type="float">
            <text:p>237.52</text:p>
          </table:table-cell>
          <table:table-cell table:style-name="ce18" table:formula="of:=AVERAGE([.M113:.M162])" office:value-type="string" office:string-value="" calcext:value-type="error">
            <text:p>#DIV/0!</text:p>
          </table:table-cell>
          <table:table-cell table:style-name="ce22" table:formula="of:=AVERAGE([.N113:.N1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54.12" calcext:value-type="float">
            <text:p>454.12</text:p>
          </table:table-cell>
          <table:table-cell office:value-type="float" office:value="521.17" calcext:value-type="float">
            <text:p>521.17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331.330955265306" calcext:value-type="float">
            <text:p>331.3309552653</text:p>
          </table:table-cell>
          <table:table-cell table:style-name="ce21" table:formula="of:=VAR([.B113:.B162])" office:value-type="float" office:value="309.294130653061" calcext:value-type="float">
            <text:p>309.2941306531</text:p>
          </table:table-cell>
          <table:table-cell table:style-name="Default" table:formula="of:=VAR([.C113:.C162])" office:value-type="string" office:string-value="" calcext:value-type="error">
            <text:p>#DIV/0!</text:p>
          </table:table-cell>
          <table:table-cell table:style-name="ce21" table:formula="of:=VAR([.D113:.D162])" office:value-type="string" office:string-value="" calcext:value-type="error">
            <text:p>#DIV/0!</text:p>
          </table:table-cell>
          <table:table-cell table:style-name="ce18"/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1296.00979591837" calcext:value-type="float">
            <text:p>1296.0097959184</text:p>
          </table:table-cell>
          <table:table-cell table:style-name="ce21" table:formula="of:=VAR([.L113:.L162])" office:value-type="float" office:value="380.091428571429" calcext:value-type="float">
            <text:p>380.0914285714</text:p>
          </table:table-cell>
          <table:table-cell table:style-name="Default" table:formula="of:=VAR([.M113:.M162])" office:value-type="string" office:string-value="" calcext:value-type="error">
            <text:p>#DIV/0!</text:p>
          </table:table-cell>
          <table:table-cell table:style-name="ce21" table:formula="of:=VAR([.N113:.N1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523.73" calcext:value-type="float">
            <text:p>523.7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57422203885098" calcext:value-type="float">
            <text:p>2.5742220389</text:p>
          </table:table-cell>
          <table:table-cell table:style-name="ce21" table:formula="of:=SQRT([.G115]/[.G113])" office:value-type="float" office:value="2.48714346451129" calcext:value-type="float">
            <text:p>2.4871434645</text:p>
          </table:table-cell>
          <table:table-cell table:style-name="Default" table:formula="of:=SQRT([.H115]/[.H113])" office:value-type="string" office:string-value="" calcext:value-type="error">
            <text:p>#DIV/0!</text:p>
          </table:table-cell>
          <table:table-cell table:style-name="ce21" table:formula="of:=SQRT([.I115]/[.I113])" office:value-type="string" office:string-value="" calcext:value-type="error">
            <text:p>#DIV/0!</text:p>
          </table:table-cell>
          <table:table-cell table:style-name="ce18"/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5.09118806550763" calcext:value-type="float">
            <text:p>5.0911880655</text:p>
          </table:table-cell>
          <table:table-cell table:style-name="ce21" table:formula="of:=SQRT([.Q115]/[.Q113])" office:value-type="float" office:value="2.75714137675756" calcext:value-type="float">
            <text:p>2.7571413768</text:p>
          </table:table-cell>
          <table:table-cell table:style-name="Default" table:formula="of:=SQRT([.R115]/[.R113])" office:value-type="string" office:string-value="" calcext:value-type="error">
            <text:p>#DIV/0!</text:p>
          </table:table-cell>
          <table:table-cell table:style-name="ce21" table:formula="of:=SQRT([.S115]/[.S1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95.36" calcext:value-type="float">
            <text:p>495.36</text:p>
          </table:table-cell>
          <table:table-cell office:value-type="float" office:value="522.31" calcext:value-type="float">
            <text:p>522.31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-1" calcext:value-type="float">
            <text:p>-1</text:p>
          </table:table-cell>
          <table:table-cell table:style-name="ce21" table:formula="of:=[.I113]-1" office:value-type="float" office:value="-1" calcext:value-type="float">
            <text:p>-1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-1" calcext:value-type="float">
            <text:p>-1</text:p>
          </table:table-cell>
          <table:table-cell table:style-name="ce21" table:formula="of:=[.S113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464.67" calcext:value-type="float">
            <text:p>464.67</text:p>
          </table:table-cell>
          <table:table-cell office:value-type="float" office:value="497.41" calcext:value-type="float">
            <text:p>497.41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string" office:string-value="" calcext:value-type="error">
            <text:p>Err:502</text:p>
          </table:table-cell>
          <table:table-cell table:style-name="ce21" table:formula="of:=TINV(0.05;[.I117])" office:value-type="string" office:string-value="" calcext:value-type="error">
            <text:p>Err:502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string" office:string-value="" calcext:value-type="error">
            <text:p>Err:502</text:p>
          </table:table-cell>
          <table:table-cell table:style-name="ce21" table:formula="of:=TINV(0.05;[.S11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476.9" calcext:value-type="float">
            <text:p>476.9</text:p>
          </table:table-cell>
          <table:table-cell office:value-type="float" office:value="495.36" calcext:value-type="float">
            <text:p>495.36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5.17309286414728" calcext:value-type="float">
            <text:p>5.1730928641</text:p>
          </table:table-cell>
          <table:table-cell table:style-name="ce22" table:formula="of:=([.G118]*[.G116])" office:value-type="float" office:value="4.99810191746972" calcext:value-type="float">
            <text:p>4.9981019175</text:p>
          </table:table-cell>
          <table:table-cell table:style-name="ce18" table:formula="of:=([.H118]*[.H116])" office:value-type="string" office:string-value="" calcext:value-type="error">
            <text:p>Err:502</text:p>
          </table:table-cell>
          <table:table-cell table:style-name="ce22" table:formula="of:=([.I118]*[.I116])" office:value-type="string" office:string-value="" calcext:value-type="error">
            <text:p>Err:502</text:p>
          </table:table-cell>
          <table:table-cell table:style-name="ce18"/>
          <table:table-cell office:value-type="float" office:value="442" calcext:value-type="float">
            <text:p>44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0.2311254640121" calcext:value-type="float">
            <text:p>10.231125464</text:p>
          </table:table-cell>
          <table:table-cell table:style-name="ce22" table:formula="of:=([.Q118]*[.Q116])" office:value-type="float" office:value="5.54068303599641" calcext:value-type="float">
            <text:p>5.540683036</text:p>
          </table:table-cell>
          <table:table-cell table:style-name="ce18" table:formula="of:=([.R118]*[.R116])" office:value-type="string" office:string-value="" calcext:value-type="error">
            <text:p>Err:502</text:p>
          </table:table-cell>
          <table:table-cell table:style-name="ce22" table:formula="of:=([.S118]*[.S11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480.72" calcext:value-type="float">
            <text:p>480.72</text:p>
          </table:table-cell>
          <table:table-cell office:value-type="float" office:value="547.63" calcext:value-type="float">
            <text:p>547.63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119]/[.F114]" office:value-type="percentage" office:value="0.0110271614684839" calcext:value-type="percentage">
            <text:p>1.10%</text:p>
          </table:table-cell>
          <table:table-cell table:formula="of:=[.G119]/[.G114]" office:value-type="percentage" office:value="0.00971658764885092" calcext:value-type="percentage">
            <text:p>0.97%</text:p>
          </table:table-cell>
          <table:table-cell table:formula="of:=[.H119]/[.H114]" office:value-type="string" office:string-value="" calcext:value-type="error">
            <text:p>Err:502</text:p>
          </table:table-cell>
          <table:table-cell table:formula="of:=[.I119]/[.I114]" office:value-type="string" office:string-value="" calcext:value-type="error">
            <text:p>Err:50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119]/[.P114]" office:value-type="percentage" office:value="0.030958380125914" calcext:value-type="percentage">
            <text:p>3.10%</text:p>
          </table:table-cell>
          <table:table-cell table:formula="of:=[.Q119]/[.Q114]" office:value-type="percentage" office:value="0.0233272273324201" calcext:value-type="percentage">
            <text:p>2.33%</text:p>
          </table:table-cell>
          <table:table-cell table:formula="of:=[.R119]/[.R114]" office:value-type="string" office:string-value="" calcext:value-type="error">
            <text:p>Err:502</text:p>
          </table:table-cell>
          <table:table-cell table:formula="of:=[.S119]/[.S114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482.9" calcext:value-type="float">
            <text:p>482.9</text:p>
          </table:table-cell>
          <table:table-cell office:value-type="float" office:value="523.45" calcext:value-type="float">
            <text:p>523.45</text:p>
          </table:table-cell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4">
          <table:table-cell office:value-type="float" office:value="437.16" calcext:value-type="float">
            <text:p>437.16</text:p>
          </table:table-cell>
          <table:table-cell office:value-type="float" office:value="493.83" calcext:value-type="float">
            <text:p>493.83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964903006206478" calcext:value-type="percentage">
            <text:p>09.65%</text:p>
          </table:table-cell>
          <table:table-cell table:style-name="ce23" table:formula="of:=([.H114]-[.F114])/[.F114]" office:value-type="string" office:string-value="" calcext:value-type="error">
            <text:p>#DIV/0!</text:p>
          </table:table-cell>
          <table:table-cell table:style-name="ce23" table:formula="of:=([.I114]-[.F114])/[.F114]" office:value-type="string" office:string-value="" calcext:value-type="error">
            <text:p>#DIV/0!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281287823771484" calcext:value-type="percentage">
            <text:p>-28.13%</text:p>
          </table:table-cell>
          <table:table-cell table:style-name="ce29" table:formula="of:=([.R114]-[.P114])/[.P114]" office:value-type="string" office:string-value="" calcext:value-type="error">
            <text:p>#DIV/0!</text:p>
          </table:table-cell>
          <table:table-cell table:style-name="ce29" table:formula="of:=([.S114]-[.P114])/[.P11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18.08" calcext:value-type="float">
            <text:p>518.08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527.18" calcext:value-type="float">
            <text:p>527.18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33.04" calcext:value-type="float">
            <text:p>533.04</text:p>
          </table:table-cell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22.59" calcext:value-type="float">
            <text:p>522.59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4">
          <table:table-cell office:value-type="float" office:value="421.98" calcext:value-type="float">
            <text:p>421.98</text:p>
          </table:table-cell>
          <table:table-cell office:value-type="float" office:value="499.22" calcext:value-type="float">
            <text:p>499.22</text:p>
          </table:table-cell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4">
          <table:table-cell office:value-type="float" office:value="473.84" calcext:value-type="float">
            <text:p>473.84</text:p>
          </table:table-cell>
          <table:table-cell office:value-type="float" office:value="495.87" calcext:value-type="float">
            <text:p>495.87</text:p>
          </table:table-cell>
          <table:table-cell table:number-columns-repeated="8"/>
          <table:table-cell office:value-type="float" office:value="341" calcext:value-type="float">
            <text:p>341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4">
          <table:table-cell office:value-type="float" office:value="450.49" calcext:value-type="float">
            <text:p>450.49</text:p>
          </table:table-cell>
          <table:table-cell office:value-type="float" office:value="519.2" calcext:value-type="float">
            <text:p>519.2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4">
          <table:table-cell office:value-type="float" office:value="447.97" calcext:value-type="float">
            <text:p>447.97</text:p>
          </table:table-cell>
          <table:table-cell office:value-type="float" office:value="510.1" calcext:value-type="float">
            <text:p>510.1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4">
          <table:table-cell office:value-type="float" office:value="490.05" calcext:value-type="float">
            <text:p>490.05</text:p>
          </table:table-cell>
          <table:table-cell office:value-type="float" office:value="509.28" calcext:value-type="float">
            <text:p>509.28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4">
          <table:table-cell office:value-type="float" office:value="472.91" calcext:value-type="float">
            <text:p>472.91</text:p>
          </table:table-cell>
          <table:table-cell office:value-type="float" office:value="509.28" calcext:value-type="float">
            <text:p>509.28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4">
          <table:table-cell office:value-type="float" office:value="477.14" calcext:value-type="float">
            <text:p>477.14</text:p>
          </table:table-cell>
          <table:table-cell office:value-type="float" office:value="518.64" calcext:value-type="float">
            <text:p>518.64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4">
          <table:table-cell office:value-type="float" office:value="493.83" calcext:value-type="float">
            <text:p>493.83</text:p>
          </table:table-cell>
          <table:table-cell office:value-type="float" office:value="506.6" calcext:value-type="float">
            <text:p>506.6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485.09" calcext:value-type="float">
            <text:p>485.09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31.86" calcext:value-type="float">
            <text:p>531.86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4">
          <table:table-cell office:value-type="float" office:value="486.82" calcext:value-type="float">
            <text:p>486.82</text:p>
          </table:table-cell>
          <table:table-cell office:value-type="float" office:value="507.13" calcext:value-type="float">
            <text:p>507.13</text:p>
          </table:table-cell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553.95" calcext:value-type="float">
            <text:p>553.95</text:p>
          </table:table-cell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4">
          <table:table-cell office:value-type="float" office:value="476.66" calcext:value-type="float">
            <text:p>476.66</text:p>
          </table:table-cell>
          <table:table-cell office:value-type="float" office:value="498.96" calcext:value-type="float">
            <text:p>498.96</text:p>
          </table:table-cell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4">
          <table:table-cell office:value-type="float" office:value="475.72" calcext:value-type="float">
            <text:p>475.72</text:p>
          </table:table-cell>
          <table:table-cell office:value-type="float" office:value="546.7" calcext:value-type="float">
            <text:p>546.7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246" calcext:value-type="float">
            <text:p>246</text:p>
          </table:table-cell>
          <table:table-cell table:number-columns-repeated="9"/>
        </table:table-row>
        <table:table-row table:style-name="ro4">
          <table:table-cell office:value-type="float" office:value="476.43" calcext:value-type="float">
            <text:p>476.43</text:p>
          </table:table-cell>
          <table:table-cell office:value-type="float" office:value="509.28" calcext:value-type="float">
            <text:p>509.28</text:p>
          </table:table-cell>
          <table:table-cell table:number-columns-repeated="8"/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25.45" calcext:value-type="float">
            <text:p>525.45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4">
          <table:table-cell office:value-type="float" office:value="453.04" calcext:value-type="float">
            <text:p>453.04</text:p>
          </table:table-cell>
          <table:table-cell office:value-type="float" office:value="501.04" calcext:value-type="float">
            <text:p>501.04</text:p>
          </table:table-cell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4">
          <table:table-cell office:value-type="float" office:value="466.93" calcext:value-type="float">
            <text:p>466.93</text:p>
          </table:table-cell>
          <table:table-cell office:value-type="float" office:value="515.57" calcext:value-type="float">
            <text:p>515.57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03.14" calcext:value-type="float">
            <text:p>503.14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4">
          <table:table-cell office:value-type="float" office:value="466.7" calcext:value-type="float">
            <text:p>466.7</text:p>
          </table:table-cell>
          <table:table-cell office:value-type="float" office:value="483.14" calcext:value-type="float">
            <text:p>483.14</text:p>
          </table:table-cell>
          <table:table-cell table:number-columns-repeated="8"/>
          <table:table-cell office:value-type="float" office:value="331" calcext:value-type="float">
            <text:p>331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4">
          <table:table-cell office:value-type="float" office:value="490.55" calcext:value-type="float">
            <text:p>490.55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4">
          <table:table-cell office:value-type="float" office:value="473.37" calcext:value-type="float">
            <text:p>473.37</text:p>
          </table:table-cell>
          <table:table-cell office:value-type="float" office:value="509.55" calcext:value-type="float">
            <text:p>509.55</text:p>
          </table:table-cell>
          <table:table-cell table:number-columns-repeated="8"/>
          <table:table-cell office:value-type="float" office:value="375" calcext:value-type="float">
            <text:p>375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4">
          <table:table-cell office:value-type="float" office:value="449.23" calcext:value-type="float">
            <text:p>449.23</text:p>
          </table:table-cell>
          <table:table-cell office:value-type="float" office:value="534.82" calcext:value-type="float">
            <text:p>534.82</text:p>
          </table:table-cell>
          <table:table-cell table:number-columns-repeated="8"/>
          <table:table-cell office:value-type="float" office:value="422" calcext:value-type="float">
            <text:p>422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4">
          <table:table-cell office:value-type="float" office:value="464.44" calcext:value-type="float">
            <text:p>464.44</text:p>
          </table:table-cell>
          <table:table-cell office:value-type="float" office:value="487.31" calcext:value-type="float">
            <text:p>487.31</text:p>
          </table:table-cell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4">
          <table:table-cell office:value-type="float" office:value="489.05" calcext:value-type="float">
            <text:p>489.05</text:p>
          </table:table-cell>
          <table:table-cell office:value-type="float" office:value="523.16" calcext:value-type="float">
            <text:p>523.16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23.73" calcext:value-type="float">
            <text:p>523.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510.64" calcext:value-type="float">
            <text:p>510.64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526.6" calcext:value-type="float">
            <text:p>526.6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489.3" calcext:value-type="float">
            <text:p>489.3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494.34" calcext:value-type="float">
            <text:p>494.34</text:p>
          </table:table-cell>
          <table:table-cell table:number-columns-repeated="8"/>
          <table:table-cell office:value-type="float" office:value="333" calcext:value-type="float">
            <text:p>333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503.41" calcext:value-type="float">
            <text:p>503.41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4">
          <table:table-cell office:value-type="float" office:value="497.15" calcext:value-type="float">
            <text:p>497.15</text:p>
          </table:table-cell>
          <table:table-cell office:value-type="float" office:value="492.06" calcext:value-type="float">
            <text:p>492.0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528.34" calcext:value-type="float">
            <text:p>528.34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4">
          <table:table-cell office:value-type="float" office:value="445.06" calcext:value-type="float">
            <text:p>445.06</text:p>
          </table:table-cell>
          <table:table-cell office:value-type="float" office:value="490.55" calcext:value-type="float">
            <text:p>490.55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4">
          <table:table-cell office:value-type="float" office:value="508.47" calcext:value-type="float">
            <text:p>508.47</text:p>
          </table:table-cell>
          <table:table-cell office:value-type="float" office:value="528.05" calcext:value-type="float">
            <text:p>528.05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4">
          <table:table-cell table:style-name="ce5" office:value-type="float" office:value="476.66" calcext:value-type="float">
            <text:p>476.66</text:p>
          </table:table-cell>
          <table:table-cell table:style-name="ce10" office:value-type="float" office:value="518.36" calcext:value-type="float">
            <text:p>518.36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570.07" calcext:value-type="float">
            <text:p>570.07</text:p>
          </table:table-cell>
          <table:table-cell office:value-type="float" office:value="476.19" calcext:value-type="float">
            <text:p>476.19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0" calcext:value-type="float">
            <text:p>0</text:p>
          </table:table-cell>
          <table:table-cell table:style-name="ce21" table:formula="of:=COUNT([.D167:.D216])" office:value-type="float" office:value="0" calcext:value-type="float">
            <text:p>0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0" calcext:value-type="float">
            <text:p>0</text:p>
          </table:table-cell>
          <table:table-cell table:style-name="ce21" table:formula="of:=COUNT([.N167:.N21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509.82" calcext:value-type="float">
            <text:p>509.8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529.6048" calcext:value-type="float">
            <text:p>529.6048</text:p>
          </table:table-cell>
          <table:table-cell table:style-name="ce22" table:formula="of:=AVERAGE([.B167:.B216])" office:value-type="float" office:value="468.2992" calcext:value-type="float">
            <text:p>468.2992</text:p>
          </table:table-cell>
          <table:table-cell table:style-name="ce18" table:formula="of:=AVERAGE([.C167:.C216])" office:value-type="string" office:string-value="" calcext:value-type="error">
            <text:p>#DIV/0!</text:p>
          </table:table-cell>
          <table:table-cell table:style-name="ce22" table:formula="of:=AVERAGE([.D167:.D216])" office:value-type="string" office:string-value="" calcext:value-type="error">
            <text:p>#DIV/0!</text:p>
          </table:table-cell>
          <table:table-cell table:style-name="ce18"/>
          <table:table-cell office:value-type="float" office:value="303" calcext:value-type="float">
            <text:p>303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72.56" calcext:value-type="float">
            <text:p>272.56</text:p>
          </table:table-cell>
          <table:table-cell table:style-name="ce22" table:formula="of:=AVERAGE([.L167:.L216])" office:value-type="float" office:value="175.3" calcext:value-type="float">
            <text:p>175.3</text:p>
          </table:table-cell>
          <table:table-cell table:style-name="ce18" table:formula="of:=AVERAGE([.M167:.M216])" office:value-type="string" office:string-value="" calcext:value-type="error">
            <text:p>#DIV/0!</text:p>
          </table:table-cell>
          <table:table-cell table:style-name="ce22" table:formula="of:=AVERAGE([.N167:.N2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65.37" calcext:value-type="float">
            <text:p>565.37</text:p>
          </table:table-cell>
          <table:table-cell office:value-type="float" office:value="463.32" calcext:value-type="float">
            <text:p>463.3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318.820980571429" calcext:value-type="float">
            <text:p>318.8209805714</text:p>
          </table:table-cell>
          <table:table-cell table:style-name="ce21" table:formula="of:=VAR([.B167:.B216])" office:value-type="float" office:value="671.905856489796" calcext:value-type="float">
            <text:p>671.9058564898</text:p>
          </table:table-cell>
          <table:table-cell table:style-name="Default" table:formula="of:=VAR([.C167:.C216])" office:value-type="string" office:string-value="" calcext:value-type="error">
            <text:p>#DIV/0!</text:p>
          </table:table-cell>
          <table:table-cell table:style-name="ce21" table:formula="of:=VAR([.D167:.D216])" office:value-type="string" office:string-value="" calcext:value-type="error">
            <text:p>#DIV/0!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628.2106122449" calcext:value-type="float">
            <text:p>1628.2106122449</text:p>
          </table:table-cell>
          <table:table-cell table:style-name="ce21" table:formula="of:=VAR([.L167:.L216])" office:value-type="float" office:value="428.663265306122" calcext:value-type="float">
            <text:p>428.6632653061</text:p>
          </table:table-cell>
          <table:table-cell table:style-name="Default" table:formula="of:=VAR([.M166:.M216])" office:value-type="string" office:string-value="" calcext:value-type="error">
            <text:p>#DIV/0!</text:p>
          </table:table-cell>
          <table:table-cell table:style-name="ce21" table:formula="of:=VAR([.N167:.N2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22.02" calcext:value-type="float">
            <text:p>522.02</text:p>
          </table:table-cell>
          <table:table-cell office:value-type="float" office:value="477.61" calcext:value-type="float">
            <text:p>477.6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2.52515734389534" calcext:value-type="float">
            <text:p>2.5251573439</text:p>
          </table:table-cell>
          <table:table-cell table:style-name="ce21" table:formula="of:=SQRT([.G169]/[.G167])" office:value-type="float" office:value="3.66580374949286" calcext:value-type="float">
            <text:p>3.6658037495</text:p>
          </table:table-cell>
          <table:table-cell table:style-name="Default" table:formula="of:=SQRT([.H169]/[.H167])" office:value-type="string" office:string-value="" calcext:value-type="error">
            <text:p>#DIV/0!</text:p>
          </table:table-cell>
          <table:table-cell table:style-name="ce21" table:formula="of:=SQRT([.I169]/[.I167])" office:value-type="string" office:string-value="" calcext:value-type="error">
            <text:p>#DIV/0!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5.70650613290637" calcext:value-type="float">
            <text:p>5.7065061329</text:p>
          </table:table-cell>
          <table:table-cell table:style-name="ce21" table:formula="of:=SQRT([.Q169]/[.Q167])" office:value-type="float" office:value="2.9280138842093" calcext:value-type="float">
            <text:p>2.9280138842</text:p>
          </table:table-cell>
          <table:table-cell table:style-name="Default" table:formula="of:=SQRT([.R169]/[.R167])" office:value-type="string" office:string-value="" calcext:value-type="error">
            <text:p>#DIV/0!</text:p>
          </table:table-cell>
          <table:table-cell table:style-name="ce21" table:formula="of:=SQRT([.S169]/[.S1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08.74" calcext:value-type="float">
            <text:p>508.74</text:p>
          </table:table-cell>
          <table:table-cell office:value-type="float" office:value="479.28" calcext:value-type="float">
            <text:p>479.2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-1" calcext:value-type="float">
            <text:p>-1</text:p>
          </table:table-cell>
          <table:table-cell table:style-name="ce21" table:formula="of:=[.I167]-1" office:value-type="float" office:value="-1" calcext:value-type="float">
            <text:p>-1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-1" calcext:value-type="float">
            <text:p>-1</text:p>
          </table:table-cell>
          <table:table-cell table:style-name="ce21" table:formula="of:=[.S167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31.85" calcext:value-type="float">
            <text:p>431.8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string" office:string-value="" calcext:value-type="error">
            <text:p>Err:502</text:p>
          </table:table-cell>
          <table:table-cell table:style-name="ce21" table:formula="of:=TINV(0.05;[.I171])" office:value-type="string" office:string-value="" calcext:value-type="error">
            <text:p>Err:502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string" office:string-value="" calcext:value-type="error">
            <text:p>Err:502</text:p>
          </table:table-cell>
          <table:table-cell table:style-name="ce21" table:formula="of:=TINV(0.05;[.S171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48.89" calcext:value-type="float">
            <text:p>548.89</text:p>
          </table:table-cell>
          <table:table-cell office:value-type="float" office:value="494.34" calcext:value-type="float">
            <text:p>494.34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5.07449366814712" calcext:value-type="float">
            <text:p>5.0744936681</text:p>
          </table:table-cell>
          <table:table-cell table:style-name="ce22" table:formula="of:=([.G172]*[.G170])" office:value-type="float" office:value="7.36670843915637" calcext:value-type="float">
            <text:p>7.3667084392</text:p>
          </table:table-cell>
          <table:table-cell table:style-name="ce18" table:formula="of:=([.H172]*[.H170])" office:value-type="string" office:string-value="" calcext:value-type="error">
            <text:p>Err:502</text:p>
          </table:table-cell>
          <table:table-cell table:style-name="ce22" table:formula="of:=([.I172]*[.I170])" office:value-type="string" office:string-value="" calcext:value-type="error">
            <text:p>Err:502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11.4676534152148" calcext:value-type="float">
            <text:p>11.4676534152</text:p>
          </table:table-cell>
          <table:table-cell table:style-name="ce22" table:formula="of:=([.Q172]*[.Q170])" office:value-type="float" office:value="5.88406419567761" calcext:value-type="float">
            <text:p>5.8840641957</text:p>
          </table:table-cell>
          <table:table-cell table:style-name="ce18" table:formula="of:=([.R172]*[.R170])" office:value-type="string" office:string-value="" calcext:value-type="error">
            <text:p>Err:502</text:p>
          </table:table-cell>
          <table:table-cell table:style-name="ce22" table:formula="of:=([.S172]*[.S170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38.12" calcext:value-type="float">
            <text:p>538.12</text:p>
          </table:table-cell>
          <table:table-cell office:value-type="float" office:value="470.82" calcext:value-type="float">
            <text:p>470.82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173]/[.F168]" office:value-type="percentage" office:value="0.00958166101996643" calcext:value-type="percentage">
            <text:p>0.96%</text:p>
          </table:table-cell>
          <table:table-cell table:formula="of:=[.G173]/[.G168]" office:value-type="percentage" office:value="0.0157307730595234" calcext:value-type="percentage">
            <text:p>1.57%</text:p>
          </table:table-cell>
          <table:table-cell table:formula="of:=[.H173]/[.H168]" office:value-type="string" office:string-value="" calcext:value-type="error">
            <text:p>Err:502</text:p>
          </table:table-cell>
          <table:table-cell table:formula="of:=[.I173]/[.I168]" office:value-type="string" office:string-value="" calcext:value-type="error">
            <text:p>Err:50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173]/[.P168]" office:value-type="percentage" office:value="0.0420738678280554" calcext:value-type="percentage">
            <text:p>4.21%</text:p>
          </table:table-cell>
          <table:table-cell table:formula="of:=[.Q173]/[.Q168]" office:value-type="percentage" office:value="0.0335656828047782" calcext:value-type="percentage">
            <text:p>3.36%</text:p>
          </table:table-cell>
          <table:table-cell table:formula="of:=[.R173]/[.R168]" office:value-type="string" office:string-value="" calcext:value-type="error">
            <text:p>Err:502</text:p>
          </table:table-cell>
          <table:table-cell table:formula="of:=[.S173]/[.S168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18.36" calcext:value-type="float">
            <text:p>518.36</text:p>
          </table:table-cell>
          <table:table-cell office:value-type="float" office:value="486.57" calcext:value-type="float">
            <text:p>486.57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4">
          <table:table-cell office:value-type="float" office:value="508.21" calcext:value-type="float">
            <text:p>508.21</text:p>
          </table:table-cell>
          <table:table-cell office:value-type="float" office:value="421.24" calcext:value-type="float">
            <text:p>421.24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115757258997653" calcext:value-type="percentage">
            <text:p>-11.58%</text:p>
          </table:table-cell>
          <table:table-cell table:style-name="ce23" table:formula="of:=([.H168]-[.F168])/[.F168]" office:value-type="string" office:string-value="" calcext:value-type="error">
            <text:p>#DIV/0!</text:p>
          </table:table-cell>
          <table:table-cell table:style-name="ce23" table:formula="of:=([.I168]-[.F168])/[.F168]" office:value-type="string" office:string-value="" calcext:value-type="error">
            <text:p>#DIV/0!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356838861168183" calcext:value-type="percentage">
            <text:p>-35.68%</text:p>
          </table:table-cell>
          <table:table-cell table:style-name="ce29" table:formula="of:=([.R168]-[.P168])/[.P168]" office:value-type="string" office:string-value="" calcext:value-type="error">
            <text:p>#DIV/0!</text:p>
          </table:table-cell>
          <table:table-cell table:style-name="ce29" table:formula="of:=([.S168]-[.P168])/[.P16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482.17" calcext:value-type="float">
            <text:p>482.17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546.39" calcext:value-type="float">
            <text:p>546.39</text:p>
          </table:table-cell>
          <table:table-cell office:value-type="float" office:value="500.26" calcext:value-type="float">
            <text:p>500.26</text:p>
          </table:table-cell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4">
          <table:table-cell office:value-type="float" office:value="515.3" calcext:value-type="float">
            <text:p>515.3</text:p>
          </table:table-cell>
          <table:table-cell office:value-type="float" office:value="402.18" calcext:value-type="float">
            <text:p>402.18</text:p>
          </table:table-cell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4">
          <table:table-cell office:value-type="float" office:value="537.21" calcext:value-type="float">
            <text:p>537.21</text:p>
          </table:table-cell>
          <table:table-cell office:value-type="float" office:value="443.83" calcext:value-type="float">
            <text:p>443.83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487.8" calcext:value-type="float">
            <text:p>487.8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4">
          <table:table-cell office:value-type="float" office:value="562.06" calcext:value-type="float">
            <text:p>562.06</text:p>
          </table:table-cell>
          <table:table-cell office:value-type="float" office:value="459.55" calcext:value-type="float">
            <text:p>459.55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439.76" calcext:value-type="float">
            <text:p>439.76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479.52" calcext:value-type="float">
            <text:p>479.52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 table:number-columns-repeated="9"/>
        </table:table-row>
        <table:table-row table:style-name="ro4">
          <table:table-cell office:value-type="float" office:value="523.16" calcext:value-type="float">
            <text:p>523.16</text:p>
          </table:table-cell>
          <table:table-cell office:value-type="float" office:value="454.55" calcext:value-type="float">
            <text:p>454.55</text:p>
          </table:table-cell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4">
          <table:table-cell office:value-type="float" office:value="547.63" calcext:value-type="float">
            <text:p>547.63</text:p>
          </table:table-cell>
          <table:table-cell office:value-type="float" office:value="460.43" calcext:value-type="float">
            <text:p>460.43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4">
          <table:table-cell office:value-type="float" office:value="494.59" calcext:value-type="float">
            <text:p>494.59</text:p>
          </table:table-cell>
          <table:table-cell office:value-type="float" office:value="478.09" calcext:value-type="float">
            <text:p>478.09</text:p>
          </table:table-cell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412.37" calcext:value-type="float">
            <text:p>412.37</text:p>
          </table:table-cell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4">
          <table:table-cell office:value-type="float" office:value="553.63" calcext:value-type="float">
            <text:p>553.63</text:p>
          </table:table-cell>
          <table:table-cell office:value-type="float" office:value="465.34" calcext:value-type="float">
            <text:p>465.34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4">
          <table:table-cell office:value-type="float" office:value="545.14" calcext:value-type="float">
            <text:p>545.14</text:p>
          </table:table-cell>
          <table:table-cell office:value-type="float" office:value="472.44" calcext:value-type="float">
            <text:p>472.44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4">
          <table:table-cell office:value-type="float" office:value="556.84" calcext:value-type="float">
            <text:p>556.84</text:p>
          </table:table-cell>
          <table:table-cell office:value-type="float" office:value="482.41" calcext:value-type="float">
            <text:p>482.41</text:p>
          </table:table-cell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500.78" calcext:value-type="float">
            <text:p>500.78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4">
          <table:table-cell office:value-type="float" office:value="504.2" calcext:value-type="float">
            <text:p>504.2</text:p>
          </table:table-cell>
          <table:table-cell office:value-type="float" office:value="494.08" calcext:value-type="float">
            <text:p>494.08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461.32" calcext:value-type="float">
            <text:p>461.32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486.08" calcext:value-type="float">
            <text:p>486.08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4">
          <table:table-cell office:value-type="float" office:value="504.47" calcext:value-type="float">
            <text:p>504.47</text:p>
          </table:table-cell>
          <table:table-cell office:value-type="float" office:value="440.97" calcext:value-type="float">
            <text:p>440.97</text:p>
          </table:table-cell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4">
          <table:table-cell office:value-type="float" office:value="509.82" calcext:value-type="float">
            <text:p>509.82</text:p>
          </table:table-cell>
          <table:table-cell office:value-type="float" office:value="479.52" calcext:value-type="float">
            <text:p>479.52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4">
          <table:table-cell office:value-type="float" office:value="523.45" calcext:value-type="float">
            <text:p>523.45</text:p>
          </table:table-cell>
          <table:table-cell office:value-type="float" office:value="451.98" calcext:value-type="float">
            <text:p>451.98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429.53" calcext:value-type="float">
            <text:p>429.53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4">
          <table:table-cell office:value-type="float" office:value="516.68" calcext:value-type="float">
            <text:p>516.68</text:p>
          </table:table-cell>
          <table:table-cell office:value-type="float" office:value="523.16" calcext:value-type="float">
            <text:p>523.16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4">
          <table:table-cell office:value-type="float" office:value="531.56" calcext:value-type="float">
            <text:p>531.56</text:p>
          </table:table-cell>
          <table:table-cell office:value-type="float" office:value="509.55" calcext:value-type="float">
            <text:p>509.55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4">
          <table:table-cell office:value-type="float" office:value="536.01" calcext:value-type="float">
            <text:p>536.01</text:p>
          </table:table-cell>
          <table:table-cell office:value-type="float" office:value="470.82" calcext:value-type="float">
            <text:p>470.82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4">
          <table:table-cell office:value-type="float" office:value="538.72" calcext:value-type="float">
            <text:p>538.72</text:p>
          </table:table-cell>
          <table:table-cell office:value-type="float" office:value="426.29" calcext:value-type="float">
            <text:p>426.29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4">
          <table:table-cell office:value-type="float" office:value="547.01" calcext:value-type="float">
            <text:p>547.01</text:p>
          </table:table-cell>
          <table:table-cell office:value-type="float" office:value="492.56" calcext:value-type="float">
            <text:p>492.5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4">
          <table:table-cell office:value-type="float" office:value="526.03" calcext:value-type="float">
            <text:p>526.03</text:p>
          </table:table-cell>
          <table:table-cell office:value-type="float" office:value="466.7" calcext:value-type="float">
            <text:p>466.7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4">
          <table:table-cell office:value-type="float" office:value="545.76" calcext:value-type="float">
            <text:p>545.76</text:p>
          </table:table-cell>
          <table:table-cell office:value-type="float" office:value="439.96" calcext:value-type="float">
            <text:p>439.96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539.93" calcext:value-type="float">
            <text:p>539.93</text:p>
          </table:table-cell>
          <table:table-cell office:value-type="float" office:value="489.8" calcext:value-type="float">
            <text:p>489.8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4">
          <table:table-cell office:value-type="float" office:value="526.89" calcext:value-type="float">
            <text:p>526.89</text:p>
          </table:table-cell>
          <table:table-cell office:value-type="float" office:value="456.49" calcext:value-type="float">
            <text:p>456.49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481.69" calcext:value-type="float">
            <text:p>481.69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472.91" calcext:value-type="float">
            <text:p>472.91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4">
          <table:table-cell office:value-type="float" office:value="509.55" calcext:value-type="float">
            <text:p>509.55</text:p>
          </table:table-cell>
          <table:table-cell office:value-type="float" office:value="442.8" calcext:value-type="float">
            <text:p>442.8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4">
          <table:table-cell office:value-type="float" office:value="546.7" calcext:value-type="float">
            <text:p>546.7</text:p>
          </table:table-cell>
          <table:table-cell office:value-type="float" office:value="476.43" calcext:value-type="float">
            <text:p>476.43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4">
          <table:table-cell office:value-type="float" office:value="528.34" calcext:value-type="float">
            <text:p>528.34</text:p>
          </table:table-cell>
          <table:table-cell office:value-type="float" office:value="475.95" calcext:value-type="float">
            <text:p>475.95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4">
          <table:table-cell office:value-type="float" office:value="511.73" calcext:value-type="float">
            <text:p>511.73</text:p>
          </table:table-cell>
          <table:table-cell office:value-type="float" office:value="479.52" calcext:value-type="float">
            <text:p>479.52</text:p>
          </table:table-cell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486.57" calcext:value-type="float">
            <text:p>486.57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4">
          <table:table-cell table:style-name="ce5" office:value-type="float" office:value="549.83" calcext:value-type="float">
            <text:p>549.83</text:p>
          </table:table-cell>
          <table:table-cell table:style-name="ce10" office:value-type="float" office:value="447.76" calcext:value-type="float">
            <text:p>447.76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227.17" calcext:value-type="float">
            <text:p>227.17</text:p>
          </table:table-cell>
          <table:table-cell office:value-type="float" office:value="258.13" calcext:value-type="float">
            <text:p>258.1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0" calcext:value-type="float">
            <text:p>0</text:p>
          </table:table-cell>
          <table:table-cell table:style-name="ce21" table:formula="of:=COUNT([.D221:.D270])" office:value-type="float" office:value="0" calcext:value-type="float">
            <text:p>0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0" calcext:value-type="float">
            <text:p>0</text:p>
          </table:table-cell>
          <table:table-cell table:style-name="ce21" table:formula="of:=COUNT([.N221:.N270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40.06" calcext:value-type="float">
            <text:p>240.06</text:p>
          </table:table-cell>
          <table:table-cell office:value-type="float" office:value="244.09" calcext:value-type="float">
            <text:p>244.09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2.6232" calcext:value-type="float">
            <text:p>222.6232</text:p>
          </table:table-cell>
          <table:table-cell table:style-name="ce18" table:formula="of:=AVERAGE([.C221:.C270])" office:value-type="string" office:string-value="" calcext:value-type="error">
            <text:p>#DIV/0!</text:p>
          </table:table-cell>
          <table:table-cell table:style-name="ce22" table:formula="of:=AVERAGE([.D221:.D270])" office:value-type="string" office:string-value="" calcext:value-type="error">
            <text:p>#DIV/0!</text:p>
          </table:table-cell>
          <table:table-cell table:style-name="ce18"/>
          <table:table-cell office:value-type="float" office:value="764" calcext:value-type="float">
            <text:p>764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62.22" calcext:value-type="float">
            <text:p>562.22</text:p>
          </table:table-cell>
          <table:table-cell table:style-name="ce22" table:formula="of:=AVERAGE([.L221:.L270])" office:value-type="float" office:value="498.74" calcext:value-type="float">
            <text:p>498.74</text:p>
          </table:table-cell>
          <table:table-cell table:style-name="ce18" table:formula="of:=AVERAGE([.M221:.M270])" office:value-type="string" office:string-value="" calcext:value-type="error">
            <text:p>#DIV/0!</text:p>
          </table:table-cell>
          <table:table-cell table:style-name="ce22" table:formula="of:=AVERAGE([.N221:.N2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41.15" calcext:value-type="float">
            <text:p>241.15</text:p>
          </table:table-cell>
          <table:table-cell office:value-type="float" office:value="209.06" calcext:value-type="float">
            <text:p>209.06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1201.01801812245" calcext:value-type="float">
            <text:p>1201.0180181225</text:p>
          </table:table-cell>
          <table:table-cell table:style-name="Default" table:formula="of:=VAR([.C221:.C270])" office:value-type="string" office:string-value="" calcext:value-type="error">
            <text:p>#DIV/0!</text:p>
          </table:table-cell>
          <table:table-cell table:style-name="ce21" table:formula="of:=VAR([.D221:.D270])" office:value-type="string" office:string-value="" calcext:value-type="error">
            <text:p>#DIV/0!</text:p>
          </table:table-cell>
          <table:table-cell table:style-name="ce18"/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80.82816326531" calcext:value-type="float">
            <text:p>4380.8281632653</text:p>
          </table:table-cell>
          <table:table-cell table:style-name="ce21" table:formula="of:=VAR([.L221:.L270])" office:value-type="float" office:value="955.584081632653" calcext:value-type="float">
            <text:p>955.5840816327</text:p>
          </table:table-cell>
          <table:table-cell table:style-name="Default" table:formula="of:=VAR([.M221:.M270])" office:value-type="string" office:string-value="" calcext:value-type="error">
            <text:p>#DIV/0!</text:p>
          </table:table-cell>
          <table:table-cell table:style-name="ce21" table:formula="of:=VAR([.N221:.N2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35.76" calcext:value-type="float">
            <text:p>235.76</text:p>
          </table:table-cell>
          <table:table-cell office:value-type="float" office:value="199.92" calcext:value-type="float">
            <text:p>199.9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4.90105706582253" calcext:value-type="float">
            <text:p>4.9010570658</text:p>
          </table:table-cell>
          <table:table-cell table:style-name="Default" table:formula="of:=SQRT([.H223]/[.H221])" office:value-type="string" office:string-value="" calcext:value-type="error">
            <text:p>#DIV/0!</text:p>
          </table:table-cell>
          <table:table-cell table:style-name="ce21" table:formula="of:=SQRT([.I223]/[.I221])" office:value-type="string" office:string-value="" calcext:value-type="error">
            <text:p>#DIV/0!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36037196190975" calcext:value-type="float">
            <text:p>9.3603719619</text:p>
          </table:table-cell>
          <table:table-cell table:style-name="ce21" table:formula="of:=SQRT([.Q223]/[.Q221])" office:value-type="float" office:value="4.37169093517063" calcext:value-type="float">
            <text:p>4.3716909352</text:p>
          </table:table-cell>
          <table:table-cell table:style-name="Default" table:formula="of:=SQRT([.R223]/[.R221])" office:value-type="string" office:string-value="" calcext:value-type="error">
            <text:p>#DIV/0!</text:p>
          </table:table-cell>
          <table:table-cell table:style-name="ce21" table:formula="of:=SQRT([.S223]/[.S22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42.79" calcext:value-type="float">
            <text:p>242.79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-1" calcext:value-type="float">
            <text:p>-1</text:p>
          </table:table-cell>
          <table:table-cell table:style-name="ce21" table:formula="of:=[.I221]-1" office:value-type="float" office:value="-1" calcext:value-type="float">
            <text:p>-1</text:p>
          </table:table-cell>
          <table:table-cell table:style-name="Default"/>
          <table:table-cell office:value-type="float" office:value="538" calcext:value-type="float">
            <text:p>538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-1" calcext:value-type="float">
            <text:p>-1</text:p>
          </table:table-cell>
          <table:table-cell table:style-name="ce21" table:formula="of:=[.S221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213.71" calcext:value-type="float">
            <text:p>213.71</text:p>
          </table:table-cell>
          <table:table-cell office:value-type="float" office:value="237.8" calcext:value-type="float">
            <text:p>237.8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string" office:string-value="" calcext:value-type="error">
            <text:p>Err:502</text:p>
          </table:table-cell>
          <table:table-cell table:style-name="ce21" table:formula="of:=TINV(0.05;[.I225])" office:value-type="string" office:string-value="" calcext:value-type="error">
            <text:p>Err:502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string" office:string-value="" calcext:value-type="error">
            <text:p>Err:502</text:p>
          </table:table-cell>
          <table:table-cell table:style-name="ce21" table:formula="of:=TINV(0.05;[.S225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33.46" calcext:value-type="float">
            <text:p>233.46</text:p>
          </table:table-cell>
          <table:table-cell office:value-type="float" office:value="192.15" calcext:value-type="float">
            <text:p>192.15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9.84904291523425" calcext:value-type="float">
            <text:p>9.8490429152</text:p>
          </table:table-cell>
          <table:table-cell table:style-name="ce18" table:formula="of:=([.H226]*[.H224])" office:value-type="string" office:string-value="" calcext:value-type="error">
            <text:p>Err:502</text:p>
          </table:table-cell>
          <table:table-cell table:style-name="ce22" table:formula="of:=([.I226]*[.I224])" office:value-type="string" office:string-value="" calcext:value-type="error">
            <text:p>Err:502</text:p>
          </table:table-cell>
          <table:table-cell table:style-name="ce18"/>
          <table:table-cell office:value-type="float" office:value="550" calcext:value-type="float">
            <text:p>550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8.8103717049727" calcext:value-type="float">
            <text:p>18.810371705</text:p>
          </table:table-cell>
          <table:table-cell table:style-name="ce22" table:formula="of:=([.Q226]*[.Q224])" office:value-type="float" office:value="8.78524184770126" calcext:value-type="float">
            <text:p>8.7852418477</text:p>
          </table:table-cell>
          <table:table-cell table:style-name="ce18" table:formula="of:=([.R226]*[.R224])" office:value-type="string" office:string-value="" calcext:value-type="error">
            <text:p>Err:502</text:p>
          </table:table-cell>
          <table:table-cell table:style-name="ce22" table:formula="of:=([.S226]*[.S224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243.53" calcext:value-type="float">
            <text:p>243.53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442408649019251" calcext:value-type="percentage">
            <text:p>4.42%</text:p>
          </table:table-cell>
          <table:table-cell table:formula="of:=[.H227]/[.H222]" office:value-type="string" office:string-value="" calcext:value-type="error">
            <text:p>Err:502</text:p>
          </table:table-cell>
          <table:table-cell table:formula="of:=[.I227]/[.I222]" office:value-type="string" office:string-value="" calcext:value-type="error">
            <text:p>Err:50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227]/[.P222]" office:value-type="percentage" office:value="0.0334573151168095" calcext:value-type="percentage">
            <text:p>3.35%</text:p>
          </table:table-cell>
          <table:table-cell table:formula="of:=[.Q227]/[.Q222]" office:value-type="percentage" office:value="0.0176148731758056" calcext:value-type="percentage">
            <text:p>1.76%</text:p>
          </table:table-cell>
          <table:table-cell table:formula="of:=[.R227]/[.R222]" office:value-type="string" office:string-value="" calcext:value-type="error">
            <text:p>Err:502</text:p>
          </table:table-cell>
          <table:table-cell table:formula="of:=[.S227]/[.S222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24.88" calcext:value-type="float">
            <text:p>224.88</text:p>
          </table:table-cell>
          <table:table-cell office:value-type="float" office:value="172.26" calcext:value-type="float">
            <text:p>172.26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4">
          <table:table-cell office:value-type="float" office:value="233.24" calcext:value-type="float">
            <text:p>233.24</text:p>
          </table:table-cell>
          <table:table-cell office:value-type="float" office:value="284.53" calcext:value-type="float">
            <text:p>284.53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387051420892728" calcext:value-type="percentage">
            <text:p>-03.87%</text:p>
          </table:table-cell>
          <table:table-cell table:style-name="ce23" table:formula="of:=([.H222]-[.F222])/[.F222]" office:value-type="string" office:string-value="" calcext:value-type="error">
            <text:p>#DIV/0!</text:p>
          </table:table-cell>
          <table:table-cell table:style-name="ce23" table:formula="of:=([.I222]-[.F222])/[.F222]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12909537191847" calcext:value-type="percentage">
            <text:p>-11.29%</text:p>
          </table:table-cell>
          <table:table-cell table:style-name="ce29" table:formula="of:=([.R222]-[.P222])/[.P222]" office:value-type="string" office:string-value="" calcext:value-type="error">
            <text:p>#DIV/0!</text:p>
          </table:table-cell>
          <table:table-cell table:style-name="ce29" table:formula="of:=([.S222]-[.P222])/[.P22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22.94" calcext:value-type="float">
            <text:p>222.94</text:p>
          </table:table-cell>
          <table:table-cell office:value-type="float" office:value="219.08" calcext:value-type="float">
            <text:p>219.08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4">
          <table:table-cell office:value-type="float" office:value="226.42" calcext:value-type="float">
            <text:p>226.42</text:p>
          </table:table-cell>
          <table:table-cell office:value-type="float" office:value="213.62" calcext:value-type="float">
            <text:p>213.62</text:p>
          </table:table-cell>
          <table:table-cell table:number-columns-repeated="8"/>
          <table:table-cell office:value-type="float" office:value="585" calcext:value-type="float">
            <text:p>585</text:p>
          </table:table-cell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21.3" calcext:value-type="float">
            <text:p>221.3</text:p>
          </table:table-cell>
          <table:table-cell table:number-columns-repeated="8"/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table:number-columns-repeated="9"/>
        </table:table-row>
        <table:table-row table:style-name="ro4">
          <table:table-cell office:value-type="float" office:value="237.56" calcext:value-type="float">
            <text:p>237.56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office:value-type="float" office:value="558" calcext:value-type="float">
            <text:p>558</text:p>
          </table:table-cell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4">
          <table:table-cell office:value-type="float" office:value="213.33" calcext:value-type="float">
            <text:p>213.33</text:p>
          </table:table-cell>
          <table:table-cell office:value-type="float" office:value="241.15" calcext:value-type="float">
            <text:p>241.15</text:p>
          </table:table-cell>
          <table:table-cell table:number-columns-repeated="8"/>
          <table:table-cell office:value-type="float" office:value="539" calcext:value-type="float">
            <text:p>53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4">
          <table:table-cell office:value-type="float" office:value="240.24" calcext:value-type="float">
            <text:p>240.24</text:p>
          </table:table-cell>
          <table:table-cell office:value-type="float" office:value="205.04" calcext:value-type="float">
            <text:p>205.04</text:p>
          </table:table-cell>
          <table:table-cell table:number-columns-repeated="8"/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234.38" calcext:value-type="float">
            <text:p>234.38</text:p>
          </table:table-cell>
          <table:table-cell table:number-columns-repeated="8"/>
          <table:table-cell office:value-type="float" office:value="581" calcext:value-type="float">
            <text:p>581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4">
          <table:table-cell office:value-type="float" office:value="231.16" calcext:value-type="float">
            <text:p>231.16</text:p>
          </table:table-cell>
          <table:table-cell office:value-type="float" office:value="244.4" calcext:value-type="float">
            <text:p>244.4</text:p>
          </table:table-cell>
          <table:table-cell table:number-columns-repeated="8"/>
          <table:table-cell office:value-type="float" office:value="569" calcext:value-type="float">
            <text:p>569</text:p>
          </table:table-cell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4">
          <table:table-cell office:value-type="float" office:value="216.02" calcext:value-type="float">
            <text:p>216.02</text:p>
          </table:table-cell>
          <table:table-cell office:value-type="float" office:value="184.79" calcext:value-type="float">
            <text:p>184.79</text:p>
          </table:table-cell>
          <table:table-cell table:number-columns-repeated="8"/>
          <table:table-cell office:value-type="float" office:value="558" calcext:value-type="float">
            <text:p>558</text:p>
          </table:table-cell>
          <table:table-cell office:value-type="float" office:value="526" calcext:value-type="float">
            <text:p>526</text:p>
          </table:table-cell>
          <table:table-cell table:number-columns-repeated="9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248.7" calcext:value-type="float">
            <text:p>248.7</text:p>
          </table:table-cell>
          <table:table-cell table:number-columns-repeated="8"/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4">
          <table:table-cell office:value-type="float" office:value="236.1" calcext:value-type="float">
            <text:p>236.1</text:p>
          </table:table-cell>
          <table:table-cell office:value-type="float" office:value="164.75" calcext:value-type="float">
            <text:p>164.75</text:p>
          </table:table-cell>
          <table:table-cell table:number-columns-repeated="8"/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4">
          <table:table-cell office:value-type="float" office:value="228.46" calcext:value-type="float">
            <text:p>228.46</text:p>
          </table:table-cell>
          <table:table-cell office:value-type="float" office:value="193.86" calcext:value-type="float">
            <text:p>193.86</text:p>
          </table:table-cell>
          <table:table-cell table:number-columns-repeated="8"/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table:number-columns-repeated="9"/>
        </table:table-row>
        <table:table-row table:style-name="ro4">
          <table:table-cell office:value-type="float" office:value="242.24" calcext:value-type="float">
            <text:p>242.24</text:p>
          </table:table-cell>
          <table:table-cell office:value-type="float" office:value="181.41" calcext:value-type="float">
            <text:p>181.41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4">
          <table:table-cell office:value-type="float" office:value="222.17" calcext:value-type="float">
            <text:p>222.17</text:p>
          </table:table-cell>
          <table:table-cell office:value-type="float" office:value="165.63" calcext:value-type="float">
            <text:p>165.63</text:p>
          </table:table-cell>
          <table:table-cell table:number-columns-repeated="8"/>
          <table:table-cell office:value-type="float" office:value="566" calcext:value-type="float">
            <text:p>566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4">
          <table:table-cell office:value-type="float" office:value="221.25" calcext:value-type="float">
            <text:p>221.25</text:p>
          </table:table-cell>
          <table:table-cell office:value-type="float" office:value="189.5" calcext:value-type="float">
            <text:p>189.5</text:p>
          </table:table-cell>
          <table:table-cell table:number-columns-repeated="8"/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55.93" calcext:value-type="float">
            <text:p>255.93</text:p>
          </table:table-cell>
          <table:table-cell table:number-columns-repeated="8"/>
          <table:table-cell office:value-type="float" office:value="563" calcext:value-type="float">
            <text:p>56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4">
          <table:table-cell office:value-type="float" office:value="225.99" calcext:value-type="float">
            <text:p>225.99</text:p>
          </table:table-cell>
          <table:table-cell office:value-type="float" office:value="236.51" calcext:value-type="float">
            <text:p>236.51</text:p>
          </table:table-cell>
          <table:table-cell table:number-columns-repeated="8"/>
          <table:table-cell office:value-type="float" office:value="604" calcext:value-type="float">
            <text:p>604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4">
          <table:table-cell office:value-type="float" office:value="219.78" calcext:value-type="float">
            <text:p>219.78</text:p>
          </table:table-cell>
          <table:table-cell office:value-type="float" office:value="190.48" calcext:value-type="float">
            <text:p>190.48</text:p>
          </table:table-cell>
          <table:table-cell table:number-columns-repeated="8"/>
          <table:table-cell office:value-type="float" office:value="580" calcext:value-type="float">
            <text:p>580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4">
          <table:table-cell office:value-type="float" office:value="202.79" calcext:value-type="float">
            <text:p>202.79</text:p>
          </table:table-cell>
          <table:table-cell office:value-type="float" office:value="244.34" calcext:value-type="float">
            <text:p>244.34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4">
          <table:table-cell office:value-type="float" office:value="251.57" calcext:value-type="float">
            <text:p>251.57</text:p>
          </table:table-cell>
          <table:table-cell office:value-type="float" office:value="227.6" calcext:value-type="float">
            <text:p>227.6</text:p>
          </table:table-cell>
          <table:table-cell table:number-columns-repeated="8"/>
          <table:table-cell office:value-type="float" office:value="599" calcext:value-type="float">
            <text:p>59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4">
          <table:table-cell office:value-type="float" office:value="236.57" calcext:value-type="float">
            <text:p>236.57</text:p>
          </table:table-cell>
          <table:table-cell office:value-type="float" office:value="232.5" calcext:value-type="float">
            <text:p>232.5</text:p>
          </table:table-cell>
          <table:table-cell table:number-columns-repeated="8"/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4">
          <table:table-cell office:value-type="float" office:value="204.3" calcext:value-type="float">
            <text:p>204.3</text:p>
          </table:table-cell>
          <table:table-cell office:value-type="float" office:value="196.8" calcext:value-type="float">
            <text:p>196.8</text:p>
          </table:table-cell>
          <table:table-cell table:number-columns-repeated="8"/>
          <table:table-cell office:value-type="float" office:value="593" calcext:value-type="float">
            <text:p>593</text:p>
          </table:table-cell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4">
          <table:table-cell office:value-type="float" office:value="242.67" calcext:value-type="float">
            <text:p>242.67</text:p>
          </table:table-cell>
          <table:table-cell office:value-type="float" office:value="240.6" calcext:value-type="float">
            <text:p>240.6</text:p>
          </table:table-cell>
          <table:table-cell table:number-columns-repeated="8"/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48.06" calcext:value-type="float">
            <text:p>248.06</text:p>
          </table:table-cell>
          <table:table-cell table:number-columns-repeated="8"/>
          <table:table-cell office:value-type="float" office:value="571" calcext:value-type="float">
            <text:p>57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4">
          <table:table-cell office:value-type="float" office:value="273.89" calcext:value-type="float">
            <text:p>273.89</text:p>
          </table:table-cell>
          <table:table-cell office:value-type="float" office:value="100.68" calcext:value-type="float">
            <text:p>100.68</text:p>
          </table:table-cell>
          <table:table-cell table:number-columns-repeated="8"/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183.21" calcext:value-type="float">
            <text:p>183.21</text:p>
          </table:table-cell>
          <table:table-cell table:number-columns-repeated="8"/>
          <table:table-cell office:value-type="float" office:value="553" calcext:value-type="float">
            <text:p>553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4">
          <table:table-cell office:value-type="float" office:value="228.73" calcext:value-type="float">
            <text:p>228.73</text:p>
          </table:table-cell>
          <table:table-cell office:value-type="float" office:value="224.61" calcext:value-type="float">
            <text:p>224.61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4">
          <table:table-cell office:value-type="float" office:value="241.21" calcext:value-type="float">
            <text:p>241.21</text:p>
          </table:table-cell>
          <table:table-cell office:value-type="float" office:value="247.81" calcext:value-type="float">
            <text:p>247.81</text:p>
          </table:table-cell>
          <table:table-cell table:number-columns-repeated="8"/>
          <table:table-cell office:value-type="float" office:value="562" calcext:value-type="float">
            <text:p>562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4">
          <table:table-cell office:value-type="float" office:value="246.22" calcext:value-type="float">
            <text:p>246.22</text:p>
          </table:table-cell>
          <table:table-cell office:value-type="float" office:value="275.7" calcext:value-type="float">
            <text:p>275.7</text:p>
          </table:table-cell>
          <table:table-cell table:number-columns-repeated="8"/>
          <table:table-cell office:value-type="float" office:value="557" calcext:value-type="float">
            <text:p>557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4">
          <table:table-cell office:value-type="float" office:value="215.54" calcext:value-type="float">
            <text:p>215.54</text:p>
          </table:table-cell>
          <table:table-cell office:value-type="float" office:value="251.24" calcext:value-type="float">
            <text:p>251.24</text:p>
          </table:table-cell>
          <table:table-cell table:number-columns-repeated="8"/>
          <table:table-cell office:value-type="float" office:value="506" calcext:value-type="float">
            <text:p>506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243.22" calcext:value-type="float">
            <text:p>243.22</text:p>
          </table:table-cell>
          <table:table-cell table:number-columns-repeated="8"/>
          <table:table-cell office:value-type="float" office:value="573" calcext:value-type="float">
            <text:p>573</text:p>
          </table:table-cell>
          <table:table-cell office:value-type="float" office:value="484" calcext:value-type="float">
            <text:p>484</text:p>
          </table:table-cell>
          <table:table-cell table:number-columns-repeated="9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53.5" calcext:value-type="float">
            <text:p>253.5</text:p>
          </table:table-cell>
          <table:table-cell table:number-columns-repeated="8"/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4">
          <table:table-cell office:value-type="float" office:value="234.43" calcext:value-type="float">
            <text:p>234.43</text:p>
          </table:table-cell>
          <table:table-cell office:value-type="float" office:value="228.25" calcext:value-type="float">
            <text:p>228.25</text:p>
          </table:table-cell>
          <table:table-cell table:number-columns-repeated="8"/>
          <table:table-cell office:value-type="float" office:value="521" calcext:value-type="float">
            <text:p>521</text:p>
          </table:table-cell>
          <table:table-cell office:value-type="float" office:value="495" calcext:value-type="float">
            <text:p>495</text:p>
          </table:table-cell>
          <table:table-cell table:number-columns-repeated="9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27.87" calcext:value-type="float">
            <text:p>227.87</text:p>
          </table:table-cell>
          <table:table-cell table:number-columns-repeated="8"/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4">
          <table:table-cell office:value-type="float" office:value="235.93" calcext:value-type="float">
            <text:p>235.93</text:p>
          </table:table-cell>
          <table:table-cell office:value-type="float" office:value="187.39" calcext:value-type="float">
            <text:p>187.39</text:p>
          </table:table-cell>
          <table:table-cell table:number-columns-repeated="8"/>
          <table:table-cell office:value-type="float" office:value="881" calcext:value-type="float">
            <text:p>881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243.72" calcext:value-type="float">
            <text:p>243.72</text:p>
          </table:table-cell>
          <table:table-cell table:number-columns-repeated="8"/>
          <table:table-cell office:value-type="float" office:value="542" calcext:value-type="float">
            <text:p>542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08.83" calcext:value-type="float">
            <text:p>208.83</text:p>
          </table:table-cell>
          <table:table-cell table:number-columns-repeated="8"/>
          <table:table-cell office:value-type="float" office:value="641" calcext:value-type="float">
            <text:p>641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199.38" calcext:value-type="float">
            <text:p>199.38</text:p>
          </table:table-cell>
          <table:table-cell table:number-columns-repeated="8"/>
          <table:table-cell office:value-type="float" office:value="531" calcext:value-type="float">
            <text:p>531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4">
          <table:table-cell office:value-type="float" office:value="240.18" calcext:value-type="float">
            <text:p>240.18</text:p>
          </table:table-cell>
          <table:table-cell office:value-type="float" office:value="253.03" calcext:value-type="float">
            <text:p>253.03</text:p>
          </table:table-cell>
          <table:table-cell table:number-columns-repeated="8"/>
          <table:table-cell office:value-type="float" office:value="529" calcext:value-type="float">
            <text:p>529</text:p>
          </table:table-cell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4">
          <table:table-cell table:style-name="ce5" office:value-type="float" office:value="208.6" calcext:value-type="float">
            <text:p>208.6</text:p>
          </table:table-cell>
          <table:table-cell table:style-name="ce10" office:value-type="float" office:value="272.03" calcext:value-type="float">
            <text:p>272.03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2.16" calcext:value-type="float">
            <text:p>142.1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0" calcext:value-type="float">
            <text:p>0</text:p>
          </table:table-cell>
          <table:table-cell table:style-name="ce21" table:formula="of:=COUNT([.D275:.D324])" office:value-type="float" office:value="0" calcext:value-type="float">
            <text:p>0</text:p>
          </table:table-cell>
          <table:table-cell table:style-name="Default"/>
          <table:table-cell office:value-type="float" office:value="1430" calcext:value-type="float">
            <text:p>143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0" calcext:value-type="float">
            <text:p>0</text:p>
          </table:table-cell>
          <table:table-cell table:style-name="ce21" table:formula="of:=COUNT([.N275:.N324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7.51" calcext:value-type="float">
            <text:p>147.5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4102" calcext:value-type="float">
            <text:p>152.4102</text:p>
          </table:table-cell>
          <table:table-cell table:style-name="ce22" table:formula="of:=AVERAGE([.B275:.B324])" office:value-type="float" office:value="146.7216" calcext:value-type="float">
            <text:p>146.7216</text:p>
          </table:table-cell>
          <table:table-cell table:style-name="ce18" table:formula="of:=AVERAGE([.C275:.C324])" office:value-type="string" office:string-value="" calcext:value-type="error">
            <text:p>#DIV/0!</text:p>
          </table:table-cell>
          <table:table-cell table:style-name="ce22" table:formula="of:=AVERAGE([.D275:.D324])" office:value-type="string" office:string-value="" calcext:value-type="error">
            <text:p>#DIV/0!</text:p>
          </table:table-cell>
          <table:table-cell table:style-name="ce18"/>
          <table:table-cell office:value-type="float" office:value="1591" calcext:value-type="float">
            <text:p>159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685.14" calcext:value-type="float">
            <text:p>1685.14</text:p>
          </table:table-cell>
          <table:table-cell table:style-name="ce22" table:formula="of:=AVERAGE([.L275:.L324])" office:value-type="float" office:value="131.58" calcext:value-type="float">
            <text:p>131.58</text:p>
          </table:table-cell>
          <table:table-cell table:style-name="ce18" table:formula="of:=AVERAGE([.M275:.M324])" office:value-type="string" office:string-value="" calcext:value-type="error">
            <text:p>#DIV/0!</text:p>
          </table:table-cell>
          <table:table-cell table:style-name="ce22" table:formula="of:=AVERAGE([.N275:.N3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61.48" calcext:value-type="float">
            <text:p>161.48</text:p>
          </table:table-cell>
          <table:table-cell office:value-type="float" office:value="150.85" calcext:value-type="float">
            <text:p>150.85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86.8726101632653" calcext:value-type="float">
            <text:p>86.8726101633</text:p>
          </table:table-cell>
          <table:table-cell table:style-name="ce21" table:formula="of:=VAR([.B275:.B324])" office:value-type="float" office:value="169.598695346939" calcext:value-type="float">
            <text:p>169.5986953469</text:p>
          </table:table-cell>
          <table:table-cell table:style-name="Default" table:formula="of:=VAR([.C275:.C324])" office:value-type="string" office:string-value="" calcext:value-type="error">
            <text:p>#DIV/0!</text:p>
          </table:table-cell>
          <table:table-cell table:style-name="ce21" table:formula="of:=VAR([.D275:.D324])" office:value-type="string" office:string-value="" calcext:value-type="error">
            <text:p>#DIV/0!</text:p>
          </table:table-cell>
          <table:table-cell table:style-name="ce18"/>
          <table:table-cell office:value-type="float" office:value="2157" calcext:value-type="float">
            <text:p>215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34708.204489796" calcext:value-type="float">
            <text:p>234708.204489796</text:p>
          </table:table-cell>
          <table:table-cell table:style-name="ce21" table:formula="of:=VAR([.L275:.L324])" office:value-type="float" office:value="137.881224489796" calcext:value-type="float">
            <text:p>137.8812244898</text:p>
          </table:table-cell>
          <table:table-cell table:style-name="Default" table:formula="of:=VAR([.M275:.M324])" office:value-type="string" office:string-value="" calcext:value-type="error">
            <text:p>#DIV/0!</text:p>
          </table:table-cell>
          <table:table-cell table:style-name="ce21" table:formula="of:=VAR([.N275:.N3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61.13" calcext:value-type="float">
            <text:p>161.13</text:p>
          </table:table-cell>
          <table:table-cell office:value-type="float" office:value="129.14" calcext:value-type="float">
            <text:p>129.14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1812450218684" calcext:value-type="float">
            <text:p>1.3181245022</text:p>
          </table:table-cell>
          <table:table-cell table:style-name="ce21" table:formula="of:=SQRT([.G277]/[.G275])" office:value-type="float" office:value="1.84173122548834" calcext:value-type="float">
            <text:p>1.8417312255</text:p>
          </table:table-cell>
          <table:table-cell table:style-name="Default" table:formula="of:=SQRT([.H277]/[.H275])" office:value-type="string" office:string-value="" calcext:value-type="error">
            <text:p>#DIV/0!</text:p>
          </table:table-cell>
          <table:table-cell table:style-name="ce21" table:formula="of:=SQRT([.I277]/[.I275])" office:value-type="string" office:string-value="" calcext:value-type="error">
            <text:p>#DIV/0!</text:p>
          </table:table-cell>
          <table:table-cell table:style-name="ce18"/>
          <table:table-cell office:value-type="float" office:value="1443" calcext:value-type="float">
            <text:p>1443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68.5139700338253" calcext:value-type="float">
            <text:p>68.5139700338</text:p>
          </table:table-cell>
          <table:table-cell table:style-name="ce21" table:formula="of:=SQRT([.Q277]/[.Q275])" office:value-type="float" office:value="1.66060967412451" calcext:value-type="float">
            <text:p>1.6606096741</text:p>
          </table:table-cell>
          <table:table-cell table:style-name="Default" table:formula="of:=SQRT([.R277]/[.R275])" office:value-type="string" office:string-value="" calcext:value-type="error">
            <text:p>#DIV/0!</text:p>
          </table:table-cell>
          <table:table-cell table:style-name="ce21" table:formula="of:=SQRT([.S277]/[.S2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48.31" calcext:value-type="float">
            <text:p>148.31</text:p>
          </table:table-cell>
          <table:table-cell office:value-type="float" office:value="163.07" calcext:value-type="float">
            <text:p>163.07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-1" calcext:value-type="float">
            <text:p>-1</text:p>
          </table:table-cell>
          <table:table-cell table:style-name="ce21" table:formula="of:=[.I275]-1" office:value-type="float" office:value="-1" calcext:value-type="float">
            <text:p>-1</text:p>
          </table:table-cell>
          <table:table-cell table:style-name="Default"/>
          <table:table-cell office:value-type="float" office:value="2115" calcext:value-type="float">
            <text:p>211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-1" calcext:value-type="float">
            <text:p>-1</text:p>
          </table:table-cell>
          <table:table-cell table:style-name="ce21" table:formula="of:=[.S275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132.12" calcext:value-type="float">
            <text:p>132.12</text:p>
          </table:table-cell>
          <table:table-cell office:value-type="float" office:value="129.64" calcext:value-type="float">
            <text:p>129.64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string" office:string-value="" calcext:value-type="error">
            <text:p>Err:502</text:p>
          </table:table-cell>
          <table:table-cell table:style-name="ce21" table:formula="of:=TINV(0.05;[.I279])" office:value-type="string" office:string-value="" calcext:value-type="error">
            <text:p>Err:502</text:p>
          </table:table-cell>
          <table:table-cell table:style-name="Default"/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string" office:string-value="" calcext:value-type="error">
            <text:p>Err:502</text:p>
          </table:table-cell>
          <table:table-cell table:style-name="ce21" table:formula="of:=TINV(0.05;[.S27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63.74" calcext:value-type="float">
            <text:p>163.74</text:p>
          </table:table-cell>
          <table:table-cell office:value-type="float" office:value="113.38" calcext:value-type="float">
            <text:p>113.3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64887035904798" calcext:value-type="float">
            <text:p>2.648870359</text:p>
          </table:table-cell>
          <table:table-cell table:style-name="ce22" table:formula="of:=([.G280]*[.G278])" office:value-type="float" office:value="3.70109746418905" calcext:value-type="float">
            <text:p>3.7010974642</text:p>
          </table:table-cell>
          <table:table-cell table:style-name="ce18" table:formula="of:=([.H280]*[.H278])" office:value-type="string" office:string-value="" calcext:value-type="error">
            <text:p>Err:502</text:p>
          </table:table-cell>
          <table:table-cell table:style-name="ce22" table:formula="of:=([.I280]*[.I278])" office:value-type="string" office:string-value="" calcext:value-type="error">
            <text:p>Err:502</text:p>
          </table:table-cell>
          <table:table-cell table:style-name="ce18"/>
          <table:table-cell office:value-type="float" office:value="1225" calcext:value-type="float">
            <text:p>122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37.68397757739" calcext:value-type="float">
            <text:p>137.6839775774</text:p>
          </table:table-cell>
          <table:table-cell table:style-name="ce22" table:formula="of:=([.Q280]*[.Q278])" office:value-type="float" office:value="3.33712007965787" calcext:value-type="float">
            <text:p>3.3371200797</text:p>
          </table:table-cell>
          <table:table-cell table:style-name="ce18" table:formula="of:=([.R280]*[.R278])" office:value-type="string" office:string-value="" calcext:value-type="error">
            <text:p>Err:502</text:p>
          </table:table-cell>
          <table:table-cell table:style-name="ce22" table:formula="of:=([.S280]*[.S278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62.66" calcext:value-type="float">
            <text:p>162.66</text:p>
          </table:table-cell>
          <table:table-cell office:value-type="float" office:value="133.97" calcext:value-type="float">
            <text:p>133.97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281]/[.F276]" office:value-type="percentage" office:value="0.0173798758813254" calcext:value-type="percentage">
            <text:p>1.74%</text:p>
          </table:table-cell>
          <table:table-cell table:formula="of:=[.G281]/[.G276]" office:value-type="percentage" office:value="0.0252253074134214" calcext:value-type="percentage">
            <text:p>2.52%</text:p>
          </table:table-cell>
          <table:table-cell table:formula="of:=[.H281]/[.H276]" office:value-type="string" office:string-value="" calcext:value-type="error">
            <text:p>Err:502</text:p>
          </table:table-cell>
          <table:table-cell table:formula="of:=[.I281]/[.I276]" office:value-type="string" office:string-value="" calcext:value-type="error">
            <text:p>Err:50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281]/[.P276]" office:value-type="percentage" office:value="0.0817047708661536" calcext:value-type="percentage">
            <text:p>8.17%</text:p>
          </table:table-cell>
          <table:table-cell table:formula="of:=[.Q281]/[.Q276]" office:value-type="percentage" office:value="0.0253619097101222" calcext:value-type="percentage">
            <text:p>2.54%</text:p>
          </table:table-cell>
          <table:table-cell table:formula="of:=[.R281]/[.R276]" office:value-type="string" office:string-value="" calcext:value-type="error">
            <text:p>Err:502</text:p>
          </table:table-cell>
          <table:table-cell table:formula="of:=[.S281]/[.S276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33.72" calcext:value-type="float">
            <text:p>133.72</text:p>
          </table:table-cell>
          <table:table-cell office:value-type="float" office:value="140.56" calcext:value-type="float">
            <text:p>140.56</text:p>
          </table:table-cell>
          <table:table-cell table:number-columns-repeated="8"/>
          <table:table-cell office:value-type="float" office:value="1756" calcext:value-type="float">
            <text:p>1756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4">
          <table:table-cell office:value-type="float" office:value="149.65" calcext:value-type="float">
            <text:p>149.65</text:p>
          </table:table-cell>
          <table:table-cell office:value-type="float" office:value="146.5" calcext:value-type="float">
            <text:p>146.5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373242735722413" calcext:value-type="percentage">
            <text:p>-03.73%</text:p>
          </table:table-cell>
          <table:table-cell table:style-name="ce23" table:formula="of:=([.H276]-[.F276])/[.F276]" office:value-type="string" office:string-value="" calcext:value-type="error">
            <text:p>#DIV/0!</text:p>
          </table:table-cell>
          <table:table-cell table:style-name="ce23" table:formula="of:=([.I276]-[.F276])/[.F276]" office:value-type="string" office:string-value="" calcext:value-type="error">
            <text:p>#DIV/0!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21917466798011" calcext:value-type="percentage">
            <text:p>-92.19%</text:p>
          </table:table-cell>
          <table:table-cell table:style-name="ce29" table:formula="of:=([.R276]-[.P276])/[.P276]" office:value-type="string" office:string-value="" calcext:value-type="error">
            <text:p>#DIV/0!</text:p>
          </table:table-cell>
          <table:table-cell table:style-name="ce29" table:formula="of:=([.S276]-[.P276])/[.P27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57.43" calcext:value-type="float">
            <text:p>157.43</text:p>
          </table:table-cell>
          <table:table-cell office:value-type="float" office:value="146.27" calcext:value-type="float">
            <text:p>146.27</text:p>
          </table:table-cell>
          <table:table-cell table:number-columns-repeated="8"/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4">
          <table:table-cell office:value-type="float" office:value="148.63" calcext:value-type="float">
            <text:p>148.63</text:p>
          </table:table-cell>
          <table:table-cell office:value-type="float" office:value="175.63" calcext:value-type="float">
            <text:p>175.63</text:p>
          </table:table-cell>
          <table:table-cell table:number-columns-repeated="8"/>
          <table:table-cell office:value-type="float" office:value="2099" calcext:value-type="float">
            <text:p>2099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4">
          <table:table-cell office:value-type="float" office:value="163.4" calcext:value-type="float">
            <text:p>163.4</text:p>
          </table:table-cell>
          <table:table-cell office:value-type="float" office:value="137.73" calcext:value-type="float">
            <text:p>137.73</text:p>
          </table:table-cell>
          <table:table-cell table:number-columns-repeated="8"/>
          <table:table-cell office:value-type="float" office:value="1246" calcext:value-type="float">
            <text:p>1246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4.49" calcext:value-type="float">
            <text:p>144.49</text:p>
          </table:table-cell>
          <table:table-cell table:number-columns-repeated="8"/>
          <table:table-cell office:value-type="float" office:value="1844" calcext:value-type="float">
            <text:p>1844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25.98" calcext:value-type="float">
            <text:p>125.98</text:p>
          </table:table-cell>
          <table:table-cell table:number-columns-repeated="8"/>
          <table:table-cell office:value-type="float" office:value="1355" calcext:value-type="float">
            <text:p>1355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151.8" calcext:value-type="float">
            <text:p>151.8</text:p>
          </table:table-cell>
          <table:table-cell office:value-type="float" office:value="144.75" calcext:value-type="float">
            <text:p>144.75</text:p>
          </table:table-cell>
          <table:table-cell table:number-columns-repeated="8"/>
          <table:table-cell office:value-type="float" office:value="2566" calcext:value-type="float">
            <text:p>2566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4">
          <table:table-cell office:value-type="float" office:value="138.63" calcext:value-type="float">
            <text:p>138.63</text:p>
          </table:table-cell>
          <table:table-cell office:value-type="float" office:value="151.32" calcext:value-type="float">
            <text:p>151.32</text:p>
          </table:table-cell>
          <table:table-cell table:number-columns-repeated="8"/>
          <table:table-cell office:value-type="float" office:value="2188" calcext:value-type="float">
            <text:p>2188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137.01" calcext:value-type="float">
            <text:p>137.01</text:p>
          </table:table-cell>
          <table:table-cell office:value-type="float" office:value="155.59" calcext:value-type="float">
            <text:p>155.59</text:p>
          </table:table-cell>
          <table:table-cell table:number-columns-repeated="8"/>
          <table:table-cell office:value-type="float" office:value="1634" calcext:value-type="float">
            <text:p>1634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159.07" calcext:value-type="float">
            <text:p>159.07</text:p>
          </table:table-cell>
          <table:table-cell office:value-type="float" office:value="147.99" calcext:value-type="float">
            <text:p>147.99</text:p>
          </table:table-cell>
          <table:table-cell table:number-columns-repeated="8"/>
          <table:table-cell office:value-type="float" office:value="1494" calcext:value-type="float">
            <text:p>1494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6.33" calcext:value-type="float">
            <text:p>156.33</text:p>
          </table:table-cell>
          <table:table-cell table:number-columns-repeated="8"/>
          <table:table-cell office:value-type="float" office:value="1523" calcext:value-type="float">
            <text:p>1523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office:value-type="float" office:value="152.19" calcext:value-type="float">
            <text:p>152.19</text:p>
          </table:table-cell>
          <table:table-cell office:value-type="float" office:value="132.32" calcext:value-type="float">
            <text:p>132.32</text:p>
          </table:table-cell>
          <table:table-cell table:number-columns-repeated="8"/>
          <table:table-cell office:value-type="float" office:value="1951" calcext:value-type="float">
            <text:p>1951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4">
          <table:table-cell office:value-type="float" office:value="156.25" calcext:value-type="float">
            <text:p>156.25</text:p>
          </table:table-cell>
          <table:table-cell office:value-type="float" office:value="156.58" calcext:value-type="float">
            <text:p>156.58</text:p>
          </table:table-cell>
          <table:table-cell table:number-columns-repeated="8"/>
          <table:table-cell office:value-type="float" office:value="1445" calcext:value-type="float">
            <text:p>1445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4">
          <table:table-cell office:value-type="float" office:value="160.16" calcext:value-type="float">
            <text:p>160.16</text:p>
          </table:table-cell>
          <table:table-cell office:value-type="float" office:value="135.94" calcext:value-type="float">
            <text:p>135.94</text:p>
          </table:table-cell>
          <table:table-cell table:number-columns-repeated="8"/>
          <table:table-cell office:value-type="float" office:value="1875" calcext:value-type="float">
            <text:p>1875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office:value-type="float" office:value="152.55" calcext:value-type="float">
            <text:p>152.55</text:p>
          </table:table-cell>
          <table:table-cell office:value-type="float" office:value="153.45" calcext:value-type="float">
            <text:p>153.45</text:p>
          </table:table-cell>
          <table:table-cell table:number-columns-repeated="8"/>
          <table:table-cell office:value-type="float" office:value="1257" calcext:value-type="float">
            <text:p>1257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4">
          <table:table-cell office:value-type="float" office:value="164.07" calcext:value-type="float">
            <text:p>164.07</text:p>
          </table:table-cell>
          <table:table-cell office:value-type="float" office:value="168.51" calcext:value-type="float">
            <text:p>168.51</text:p>
          </table:table-cell>
          <table:table-cell table:number-columns-repeated="8"/>
          <table:table-cell office:value-type="float" office:value="1120" calcext:value-type="float">
            <text:p>1120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162.99" calcext:value-type="float">
            <text:p>162.99</text:p>
          </table:table-cell>
          <table:table-cell office:value-type="float" office:value="149.84" calcext:value-type="float">
            <text:p>149.84</text:p>
          </table:table-cell>
          <table:table-cell table:number-columns-repeated="8"/>
          <table:table-cell office:value-type="float" office:value="1201" calcext:value-type="float">
            <text:p>1201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149.14" calcext:value-type="float">
            <text:p>149.14</text:p>
          </table:table-cell>
          <table:table-cell office:value-type="float" office:value="139.53" calcext:value-type="float">
            <text:p>139.53</text:p>
          </table:table-cell>
          <table:table-cell table:number-columns-repeated="8"/>
          <table:table-cell office:value-type="float" office:value="1995" calcext:value-type="float">
            <text:p>199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152.6" calcext:value-type="float">
            <text:p>152.6</text:p>
          </table:table-cell>
          <table:table-cell office:value-type="float" office:value="159.36" calcext:value-type="float">
            <text:p>159.36</text:p>
          </table:table-cell>
          <table:table-cell table:number-columns-repeated="8"/>
          <table:table-cell office:value-type="float" office:value="1627" calcext:value-type="float">
            <text:p>1627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4">
          <table:table-cell office:value-type="float" office:value="152.65" calcext:value-type="float">
            <text:p>152.65</text:p>
          </table:table-cell>
          <table:table-cell office:value-type="float" office:value="141.22" calcext:value-type="float">
            <text:p>141.22</text:p>
          </table:table-cell>
          <table:table-cell table:number-columns-repeated="8"/>
          <table:table-cell office:value-type="float" office:value="2048" calcext:value-type="float">
            <text:p>2048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158.94" calcext:value-type="float">
            <text:p>158.94</text:p>
          </table:table-cell>
          <table:table-cell office:value-type="float" office:value="151.18" calcext:value-type="float">
            <text:p>151.18</text:p>
          </table:table-cell>
          <table:table-cell table:number-columns-repeated="8"/>
          <table:table-cell office:value-type="float" office:value="1471" calcext:value-type="float">
            <text:p>1471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4">
          <table:table-cell office:value-type="float" office:value="157.09" calcext:value-type="float">
            <text:p>157.09</text:p>
          </table:table-cell>
          <table:table-cell office:value-type="float" office:value="118.89" calcext:value-type="float">
            <text:p>118.89</text:p>
          </table:table-cell>
          <table:table-cell table:number-columns-repeated="8"/>
          <table:table-cell office:value-type="float" office:value="1428" calcext:value-type="float">
            <text:p>142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4">
          <table:table-cell office:value-type="float" office:value="150.45" calcext:value-type="float">
            <text:p>150.45</text:p>
          </table:table-cell>
          <table:table-cell office:value-type="float" office:value="155.64" calcext:value-type="float">
            <text:p>155.64</text:p>
          </table:table-cell>
          <table:table-cell table:number-columns-repeated="8"/>
          <table:table-cell office:value-type="float" office:value="1537" calcext:value-type="float">
            <text:p>1537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160.37" calcext:value-type="float">
            <text:p>160.37</text:p>
          </table:table-cell>
          <table:table-cell office:value-type="float" office:value="134.04" calcext:value-type="float">
            <text:p>134.04</text:p>
          </table:table-cell>
          <table:table-cell table:number-columns-repeated="8"/>
          <table:table-cell office:value-type="float" office:value="964" calcext:value-type="float">
            <text:p>964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4">
          <table:table-cell office:value-type="float" office:value="151.11" calcext:value-type="float">
            <text:p>151.11</text:p>
          </table:table-cell>
          <table:table-cell office:value-type="float" office:value="139.51" calcext:value-type="float">
            <text:p>139.51</text:p>
          </table:table-cell>
          <table:table-cell table:number-columns-repeated="8"/>
          <table:table-cell office:value-type="float" office:value="2286" calcext:value-type="float">
            <text:p>2286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4">
          <table:table-cell office:value-type="float" office:value="143.43" calcext:value-type="float">
            <text:p>143.43</text:p>
          </table:table-cell>
          <table:table-cell office:value-type="float" office:value="153.33" calcext:value-type="float">
            <text:p>153.33</text:p>
          </table:table-cell>
          <table:table-cell table:number-columns-repeated="8"/>
          <table:table-cell office:value-type="float" office:value="2239" calcext:value-type="float">
            <text:p>2239</text:p>
          </table:table-cell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4">
          <table:table-cell office:value-type="float" office:value="132.29" calcext:value-type="float">
            <text:p>132.29</text:p>
          </table:table-cell>
          <table:table-cell office:value-type="float" office:value="155.34" calcext:value-type="float">
            <text:p>155.34</text:p>
          </table:table-cell>
          <table:table-cell table:number-columns-repeated="8"/>
          <table:table-cell office:value-type="float" office:value="2752" calcext:value-type="float">
            <text:p>2752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4">
          <table:table-cell office:value-type="float" office:value="135.02" calcext:value-type="float">
            <text:p>135.02</text:p>
          </table:table-cell>
          <table:table-cell office:value-type="float" office:value="148.58" calcext:value-type="float">
            <text:p>148.58</text:p>
          </table:table-cell>
          <table:table-cell table:number-columns-repeated="8"/>
          <table:table-cell office:value-type="float" office:value="1351" calcext:value-type="float">
            <text:p>135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62.63" calcext:value-type="float">
            <text:p>162.63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40.13" calcext:value-type="float">
            <text:p>140.13</text:p>
          </table:table-cell>
          <table:table-cell table:number-columns-repeated="8"/>
          <table:table-cell office:value-type="float" office:value="2040" calcext:value-type="float">
            <text:p>204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4">
          <table:table-cell office:value-type="float" office:value="160.21" calcext:value-type="float">
            <text:p>160.21</text:p>
          </table:table-cell>
          <table:table-cell office:value-type="float" office:value="158.91" calcext:value-type="float">
            <text:p>158.91</text:p>
          </table:table-cell>
          <table:table-cell table:number-columns-repeated="8"/>
          <table:table-cell office:value-type="float" office:value="1564" calcext:value-type="float">
            <text:p>1564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4">
          <table:table-cell office:value-type="float" office:value="160.67" calcext:value-type="float">
            <text:p>160.67</text:p>
          </table:table-cell>
          <table:table-cell office:value-type="float" office:value="140.78" calcext:value-type="float">
            <text:p>140.78</text:p>
          </table:table-cell>
          <table:table-cell table:number-columns-repeated="8"/>
          <table:table-cell office:value-type="float" office:value="1345" calcext:value-type="float">
            <text:p>1345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138.89" calcext:value-type="float">
            <text:p>138.89</text:p>
          </table:table-cell>
          <table:table-cell office:value-type="float" office:value="152.82" calcext:value-type="float">
            <text:p>152.82</text:p>
          </table:table-cell>
          <table:table-cell table:number-columns-repeated="8"/>
          <table:table-cell office:value-type="float" office:value="2724" calcext:value-type="float">
            <text:p>2724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4">
          <table:table-cell office:value-type="float" office:value="157.79" calcext:value-type="float">
            <text:p>157.79</text:p>
          </table:table-cell>
          <table:table-cell office:value-type="float" office:value="129.38" calcext:value-type="float">
            <text:p>129.38</text:p>
          </table:table-cell>
          <table:table-cell table:number-columns-repeated="8"/>
          <table:table-cell office:value-type="float" office:value="912" calcext:value-type="float">
            <text:p>912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152.91" calcext:value-type="float">
            <text:p>152.91</text:p>
          </table:table-cell>
          <table:table-cell office:value-type="float" office:value="155.16" calcext:value-type="float">
            <text:p>155.16</text:p>
          </table:table-cell>
          <table:table-cell table:number-columns-repeated="8"/>
          <table:table-cell office:value-type="float" office:value="2468" calcext:value-type="float">
            <text:p>2468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4">
          <table:table-cell office:value-type="float" office:value="134.34" calcext:value-type="float">
            <text:p>134.34</text:p>
          </table:table-cell>
          <table:table-cell office:value-type="float" office:value="164.3" calcext:value-type="float">
            <text:p>164.3</text:p>
          </table:table-cell>
          <table:table-cell table:number-columns-repeated="8"/>
          <table:table-cell office:value-type="float" office:value="1728" calcext:value-type="float">
            <text:p>17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4">
          <table:table-cell office:value-type="float" office:value="153.11" calcext:value-type="float">
            <text:p>153.11</text:p>
          </table:table-cell>
          <table:table-cell office:value-type="float" office:value="164.5" calcext:value-type="float">
            <text:p>164.5</text:p>
          </table:table-cell>
          <table:table-cell table:number-columns-repeated="8"/>
          <table:table-cell office:value-type="float" office:value="1553" calcext:value-type="float">
            <text:p>1553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162.68" calcext:value-type="float">
            <text:p>162.68</text:p>
          </table:table-cell>
          <table:table-cell office:value-type="float" office:value="135.52" calcext:value-type="float">
            <text:p>135.52</text:p>
          </table:table-cell>
          <table:table-cell table:number-columns-repeated="8"/>
          <table:table-cell office:value-type="float" office:value="1271" calcext:value-type="float">
            <text:p>1271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62.22" calcext:value-type="float">
            <text:p>162.22</text:p>
          </table:table-cell>
          <table:table-cell table:number-columns-repeated="8"/>
          <table:table-cell office:value-type="float" office:value="1227" calcext:value-type="float">
            <text:p>1227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58.23" calcext:value-type="float">
            <text:p>158.23</text:p>
          </table:table-cell>
          <table:table-cell table:number-columns-repeated="8"/>
          <table:table-cell office:value-type="float" office:value="1682" calcext:value-type="float">
            <text:p>1682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table:style-name="ce5" office:value-type="float" office:value="139.23" calcext:value-type="float">
            <text:p>139.23</text:p>
          </table:table-cell>
          <table:table-cell table:style-name="ce10" office:value-type="float" office:value="135.38" calcext:value-type="float">
            <text:p>135.38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90.68" calcext:value-type="float">
            <text:p>90.68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0" calcext:value-type="float">
            <text:p>0</text:p>
          </table:table-cell>
          <table:table-cell table:style-name="ce21" table:formula="of:=COUNT([.D329:.D378])" office:value-type="float" office:value="0" calcext:value-type="float">
            <text:p>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0" calcext:value-type="float">
            <text:p>0</text:p>
          </table:table-cell>
          <table:table-cell table:style-name="ce21" table:formula="of:=COUNT([.N329:.N378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84.31" calcext:value-type="float">
            <text:p>84.31</text:p>
          </table:table-cell>
          <table:table-cell office:value-type="float" office:value="88.97" calcext:value-type="float">
            <text:p>88.97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5.468" calcext:value-type="float">
            <text:p>85.468</text:p>
          </table:table-cell>
          <table:table-cell table:style-name="ce22" table:formula="of:=AVERAGE([.B329:.B378])" office:value-type="float" office:value="87.856" calcext:value-type="float">
            <text:p>87.856</text:p>
          </table:table-cell>
          <table:table-cell table:style-name="ce18" table:formula="of:=AVERAGE([.C329:.C378])" office:value-type="string" office:string-value="" calcext:value-type="error">
            <text:p>#DIV/0!</text:p>
          </table:table-cell>
          <table:table-cell table:style-name="ce22" table:formula="of:=AVERAGE([.D329:.D378])" office:value-type="string" office:string-value="" calcext:value-type="error">
            <text:p>#DIV/0!</text:p>
          </table:table-cell>
          <table:table-cell table:style-name="ce18"/>
          <table:table-cell office:value-type="float" office:value="283" calcext:value-type="float">
            <text:p>28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73.46" calcext:value-type="float">
            <text:p>273.46</text:p>
          </table:table-cell>
          <table:table-cell table:style-name="ce22" table:formula="of:=AVERAGE([.L329:.L378])" office:value-type="float" office:value="80.04" calcext:value-type="float">
            <text:p>80.04</text:p>
          </table:table-cell>
          <table:table-cell table:style-name="ce18" table:formula="of:=AVERAGE([.M329:.M378])" office:value-type="string" office:string-value="" calcext:value-type="error">
            <text:p>#DIV/0!</text:p>
          </table:table-cell>
          <table:table-cell table:style-name="ce22" table:formula="of:=AVERAGE([.N329:.N3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5.04" calcext:value-type="float">
            <text:p>85.04</text:p>
          </table:table-cell>
          <table:table-cell office:value-type="float" office:value="86.57" calcext:value-type="float">
            <text:p>86.57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0.3712897959184" calcext:value-type="float">
            <text:p>10.3712897959</text:p>
          </table:table-cell>
          <table:table-cell table:style-name="ce21" table:formula="of:=VAR([.B329:.B378])" office:value-type="float" office:value="4.07156326530612" calcext:value-type="float">
            <text:p>4.0715632653</text:p>
          </table:table-cell>
          <table:table-cell table:style-name="Default" table:formula="of:=VAR([.C329:.C378])" office:value-type="string" office:string-value="" calcext:value-type="error">
            <text:p>#DIV/0!</text:p>
          </table:table-cell>
          <table:table-cell table:style-name="ce21" table:formula="of:=VAR([.D329:.D378])" office:value-type="string" office:string-value="" calcext:value-type="error">
            <text:p>#DIV/0!</text:p>
          </table:table-cell>
          <table:table-cell table:style-name="ce18"/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1100.17183673469" calcext:value-type="float">
            <text:p>1100.1718367347</text:p>
          </table:table-cell>
          <table:table-cell table:style-name="ce21" table:formula="of:=VAR([.L329:.L378])" office:value-type="float" office:value="176.977959183674" calcext:value-type="float">
            <text:p>176.9779591837</text:p>
          </table:table-cell>
          <table:table-cell table:style-name="Default" table:formula="of:=VAR([.M329:.M378])" office:value-type="string" office:string-value="" calcext:value-type="error">
            <text:p>#DIV/0!</text:p>
          </table:table-cell>
          <table:table-cell table:style-name="ce21" table:formula="of:=VAR([.N329:.N3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4.8" calcext:value-type="float">
            <text:p>84.8</text:p>
          </table:table-cell>
          <table:table-cell office:value-type="float" office:value="91.39" calcext:value-type="float">
            <text:p>91.39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55440222113031" calcext:value-type="float">
            <text:p>0.4554402221</text:p>
          </table:table-cell>
          <table:table-cell table:style-name="ce21" table:formula="of:=SQRT([.G331]/[.G329])" office:value-type="float" office:value="0.285361639514008" calcext:value-type="float">
            <text:p>0.2853616395</text:p>
          </table:table-cell>
          <table:table-cell table:style-name="Default" table:formula="of:=SQRT([.H331]/[.H329])" office:value-type="string" office:string-value="" calcext:value-type="error">
            <text:p>#DIV/0!</text:p>
          </table:table-cell>
          <table:table-cell table:style-name="ce21" table:formula="of:=SQRT([.I331]/[.I329])" office:value-type="string" office:string-value="" calcext:value-type="error">
            <text:p>#DIV/0!</text:p>
          </table:table-cell>
          <table:table-cell table:style-name="ce18"/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69078210266624" calcext:value-type="float">
            <text:p>4.6907821027</text:p>
          </table:table-cell>
          <table:table-cell table:style-name="ce21" table:formula="of:=SQRT([.Q331]/[.Q329])" office:value-type="float" office:value="1.88137162295849" calcext:value-type="float">
            <text:p>1.881371623</text:p>
          </table:table-cell>
          <table:table-cell table:style-name="Default" table:formula="of:=SQRT([.R331]/[.R329])" office:value-type="string" office:string-value="" calcext:value-type="error">
            <text:p>#DIV/0!</text:p>
          </table:table-cell>
          <table:table-cell table:style-name="ce21" table:formula="of:=SQRT([.S331]/[.S3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90.79" calcext:value-type="float">
            <text:p>90.79</text:p>
          </table:table-cell>
          <table:table-cell office:value-type="float" office:value="86.66" calcext:value-type="float">
            <text:p>86.66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-1" calcext:value-type="float">
            <text:p>-1</text:p>
          </table:table-cell>
          <table:table-cell table:style-name="ce21" table:formula="of:=[.I329]-1" office:value-type="float" office:value="-1" calcext:value-type="float">
            <text:p>-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-1" calcext:value-type="float">
            <text:p>-1</text:p>
          </table:table-cell>
          <table:table-cell table:style-name="ce21" table:formula="of:=[.S329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88.71" calcext:value-type="float">
            <text:p>88.71</text:p>
          </table:table-cell>
          <table:table-cell office:value-type="float" office:value="87.1" calcext:value-type="float">
            <text:p>87.1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string" office:string-value="" calcext:value-type="error">
            <text:p>Err:502</text:p>
          </table:table-cell>
          <table:table-cell table:style-name="ce21" table:formula="of:=TINV(0.05;[.I333])" office:value-type="string" office:string-value="" calcext:value-type="error">
            <text:p>Err:502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string" office:string-value="" calcext:value-type="error">
            <text:p>Err:502</text:p>
          </table:table-cell>
          <table:table-cell table:style-name="ce21" table:formula="of:=TINV(0.05;[.S333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6.42" calcext:value-type="float">
            <text:p>76.42</text:p>
          </table:table-cell>
          <table:table-cell office:value-type="float" office:value="91.86" calcext:value-type="float">
            <text:p>91.86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915241392350988" calcext:value-type="float">
            <text:p>0.9152413924</text:p>
          </table:table-cell>
          <table:table-cell table:style-name="ce22" table:formula="of:=([.G334]*[.G332])" office:value-type="float" office:value="0.57345568439395" calcext:value-type="float">
            <text:p>0.5734556844</text:p>
          </table:table-cell>
          <table:table-cell table:style-name="ce18" table:formula="of:=([.H334]*[.H332])" office:value-type="string" office:string-value="" calcext:value-type="error">
            <text:p>Err:502</text:p>
          </table:table-cell>
          <table:table-cell table:style-name="ce22" table:formula="of:=([.I334]*[.I332])" office:value-type="string" office:string-value="" calcext:value-type="error">
            <text:p>Err:502</text:p>
          </table:table-cell>
          <table:table-cell table:style-name="ce18"/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9.42647955628709" calcext:value-type="float">
            <text:p>9.4264795563</text:p>
          </table:table-cell>
          <table:table-cell table:style-name="ce22" table:formula="of:=([.Q334]*[.Q332])" office:value-type="float" office:value="3.78075782533503" calcext:value-type="float">
            <text:p>3.7807578253</text:p>
          </table:table-cell>
          <table:table-cell table:style-name="ce18" table:formula="of:=([.R334]*[.R332])" office:value-type="string" office:string-value="" calcext:value-type="error">
            <text:p>Err:502</text:p>
          </table:table-cell>
          <table:table-cell table:style-name="ce22" table:formula="of:=([.S334]*[.S332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85.12" calcext:value-type="float">
            <text:p>85.12</text:p>
          </table:table-cell>
          <table:table-cell office:value-type="float" office:value="88.02" calcext:value-type="float">
            <text:p>88.02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335]/[.F330]" office:value-type="percentage" office:value="0.0107085855799947" calcext:value-type="percentage">
            <text:p>1.07%</text:p>
          </table:table-cell>
          <table:table-cell table:formula="of:=[.G335]/[.G330]" office:value-type="percentage" office:value="0.00652722277811362" calcext:value-type="percentage">
            <text:p>0.65%</text:p>
          </table:table-cell>
          <table:table-cell table:formula="of:=[.H335]/[.H330]" office:value-type="string" office:string-value="" calcext:value-type="error">
            <text:p>Err:502</text:p>
          </table:table-cell>
          <table:table-cell table:formula="of:=[.I335]/[.I330]" office:value-type="string" office:string-value="" calcext:value-type="error">
            <text:p>Err:50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335]/[.P330]" office:value-type="percentage" office:value="0.0344711458944163" calcext:value-type="percentage">
            <text:p>3.45%</text:p>
          </table:table-cell>
          <table:table-cell table:formula="of:=[.Q335]/[.Q330]" office:value-type="percentage" office:value="0.0472358548892433" calcext:value-type="percentage">
            <text:p>4.72%</text:p>
          </table:table-cell>
          <table:table-cell table:formula="of:=[.R335]/[.R330]" office:value-type="string" office:string-value="" calcext:value-type="error">
            <text:p>Err:502</text:p>
          </table:table-cell>
          <table:table-cell table:formula="of:=[.S335]/[.S330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91.74" calcext:value-type="float">
            <text:p>91.74</text:p>
          </table:table-cell>
          <table:table-cell office:value-type="float" office:value="85.1" calcext:value-type="float">
            <text:p>85.1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4">
          <table:table-cell office:value-type="float" office:value="83.12" calcext:value-type="float">
            <text:p>83.12</text:p>
          </table:table-cell>
          <table:table-cell office:value-type="float" office:value="88.35" calcext:value-type="float">
            <text:p>88.35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79402817428744" calcext:value-type="percentage">
            <text:p>02.79%</text:p>
          </table:table-cell>
          <table:table-cell table:style-name="ce23" table:formula="of:=([.H330]-[.F330])/[.F330]" office:value-type="string" office:string-value="" calcext:value-type="error">
            <text:p>#DIV/0!</text:p>
          </table:table-cell>
          <table:table-cell table:style-name="ce23" table:formula="of:=([.I330]-[.F330])/[.F330]" office:value-type="string" office:string-value="" calcext:value-type="error">
            <text:p>#DIV/0!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07306370218679" calcext:value-type="percentage">
            <text:p>-70.73%</text:p>
          </table:table-cell>
          <table:table-cell table:style-name="ce29" table:formula="of:=([.R330]-[.P330])/[.P330]" office:value-type="string" office:string-value="" calcext:value-type="error">
            <text:p>#DIV/0!</text:p>
          </table:table-cell>
          <table:table-cell table:style-name="ce29" table:formula="of:=([.S330]-[.P330])/[.P33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4.82" calcext:value-type="float">
            <text:p>84.82</text:p>
          </table:table-cell>
          <table:table-cell office:value-type="float" office:value="90.1" calcext:value-type="float">
            <text:p>90.1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7.6" calcext:value-type="float">
            <text:p>87.6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85.18" calcext:value-type="float">
            <text:p>85.18</text:p>
          </table:table-cell>
          <table:table-cell table:number-columns-repeated="8"/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float" office:value="88.37" calcext:value-type="float">
            <text:p>88.37</text:p>
          </table:table-cell>
          <table:table-cell office:value-type="float" office:value="89.83" calcext:value-type="float">
            <text:p>89.83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4">
          <table:table-cell office:value-type="float" office:value="84.76" calcext:value-type="float">
            <text:p>84.76</text:p>
          </table:table-cell>
          <table:table-cell office:value-type="float" office:value="88.92" calcext:value-type="float">
            <text:p>88.92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84.33" calcext:value-type="float">
            <text:p>84.33</text:p>
          </table:table-cell>
          <table:table-cell office:value-type="float" office:value="87.6" calcext:value-type="float">
            <text:p>87.6</text:p>
          </table:table-cell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6.54" calcext:value-type="float">
            <text:p>86.54</text:p>
          </table:table-cell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4">
          <table:table-cell office:value-type="float" office:value="83.05" calcext:value-type="float">
            <text:p>83.05</text:p>
          </table:table-cell>
          <table:table-cell office:value-type="float" office:value="86.16" calcext:value-type="float">
            <text:p>86.16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5.1" calcext:value-type="float">
            <text:p>85.1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4">
          <table:table-cell office:value-type="float" office:value="83.69" calcext:value-type="float">
            <text:p>83.69</text:p>
          </table:table-cell>
          <table:table-cell office:value-type="float" office:value="87.67" calcext:value-type="float">
            <text:p>87.67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4">
          <table:table-cell office:value-type="float" office:value="81.45" calcext:value-type="float">
            <text:p>81.45</text:p>
          </table:table-cell>
          <table:table-cell office:value-type="float" office:value="89.82" calcext:value-type="float">
            <text:p>89.82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93.19" calcext:value-type="float">
            <text:p>93.19</text:p>
          </table:table-cell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4">
          <table:table-cell office:value-type="float" office:value="87.7" calcext:value-type="float">
            <text:p>87.7</text:p>
          </table:table-cell>
          <table:table-cell office:value-type="float" office:value="85.94" calcext:value-type="float">
            <text:p>85.94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4">
          <table:table-cell office:value-type="float" office:value="84.64" calcext:value-type="float">
            <text:p>84.64</text:p>
          </table:table-cell>
          <table:table-cell office:value-type="float" office:value="88.82" calcext:value-type="float">
            <text:p>88.82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85.61" calcext:value-type="float">
            <text:p>85.61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4">
          <table:table-cell office:value-type="float" office:value="90.53" calcext:value-type="float">
            <text:p>90.53</text:p>
          </table:table-cell>
          <table:table-cell office:value-type="float" office:value="87.25" calcext:value-type="float">
            <text:p>87.25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4">
          <table:table-cell office:value-type="float" office:value="84.13" calcext:value-type="float">
            <text:p>84.13</text:p>
          </table:table-cell>
          <table:table-cell office:value-type="float" office:value="88.86" calcext:value-type="float">
            <text:p>88.86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4">
          <table:table-cell office:value-type="float" office:value="79.68" calcext:value-type="float">
            <text:p>79.68</text:p>
          </table:table-cell>
          <table:table-cell office:value-type="float" office:value="87.84" calcext:value-type="float">
            <text:p>87.84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4">
          <table:table-cell office:value-type="float" office:value="85.66" calcext:value-type="float">
            <text:p>85.66</text:p>
          </table:table-cell>
          <table:table-cell office:value-type="float" office:value="86.89" calcext:value-type="float">
            <text:p>86.89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4">
          <table:table-cell office:value-type="float" office:value="80.54" calcext:value-type="float">
            <text:p>80.54</text:p>
          </table:table-cell>
          <table:table-cell office:value-type="float" office:value="87.43" calcext:value-type="float">
            <text:p>87.43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4">
          <table:table-cell office:value-type="float" office:value="84.1" calcext:value-type="float">
            <text:p>84.1</text:p>
          </table:table-cell>
          <table:table-cell office:value-type="float" office:value="89.78" calcext:value-type="float">
            <text:p>89.78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4">
          <table:table-cell office:value-type="float" office:value="87.29" calcext:value-type="float">
            <text:p>87.29</text:p>
          </table:table-cell>
          <table:table-cell office:value-type="float" office:value="87.34" calcext:value-type="float">
            <text:p>87.34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9.04" calcext:value-type="float">
            <text:p>89.04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4">
          <table:table-cell office:value-type="float" office:value="80.56" calcext:value-type="float">
            <text:p>80.56</text:p>
          </table:table-cell>
          <table:table-cell office:value-type="float" office:value="83.41" calcext:value-type="float">
            <text:p>83.41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office:value-type="float" office:value="85.87" calcext:value-type="float">
            <text:p>85.87</text:p>
          </table:table-cell>
          <table:table-cell office:value-type="float" office:value="88.28" calcext:value-type="float">
            <text:p>88.28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4.06" calcext:value-type="float">
            <text:p>84.06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4">
          <table:table-cell office:value-type="float" office:value="87.05" calcext:value-type="float">
            <text:p>87.05</text:p>
          </table:table-cell>
          <table:table-cell office:value-type="float" office:value="85.3" calcext:value-type="float">
            <text:p>85.3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4">
          <table:table-cell office:value-type="float" office:value="87.19" calcext:value-type="float">
            <text:p>87.19</text:p>
          </table:table-cell>
          <table:table-cell office:value-type="float" office:value="85.06" calcext:value-type="float">
            <text:p>85.06</text:p>
          </table:table-cell>
          <table:table-cell table:number-columns-repeated="8"/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7.32" calcext:value-type="float">
            <text:p>87.32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4">
          <table:table-cell office:value-type="float" office:value="90.86" calcext:value-type="float">
            <text:p>90.86</text:p>
          </table:table-cell>
          <table:table-cell office:value-type="float" office:value="87.58" calcext:value-type="float">
            <text:p>87.58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4">
          <table:table-cell office:value-type="float" office:value="88.69" calcext:value-type="float">
            <text:p>88.69</text:p>
          </table:table-cell>
          <table:table-cell office:value-type="float" office:value="90.47" calcext:value-type="float">
            <text:p>90.47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4">
          <table:table-cell office:value-type="float" office:value="81.3" calcext:value-type="float">
            <text:p>81.3</text:p>
          </table:table-cell>
          <table:table-cell office:value-type="float" office:value="86.8" calcext:value-type="float">
            <text:p>86.8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4">
          <table:table-cell office:value-type="float" office:value="86.42" calcext:value-type="float">
            <text:p>86.42</text:p>
          </table:table-cell>
          <table:table-cell office:value-type="float" office:value="89.7" calcext:value-type="float">
            <text:p>89.7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4">
          <table:table-cell office:value-type="float" office:value="85.76" calcext:value-type="float">
            <text:p>85.76</text:p>
          </table:table-cell>
          <table:table-cell office:value-type="float" office:value="88.63" calcext:value-type="float">
            <text:p>88.63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4">
          <table:table-cell office:value-type="float" office:value="88.42" calcext:value-type="float">
            <text:p>88.42</text:p>
          </table:table-cell>
          <table:table-cell office:value-type="float" office:value="89.02" calcext:value-type="float">
            <text:p>89.02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5.98" calcext:value-type="float">
            <text:p>85.98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4">
          <table:table-cell office:value-type="float" office:value="87.54" calcext:value-type="float">
            <text:p>87.54</text:p>
          </table:table-cell>
          <table:table-cell office:value-type="float" office:value="86.92" calcext:value-type="float">
            <text:p>86.92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4">
          <table:table-cell office:value-type="float" office:value="86.88" calcext:value-type="float">
            <text:p>86.88</text:p>
          </table:table-cell>
          <table:table-cell office:value-type="float" office:value="88.98" calcext:value-type="float">
            <text:p>88.98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4">
          <table:table-cell office:value-type="float" office:value="85.75" calcext:value-type="float">
            <text:p>85.75</text:p>
          </table:table-cell>
          <table:table-cell office:value-type="float" office:value="89.08" calcext:value-type="float">
            <text:p>89.08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4">
          <table:table-cell table:style-name="ce5" office:value-type="float" office:value="80.47" calcext:value-type="float">
            <text:p>80.47</text:p>
          </table:table-cell>
          <table:table-cell table:style-name="ce10" office:value-type="float" office:value="89" calcext:value-type="float">
            <text:p>89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3" calcext:value-type="float">
            <text:p>73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308.98" calcext:value-type="float">
            <text:p>308.98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0" calcext:value-type="float">
            <text:p>0</text:p>
          </table:table-cell>
          <table:table-cell table:style-name="ce21" table:formula="of:=COUNT([.D383:.D432])" office:value-type="float" office:value="0" calcext:value-type="float">
            <text:p>0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0" calcext:value-type="float">
            <text:p>0</text:p>
          </table:table-cell>
          <table:table-cell table:style-name="ce21" table:formula="of:=COUNT([.N383:.N432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303.22" calcext:value-type="float">
            <text:p>303.22</text:p>
          </table:table-cell>
          <table:table-cell office:value-type="float" office:value="299.72" calcext:value-type="float">
            <text:p>299.7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98.756" calcext:value-type="float">
            <text:p>298.756</text:p>
          </table:table-cell>
          <table:table-cell table:style-name="ce22" table:formula="of:=AVERAGE([.B383:.B432])" office:value-type="float" office:value="301.669" calcext:value-type="float">
            <text:p>301.669</text:p>
          </table:table-cell>
          <table:table-cell table:style-name="ce18" table:formula="of:=AVERAGE([.C383:.C432])" office:value-type="string" office:string-value="" calcext:value-type="error">
            <text:p>#DIV/0!</text:p>
          </table:table-cell>
          <table:table-cell table:style-name="ce22" table:formula="of:=AVERAGE([.D383:.D432])" office:value-type="string" office:string-value="" calcext:value-type="error">
            <text:p>#DIV/0!</text:p>
          </table:table-cell>
          <table:table-cell table:style-name="ce18"/>
          <table:table-cell office:value-type="float" office:value="324" calcext:value-type="float">
            <text:p>324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4.52" calcext:value-type="float">
            <text:p>254.52</text:p>
          </table:table-cell>
          <table:table-cell table:style-name="ce22" table:formula="of:=AVERAGE([.L383:.L432])" office:value-type="float" office:value="127.12" calcext:value-type="float">
            <text:p>127.12</text:p>
          </table:table-cell>
          <table:table-cell table:style-name="ce18" table:formula="of:=AVERAGE([.M383:.M432])" office:value-type="string" office:string-value="" calcext:value-type="error">
            <text:p>#DIV/0!</text:p>
          </table:table-cell>
          <table:table-cell table:style-name="ce22" table:formula="of:=AVERAGE([.N383:.N4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03.41" calcext:value-type="float">
            <text:p>303.41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54.4101306122449" calcext:value-type="float">
            <text:p>54.4101306122</text:p>
          </table:table-cell>
          <table:table-cell table:style-name="ce21" table:formula="of:=VAR([.B383:.B432])" office:value-type="float" office:value="11.6044989795918" calcext:value-type="float">
            <text:p>11.6044989796</text:p>
          </table:table-cell>
          <table:table-cell table:style-name="Default" table:formula="of:=VAR([.C383:.C432])" office:value-type="string" office:string-value="" calcext:value-type="error">
            <text:p>#DIV/0!</text:p>
          </table:table-cell>
          <table:table-cell table:style-name="ce21" table:formula="of:=VAR([.D383:.D432])" office:value-type="string" office:string-value="" calcext:value-type="error">
            <text:p>#DIV/0!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1235.07102040816" calcext:value-type="float">
            <text:p>1235.0710204082</text:p>
          </table:table-cell>
          <table:table-cell table:style-name="ce21" table:formula="of:=VAR([.L383:.L432])" office:value-type="float" office:value="385.209795918367" calcext:value-type="float">
            <text:p>385.2097959184</text:p>
          </table:table-cell>
          <table:table-cell table:style-name="Default" table:formula="of:=VAR([.M383:.M432])" office:value-type="string" office:string-value="" calcext:value-type="error">
            <text:p>#DIV/0!</text:p>
          </table:table-cell>
          <table:table-cell table:style-name="ce21" table:formula="of:=VAR([.N383:.N4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4.18" calcext:value-type="float">
            <text:p>304.18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1.04316950312253" calcext:value-type="float">
            <text:p>1.0431695031</text:p>
          </table:table-cell>
          <table:table-cell table:style-name="ce21" table:formula="of:=SQRT([.G385]/[.G383])" office:value-type="float" office:value="0.481757179076593" calcext:value-type="float">
            <text:p>0.4817571791</text:p>
          </table:table-cell>
          <table:table-cell table:style-name="Default" table:formula="of:=SQRT([.H385]/[.H383])" office:value-type="string" office:string-value="" calcext:value-type="error">
            <text:p>#DIV/0!</text:p>
          </table:table-cell>
          <table:table-cell table:style-name="ce21" table:formula="of:=SQRT([.I385]/[.I383])" office:value-type="string" office:string-value="" calcext:value-type="error">
            <text:p>#DIV/0!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4.97005235467025" calcext:value-type="float">
            <text:p>4.9700523547</text:p>
          </table:table-cell>
          <table:table-cell table:style-name="ce21" table:formula="of:=SQRT([.Q385]/[.Q383])" office:value-type="float" office:value="2.77564333414208" calcext:value-type="float">
            <text:p>2.7756433341</text:p>
          </table:table-cell>
          <table:table-cell table:style-name="Default" table:formula="of:=SQRT([.R385]/[.R383])" office:value-type="string" office:string-value="" calcext:value-type="error">
            <text:p>#DIV/0!</text:p>
          </table:table-cell>
          <table:table-cell table:style-name="ce21" table:formula="of:=SQRT([.S385]/[.S3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92.42" calcext:value-type="float">
            <text:p>292.42</text:p>
          </table:table-cell>
          <table:table-cell office:value-type="float" office:value="302.17" calcext:value-type="float">
            <text:p>302.17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-1" calcext:value-type="float">
            <text:p>-1</text:p>
          </table:table-cell>
          <table:table-cell table:style-name="ce21" table:formula="of:=[.I383]-1" office:value-type="float" office:value="-1" calcext:value-type="float">
            <text:p>-1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-1" calcext:value-type="float">
            <text:p>-1</text:p>
          </table:table-cell>
          <table:table-cell table:style-name="ce21" table:formula="of:=[.S383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290.03" calcext:value-type="float">
            <text:p>290.03</text:p>
          </table:table-cell>
          <table:table-cell office:value-type="float" office:value="302.08" calcext:value-type="float">
            <text:p>302.08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string" office:string-value="" calcext:value-type="error">
            <text:p>Err:502</text:p>
          </table:table-cell>
          <table:table-cell table:style-name="ce21" table:formula="of:=TINV(0.05;[.I387])" office:value-type="string" office:string-value="" calcext:value-type="error">
            <text:p>Err:502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string" office:string-value="" calcext:value-type="error">
            <text:p>Err:502</text:p>
          </table:table-cell>
          <table:table-cell table:style-name="ce21" table:formula="of:=TINV(0.05;[.S38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86.31" calcext:value-type="float">
            <text:p>286.31</text:p>
          </table:table-cell>
          <table:table-cell office:value-type="float" office:value="299.72" calcext:value-type="float">
            <text:p>299.72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2.09632760160344" calcext:value-type="float">
            <text:p>2.0963276016</text:p>
          </table:table-cell>
          <table:table-cell table:style-name="ce22" table:formula="of:=([.G388]*[.G386])" office:value-type="float" office:value="0.968127297381557" calcext:value-type="float">
            <text:p>0.9681272974</text:p>
          </table:table-cell>
          <table:table-cell table:style-name="ce18" table:formula="of:=([.H388]*[.H386])" office:value-type="string" office:string-value="" calcext:value-type="error">
            <text:p>Err:502</text:p>
          </table:table-cell>
          <table:table-cell table:style-name="ce22" table:formula="of:=([.I388]*[.I386])" office:value-type="string" office:string-value="" calcext:value-type="error">
            <text:p>Err:502</text:p>
          </table:table-cell>
          <table:table-cell table:style-name="ce18"/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9.98769413918119" calcext:value-type="float">
            <text:p>9.9876941392</text:p>
          </table:table-cell>
          <table:table-cell table:style-name="ce22" table:formula="of:=([.Q388]*[.Q386])" office:value-type="float" office:value="5.57786411139476" calcext:value-type="float">
            <text:p>5.5778641114</text:p>
          </table:table-cell>
          <table:table-cell table:style-name="ce18" table:formula="of:=([.R388]*[.R386])" office:value-type="string" office:string-value="" calcext:value-type="error">
            <text:p>Err:502</text:p>
          </table:table-cell>
          <table:table-cell table:style-name="ce22" table:formula="of:=([.S388]*[.S38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88.81" calcext:value-type="float">
            <text:p>288.81</text:p>
          </table:table-cell>
          <table:table-cell office:value-type="float" office:value="293.85" calcext:value-type="float">
            <text:p>293.85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389]/[.F384]" office:value-type="percentage" office:value="0.00701685523170561" calcext:value-type="percentage">
            <text:p>0.70%</text:p>
          </table:table-cell>
          <table:table-cell table:formula="of:=[.G389]/[.G384]" office:value-type="percentage" office:value="0.00320923693644875" calcext:value-type="percentage">
            <text:p>0.32%</text:p>
          </table:table-cell>
          <table:table-cell table:formula="of:=[.H389]/[.H384]" office:value-type="string" office:string-value="" calcext:value-type="error">
            <text:p>Err:502</text:p>
          </table:table-cell>
          <table:table-cell table:formula="of:=[.I389]/[.I384]" office:value-type="string" office:string-value="" calcext:value-type="error">
            <text:p>Err:50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389]/[.P384]" office:value-type="percentage" office:value="0.0392412939618937" calcext:value-type="percentage">
            <text:p>3.92%</text:p>
          </table:table-cell>
          <table:table-cell table:formula="of:=[.Q389]/[.Q384]" office:value-type="percentage" office:value="0.0438787296365226" calcext:value-type="percentage">
            <text:p>4.39%</text:p>
          </table:table-cell>
          <table:table-cell table:formula="of:=[.R389]/[.R384]" office:value-type="string" office:string-value="" calcext:value-type="error">
            <text:p>Err:502</text:p>
          </table:table-cell>
          <table:table-cell table:formula="of:=[.S389]/[.S384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96.2" calcext:value-type="float">
            <text:p>296.2</text:p>
          </table:table-cell>
          <table:table-cell office:value-type="float" office:value="301.32" calcext:value-type="float">
            <text:p>301.32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297.67" calcext:value-type="float">
            <text:p>297.67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0975043179049127" calcext:value-type="percentage">
            <text:p>00.98%</text:p>
          </table:table-cell>
          <table:table-cell table:style-name="ce23" table:formula="of:=([.H384]-[.F384])/[.F384]" office:value-type="string" office:string-value="" calcext:value-type="error">
            <text:p>#DIV/0!</text:p>
          </table:table-cell>
          <table:table-cell table:style-name="ce23" table:formula="of:=([.I384]-[.F384])/[.F384]" office:value-type="string" office:string-value="" calcext:value-type="error">
            <text:p>#DIV/0!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00550055005501" calcext:value-type="percentage">
            <text:p>-50.06%</text:p>
          </table:table-cell>
          <table:table-cell table:style-name="ce29" table:formula="of:=([.R384]-[.P384])/[.P384]" office:value-type="string" office:string-value="" calcext:value-type="error">
            <text:p>#DIV/0!</text:p>
          </table:table-cell>
          <table:table-cell table:style-name="ce29" table:formula="of:=([.S384]-[.P384])/[.P38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89.07" calcext:value-type="float">
            <text:p>289.07</text:p>
          </table:table-cell>
          <table:table-cell office:value-type="float" office:value="297.95" calcext:value-type="float">
            <text:p>297.95</text:p>
          </table:table-cell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4">
          <table:table-cell office:value-type="float" office:value="296.85" calcext:value-type="float">
            <text:p>296.85</text:p>
          </table:table-cell>
          <table:table-cell office:value-type="float" office:value="304.57" calcext:value-type="float">
            <text:p>304.57</text:p>
          </table:table-cell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06.22" calcext:value-type="float">
            <text:p>306.22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301.6" calcext:value-type="float">
            <text:p>301.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00.66" calcext:value-type="float">
            <text:p>300.66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299.25" calcext:value-type="float">
            <text:p>299.25</text:p>
          </table:table-cell>
          <table:table-cell office:value-type="float" office:value="300.28" calcext:value-type="float">
            <text:p>300.28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304.96" calcext:value-type="float">
            <text:p>304.96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4">
          <table:table-cell office:value-type="float" office:value="294.39" calcext:value-type="float">
            <text:p>294.39</text:p>
          </table:table-cell>
          <table:table-cell office:value-type="float" office:value="307.2" calcext:value-type="float">
            <text:p>307.2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4">
          <table:table-cell office:value-type="float" office:value="300.19" calcext:value-type="float">
            <text:p>300.19</text:p>
          </table:table-cell>
          <table:table-cell office:value-type="float" office:value="302.46" calcext:value-type="float">
            <text:p>302.46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4">
          <table:table-cell office:value-type="float" office:value="311.79" calcext:value-type="float">
            <text:p>311.79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04.96" calcext:value-type="float">
            <text:p>304.96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00.85" calcext:value-type="float">
            <text:p>300.85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8.97" calcext:value-type="float">
            <text:p>298.97</text:p>
          </table:table-cell>
          <table:table-cell table:number-columns-repeated="8"/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9.91" calcext:value-type="float">
            <text:p>299.91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299.35" calcext:value-type="float">
            <text:p>299.35</text:p>
          </table:table-cell>
          <table:table-cell office:value-type="float" office:value="298.51" calcext:value-type="float">
            <text:p>298.51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4">
          <table:table-cell office:value-type="float" office:value="303.13" calcext:value-type="float">
            <text:p>303.13</text:p>
          </table:table-cell>
          <table:table-cell office:value-type="float" office:value="298.14" calcext:value-type="float">
            <text:p>298.14</text:p>
          </table:table-cell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303.32" calcext:value-type="float">
            <text:p>303.32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305.83" calcext:value-type="float">
            <text:p>305.83</text:p>
          </table:table-cell>
          <table:table-cell table:number-columns-repeated="8"/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4">
          <table:table-cell office:value-type="float" office:value="304.57" calcext:value-type="float">
            <text:p>304.57</text:p>
          </table:table-cell>
          <table:table-cell office:value-type="float" office:value="305.05" calcext:value-type="float">
            <text:p>305.05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4">
          <table:table-cell office:value-type="float" office:value="295.93" calcext:value-type="float">
            <text:p>295.93</text:p>
          </table:table-cell>
          <table:table-cell office:value-type="float" office:value="295.29" calcext:value-type="float">
            <text:p>295.29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4">
          <table:table-cell office:value-type="float" office:value="294.84" calcext:value-type="float">
            <text:p>294.84</text:p>
          </table:table-cell>
          <table:table-cell office:value-type="float" office:value="305.64" calcext:value-type="float">
            <text:p>305.64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8.97" calcext:value-type="float">
            <text:p>298.97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290.47" calcext:value-type="float">
            <text:p>290.47</text:p>
          </table:table-cell>
          <table:table-cell office:value-type="float" office:value="303.89" calcext:value-type="float">
            <text:p>303.89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4">
          <table:table-cell office:value-type="float" office:value="297.12" calcext:value-type="float">
            <text:p>297.12</text:p>
          </table:table-cell>
          <table:table-cell office:value-type="float" office:value="307.5" calcext:value-type="float">
            <text:p>307.5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04.67" calcext:value-type="float">
            <text:p>304.67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4">
          <table:table-cell office:value-type="float" office:value="302.93" calcext:value-type="float">
            <text:p>302.93</text:p>
          </table:table-cell>
          <table:table-cell office:value-type="float" office:value="301.6" calcext:value-type="float">
            <text:p>301.6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304.28" calcext:value-type="float">
            <text:p>304.28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1.13" calcext:value-type="float">
            <text:p>301.13</text:p>
          </table:table-cell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01.13" calcext:value-type="float">
            <text:p>301.13</text:p>
          </table:table-cell>
          <table:table-cell office:value-type="float" office:value="301.41" calcext:value-type="float">
            <text:p>301.41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8.6" calcext:value-type="float">
            <text:p>298.6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4">
          <table:table-cell office:value-type="float" office:value="291.62" calcext:value-type="float">
            <text:p>291.62</text:p>
          </table:table-cell>
          <table:table-cell office:value-type="float" office:value="299.63" calcext:value-type="float">
            <text:p>299.63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4">
          <table:table-cell office:value-type="float" office:value="306.71" calcext:value-type="float">
            <text:p>306.71</text:p>
          </table:table-cell>
          <table:table-cell office:value-type="float" office:value="301.79" calcext:value-type="float">
            <text:p>301.79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297.86" calcext:value-type="float">
            <text:p>297.86</text:p>
          </table:table-cell>
          <table:table-cell office:value-type="float" office:value="300.56" calcext:value-type="float">
            <text:p>300.56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290.56" calcext:value-type="float">
            <text:p>290.56</text:p>
          </table:table-cell>
          <table:table-cell office:value-type="float" office:value="304.47" calcext:value-type="float">
            <text:p>304.47</text:p>
          </table:table-cell>
          <table:table-cell table:number-columns-repeated="8"/>
          <table:table-cell office:value-type="float" office:value="267" calcext:value-type="float">
            <text:p>267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318.2" calcext:value-type="float">
            <text:p>318.2</text:p>
          </table:table-cell>
          <table:table-cell office:value-type="float" office:value="305.54" calcext:value-type="float">
            <text:p>305.54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4">
          <table:table-cell office:value-type="float" office:value="304.76" calcext:value-type="float">
            <text:p>304.76</text:p>
          </table:table-cell>
          <table:table-cell office:value-type="float" office:value="302.36" calcext:value-type="float">
            <text:p>302.36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296.48" calcext:value-type="float">
            <text:p>296.48</text:p>
          </table:table-cell>
          <table:table-cell office:value-type="float" office:value="301.7" calcext:value-type="float">
            <text:p>301.7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296.3" calcext:value-type="float">
            <text:p>296.3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table:style-name="ce5" office:value-type="float" office:value="277.78" calcext:value-type="float">
            <text:p>277.78</text:p>
          </table:table-cell>
          <table:table-cell table:style-name="ce10" office:value-type="float" office:value="293.58" calcext:value-type="float">
            <text:p>293.58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9" calcext:value-type="float">
            <text:p>31.39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0" calcext:value-type="float">
            <text:p>0</text:p>
          </table:table-cell>
          <table:table-cell table:style-name="ce21" table:formula="of:=COUNT([.D437:.D486])" office:value-type="float" office:value="0" calcext:value-type="float">
            <text:p>0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0" calcext:value-type="float">
            <text:p>0</text:p>
          </table:table-cell>
          <table:table-cell table:style-name="ce21" table:formula="of:=COUNT([.N437:.N48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9.56" calcext:value-type="float">
            <text:p>29.56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9492" calcext:value-type="float">
            <text:p>30.9492</text:p>
          </table:table-cell>
          <table:table-cell table:style-name="ce22" table:formula="of:=AVERAGE([.B437:.B486])" office:value-type="float" office:value="29.5458" calcext:value-type="float">
            <text:p>29.5458</text:p>
          </table:table-cell>
          <table:table-cell table:style-name="ce18" table:formula="of:=AVERAGE([.C437:.C486])" office:value-type="string" office:string-value="" calcext:value-type="error">
            <text:p>#DIV/0!</text:p>
          </table:table-cell>
          <table:table-cell table:style-name="ce22" table:formula="of:=AVERAGE([.D437:.D486])" office:value-type="string" office:string-value="" calcext:value-type="error">
            <text:p>#DIV/0!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6.24" calcext:value-type="float">
            <text:p>266.24</text:p>
          </table:table-cell>
          <table:table-cell table:style-name="ce22" table:formula="of:=AVERAGE([.L437:.L486])" office:value-type="float" office:value="46.68" calcext:value-type="float">
            <text:p>46.68</text:p>
          </table:table-cell>
          <table:table-cell table:style-name="ce18" table:formula="of:=AVERAGE([.M437:.M486])" office:value-type="string" office:string-value="" calcext:value-type="error">
            <text:p>#DIV/0!</text:p>
          </table:table-cell>
          <table:table-cell table:style-name="ce22" table:formula="of:=AVERAGE([.N437:.N4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36" calcext:value-type="float">
            <text:p>31.36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494289142857143" calcext:value-type="float">
            <text:p>0.4942891429</text:p>
          </table:table-cell>
          <table:table-cell table:style-name="ce21" table:formula="of:=VAR([.B437:.B486])" office:value-type="float" office:value="6.79753097959184" calcext:value-type="float">
            <text:p>6.7975309796</text:p>
          </table:table-cell>
          <table:table-cell table:style-name="Default" table:formula="of:=VAR([.C437:.C486])" office:value-type="string" office:string-value="" calcext:value-type="error">
            <text:p>#DIV/0!</text:p>
          </table:table-cell>
          <table:table-cell table:style-name="ce21" table:formula="of:=VAR([.D437:.D486])" office:value-type="string" office:string-value="" calcext:value-type="error">
            <text:p>#DIV/0!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467.00244897959" calcext:value-type="float">
            <text:p>1467.0024489796</text:p>
          </table:table-cell>
          <table:table-cell table:style-name="ce21" table:formula="of:=VAR([.L437:.L486])" office:value-type="float" office:value="32.9975510204082" calcext:value-type="float">
            <text:p>32.9975510204</text:p>
          </table:table-cell>
          <table:table-cell table:style-name="Default" table:formula="of:=VAR([.M437:.M486])" office:value-type="string" office:string-value="" calcext:value-type="error">
            <text:p>#DIV/0!</text:p>
          </table:table-cell>
          <table:table-cell table:style-name="ce21" table:formula="of:=VAR([.N437:.N4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26.99" calcext:value-type="float">
            <text:p>26.99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994272742115706" calcext:value-type="float">
            <text:p>0.0994272742</text:p>
          </table:table-cell>
          <table:table-cell table:style-name="ce21" table:formula="of:=SQRT([.G439]/[.G437])" office:value-type="float" office:value="0.368714821497369" calcext:value-type="float">
            <text:p>0.3687148215</text:p>
          </table:table-cell>
          <table:table-cell table:style-name="Default" table:formula="of:=SQRT([.H439]/[.H437])" office:value-type="string" office:string-value="" calcext:value-type="error">
            <text:p>#DIV/0!</text:p>
          </table:table-cell>
          <table:table-cell table:style-name="ce21" table:formula="of:=SQRT([.I439]/[.I437])" office:value-type="string" office:string-value="" calcext:value-type="error">
            <text:p>#DIV/0!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5.41664554679295" calcext:value-type="float">
            <text:p>5.4166455468</text:p>
          </table:table-cell>
          <table:table-cell table:style-name="ce21" table:formula="of:=SQRT([.Q439]/[.Q437])" office:value-type="float" office:value="0.812373695049368" calcext:value-type="float">
            <text:p>0.812373695</text:p>
          </table:table-cell>
          <table:table-cell table:style-name="Default" table:formula="of:=SQRT([.R439]/[.R437])" office:value-type="string" office:string-value="" calcext:value-type="error">
            <text:p>#DIV/0!</text:p>
          </table:table-cell>
          <table:table-cell table:style-name="ce21" table:formula="of:=SQRT([.S439]/[.S4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0.96" calcext:value-type="float">
            <text:p>30.96</text:p>
          </table:table-cell>
          <table:table-cell office:value-type="float" office:value="31.21" calcext:value-type="float">
            <text:p>31.21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-1" calcext:value-type="float">
            <text:p>-1</text:p>
          </table:table-cell>
          <table:table-cell table:style-name="ce21" table:formula="of:=[.I437]-1" office:value-type="float" office:value="-1" calcext:value-type="float">
            <text:p>-1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-1" calcext:value-type="float">
            <text:p>-1</text:p>
          </table:table-cell>
          <table:table-cell table:style-name="ce21" table:formula="of:=[.S437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31.08" calcext:value-type="float">
            <text:p>31.08</text:p>
          </table:table-cell>
          <table:table-cell office:value-type="float" office:value="31.42" calcext:value-type="float">
            <text:p>31.42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string" office:string-value="" calcext:value-type="error">
            <text:p>Err:502</text:p>
          </table:table-cell>
          <table:table-cell table:style-name="ce21" table:formula="of:=TINV(0.05;[.I441])" office:value-type="string" office:string-value="" calcext:value-type="error">
            <text:p>Err:502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string" office:string-value="" calcext:value-type="error">
            <text:p>Err:502</text:p>
          </table:table-cell>
          <table:table-cell table:style-name="ce21" table:formula="of:=TINV(0.05;[.S441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37" calcext:value-type="float">
            <text:p>31.3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199806588150831" calcext:value-type="float">
            <text:p>0.1998065882</text:p>
          </table:table-cell>
          <table:table-cell table:style-name="ce22" table:formula="of:=([.G442]*[.G440])" office:value-type="float" office:value="0.74096017484364" calcext:value-type="float">
            <text:p>0.7409601748</text:p>
          </table:table-cell>
          <table:table-cell table:style-name="ce18" table:formula="of:=([.H442]*[.H440])" office:value-type="string" office:string-value="" calcext:value-type="error">
            <text:p>Err:502</text:p>
          </table:table-cell>
          <table:table-cell table:style-name="ce22" table:formula="of:=([.I442]*[.I440])" office:value-type="string" office:string-value="" calcext:value-type="error">
            <text:p>Err:502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10.8851567591415" calcext:value-type="float">
            <text:p>10.8851567591</text:p>
          </table:table-cell>
          <table:table-cell table:style-name="ce22" table:formula="of:=([.Q442]*[.Q440])" office:value-type="float" office:value="1.63252606086639" calcext:value-type="float">
            <text:p>1.6325260609</text:p>
          </table:table-cell>
          <table:table-cell table:style-name="ce18" table:formula="of:=([.R442]*[.R440])" office:value-type="string" office:string-value="" calcext:value-type="error">
            <text:p>Err:502</text:p>
          </table:table-cell>
          <table:table-cell table:style-name="ce22" table:formula="of:=([.S442]*[.S440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31.02" calcext:value-type="float">
            <text:p>31.02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443]/[.F438]" office:value-type="percentage" office:value="0.00645595324437565" calcext:value-type="percentage">
            <text:p>0.65%</text:p>
          </table:table-cell>
          <table:table-cell table:formula="of:=[.G443]/[.G438]" office:value-type="percentage" office:value="0.0250783588477428" calcext:value-type="percentage">
            <text:p>2.51%</text:p>
          </table:table-cell>
          <table:table-cell table:formula="of:=[.H443]/[.H438]" office:value-type="string" office:string-value="" calcext:value-type="error">
            <text:p>Err:502</text:p>
          </table:table-cell>
          <table:table-cell table:formula="of:=[.I443]/[.I438]" office:value-type="string" office:string-value="" calcext:value-type="error">
            <text:p>Err:50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443]/[.P438]" office:value-type="percentage" office:value="0.0408847534523042" calcext:value-type="percentage">
            <text:p>4.09%</text:p>
          </table:table-cell>
          <table:table-cell table:formula="of:=[.Q443]/[.Q438]" office:value-type="percentage" office:value="0.0349727091016793" calcext:value-type="percentage">
            <text:p>3.50%</text:p>
          </table:table-cell>
          <table:table-cell table:formula="of:=[.R443]/[.R438]" office:value-type="string" office:string-value="" calcext:value-type="error">
            <text:p>Err:502</text:p>
          </table:table-cell>
          <table:table-cell table:formula="of:=[.S443]/[.S438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35" calcext:value-type="float">
            <text:p>31.35</text:p>
          </table:table-cell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36" calcext:value-type="float">
            <text:p>31.36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53452754836959" calcext:value-type="percentage">
            <text:p>-04.53%</text:p>
          </table:table-cell>
          <table:table-cell table:style-name="ce23" table:formula="of:=([.H438]-[.F438])/[.F438]" office:value-type="string" office:string-value="" calcext:value-type="error">
            <text:p>#DIV/0!</text:p>
          </table:table-cell>
          <table:table-cell table:style-name="ce23" table:formula="of:=([.I438]-[.F438])/[.F438]" office:value-type="string" office:string-value="" calcext:value-type="error">
            <text:p>#DIV/0!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824669471153846" calcext:value-type="percentage">
            <text:p>-82.47%</text:p>
          </table:table-cell>
          <table:table-cell table:style-name="ce29" table:formula="of:=([.R438]-[.P438])/[.P438]" office:value-type="string" office:string-value="" calcext:value-type="error">
            <text:p>#DIV/0!</text:p>
          </table:table-cell>
          <table:table-cell table:style-name="ce29" table:formula="of:=([.S438]-[.P438])/[.P43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26.28" calcext:value-type="float">
            <text:p>26.28</text:p>
          </table:table-cell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4.14" calcext:value-type="float">
            <text:p>24.14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4.79" calcext:value-type="float">
            <text:p>24.79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22" calcext:value-type="float">
            <text:p>31.22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53" calcext:value-type="float">
            <text:p>31.53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7.59" calcext:value-type="float">
            <text:p>27.59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4">
          <table:table-cell office:value-type="float" office:value="30.66" calcext:value-type="float">
            <text:p>30.66</text:p>
          </table:table-cell>
          <table:table-cell office:value-type="float" office:value="24.27" calcext:value-type="float">
            <text:p>24.27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09" calcext:value-type="float">
            <text:p>31.09</text:p>
          </table:table-cell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31.11" calcext:value-type="float">
            <text:p>31.11</text:p>
          </table:table-cell>
          <table:table-cell office:value-type="float" office:value="27.04" calcext:value-type="float">
            <text:p>27.04</text:p>
          </table:table-cell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25.29" calcext:value-type="float">
            <text:p>25.29</text:p>
          </table:table-cell>
          <table:table-cell table:number-columns-repeated="8"/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31.16" calcext:value-type="float">
            <text:p>31.16</text:p>
          </table:table-cell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4">
          <table:table-cell office:value-type="float" office:value="30.89" calcext:value-type="float">
            <text:p>30.89</text:p>
          </table:table-cell>
          <table:table-cell office:value-type="float" office:value="31.07" calcext:value-type="float">
            <text:p>31.07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31.28" calcext:value-type="float">
            <text:p>31.28</text:p>
          </table:table-cell>
          <table:table-cell table:number-columns-repeated="8"/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26.48" calcext:value-type="float">
            <text:p>26.48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22" calcext:value-type="float">
            <text:p>31.22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4">
          <table:table-cell office:value-type="float" office:value="30.92" calcext:value-type="float">
            <text:p>30.92</text:p>
          </table:table-cell>
          <table:table-cell office:value-type="float" office:value="31.19" calcext:value-type="float">
            <text:p>31.19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4">
          <table:table-cell office:value-type="float" office:value="26.5" calcext:value-type="float">
            <text:p>26.5</text:p>
          </table:table-cell>
          <table:table-cell office:value-type="float" office:value="31.42" calcext:value-type="float">
            <text:p>31.42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27.26" calcext:value-type="float">
            <text:p>27.26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31.13" calcext:value-type="float">
            <text:p>31.13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23.97" calcext:value-type="float">
            <text:p>23.97</text:p>
          </table:table-cell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31.17" calcext:value-type="float">
            <text:p>31.17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4" calcext:value-type="float">
            <text:p>31.4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7.39" calcext:value-type="float">
            <text:p>27.39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31.2" calcext:value-type="float">
            <text:p>31.2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34" calcext:value-type="float">
            <text:p>31.34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4">
          <table:table-cell office:value-type="float" office:value="30.72" calcext:value-type="float">
            <text:p>30.72</text:p>
          </table:table-cell>
          <table:table-cell office:value-type="float" office:value="26.67" calcext:value-type="float">
            <text:p>26.67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4">
          <table:table-cell office:value-type="float" office:value="30.87" calcext:value-type="float">
            <text:p>30.87</text:p>
          </table:table-cell>
          <table:table-cell office:value-type="float" office:value="31.17" calcext:value-type="float">
            <text:p>31.17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31.25" calcext:value-type="float">
            <text:p>31.25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4" calcext:value-type="float">
            <text:p>31.4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4">
          <table:table-cell office:value-type="float" office:value="31.07" calcext:value-type="float">
            <text:p>31.07</text:p>
          </table:table-cell>
          <table:table-cell office:value-type="float" office:value="31.22" calcext:value-type="float">
            <text:p>31.22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5.1" calcext:value-type="float">
            <text:p>25.1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04" calcext:value-type="float">
            <text:p>31.04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25" calcext:value-type="float">
            <text:p>31.2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5.76" calcext:value-type="float">
            <text:p>25.76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5" calcext:value-type="float">
            <text:p>31.5</text:p>
          </table:table-cell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31.34" calcext:value-type="float">
            <text:p>31.34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5.62" calcext:value-type="float">
            <text:p>25.62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4">
          <table:table-cell office:value-type="float" office:value="30.65" calcext:value-type="float">
            <text:p>30.65</text:p>
          </table:table-cell>
          <table:table-cell office:value-type="float" office:value="31.2" calcext:value-type="float">
            <text:p>31.2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4">
          <table:table-cell table:style-name="ce5" office:value-type="float" office:value="31.05" calcext:value-type="float">
            <text:p>31.05</text:p>
          </table:table-cell>
          <table:table-cell table:style-name="ce10" office:value-type="float" office:value="31.15" calcext:value-type="float">
            <text:p>31.15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633.66" calcext:value-type="float">
            <text:p>633.66</text:p>
          </table:table-cell>
          <table:table-cell office:value-type="float" office:value="631.16" calcext:value-type="float">
            <text:p>631.1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0" calcext:value-type="float">
            <text:p>0</text:p>
          </table:table-cell>
          <table:table-cell table:style-name="ce21" table:formula="of:=COUNT([.D491:.D540])" office:value-type="float" office:value="0" calcext:value-type="float">
            <text:p>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0" calcext:value-type="float">
            <text:p>0</text:p>
          </table:table-cell>
          <table:table-cell table:style-name="ce21" table:formula="of:=COUNT([.N491:.N540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588.96" calcext:value-type="float">
            <text:p>588.96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90.5928" calcext:value-type="float">
            <text:p>590.5928</text:p>
          </table:table-cell>
          <table:table-cell table:style-name="ce22" table:formula="of:=AVERAGE([.B491:.B540])" office:value-type="float" office:value="622.4356" calcext:value-type="float">
            <text:p>622.4356</text:p>
          </table:table-cell>
          <table:table-cell table:style-name="ce18" table:formula="of:=AVERAGE([.C491:.C540])" office:value-type="string" office:string-value="" calcext:value-type="error">
            <text:p>#DIV/0!</text:p>
          </table:table-cell>
          <table:table-cell table:style-name="ce22" table:formula="of:=AVERAGE([.D491:.D540])" office:value-type="string" office:string-value="" calcext:value-type="error">
            <text:p>#DIV/0!</text:p>
          </table:table-cell>
          <table:table-cell table:style-name="ce18"/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75.8" calcext:value-type="float">
            <text:p>275.8</text:p>
          </table:table-cell>
          <table:table-cell table:style-name="ce22" table:formula="of:=AVERAGE([.L491:.L540])" office:value-type="float" office:value="153.76" calcext:value-type="float">
            <text:p>153.76</text:p>
          </table:table-cell>
          <table:table-cell table:style-name="ce18" table:formula="of:=AVERAGE([.M491:.M540])" office:value-type="string" office:string-value="" calcext:value-type="error">
            <text:p>#DIV/0!</text:p>
          </table:table-cell>
          <table:table-cell table:style-name="ce22" table:formula="of:=AVERAGE([.N491:.N5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37.03" calcext:value-type="float">
            <text:p>637.03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414.228820571428" calcext:value-type="float">
            <text:p>414.2288205714</text:p>
          </table:table-cell>
          <table:table-cell table:style-name="ce21" table:formula="of:=VAR([.B491:.B540])" office:value-type="float" office:value="400.418033306122" calcext:value-type="float">
            <text:p>400.4180333061</text:p>
          </table:table-cell>
          <table:table-cell table:style-name="Default" table:formula="of:=VAR([.C491:.C540])" office:value-type="string" office:string-value="" calcext:value-type="error">
            <text:p>#DIV/0!</text:p>
          </table:table-cell>
          <table:table-cell table:style-name="ce21" table:formula="of:=VAR([.D491:.D540])" office:value-type="string" office:string-value="" calcext:value-type="error">
            <text:p>#DIV/0!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937.83673469388" calcext:value-type="float">
            <text:p>2937.8367346939</text:p>
          </table:table-cell>
          <table:table-cell table:style-name="ce21" table:formula="of:=VAR([.L491:.L540])" office:value-type="float" office:value="464.431020408163" calcext:value-type="float">
            <text:p>464.4310204082</text:p>
          </table:table-cell>
          <table:table-cell table:style-name="Default" table:formula="of:=VAR([.M491:.M540])" office:value-type="string" office:string-value="" calcext:value-type="error">
            <text:p>#DIV/0!</text:p>
          </table:table-cell>
          <table:table-cell table:style-name="ce21" table:formula="of:=VAR([.N491:.N5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621.36" calcext:value-type="float">
            <text:p>621.36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2.87829401059526" calcext:value-type="float">
            <text:p>2.8782940106</text:p>
          </table:table-cell>
          <table:table-cell table:style-name="ce21" table:formula="of:=SQRT([.G493]/[.G491])" office:value-type="float" office:value="2.82990470972477" calcext:value-type="float">
            <text:p>2.8299047097</text:p>
          </table:table-cell>
          <table:table-cell table:style-name="Default" table:formula="of:=SQRT([.H493]/[.H491])" office:value-type="string" office:string-value="" calcext:value-type="error">
            <text:p>#DIV/0!</text:p>
          </table:table-cell>
          <table:table-cell table:style-name="ce21" table:formula="of:=SQRT([.I493]/[.I491])" office:value-type="string" office:string-value="" calcext:value-type="error">
            <text:p>#DIV/0!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66529416877641" calcext:value-type="float">
            <text:p>7.6652941688</text:p>
          </table:table-cell>
          <table:table-cell table:style-name="ce21" table:formula="of:=SQRT([.Q493]/[.Q491])" office:value-type="float" office:value="3.04772380772328" calcext:value-type="float">
            <text:p>3.0477238077</text:p>
          </table:table-cell>
          <table:table-cell table:style-name="Default" table:formula="of:=SQRT([.R493]/[.R491])" office:value-type="string" office:string-value="" calcext:value-type="error">
            <text:p>#DIV/0!</text:p>
          </table:table-cell>
          <table:table-cell table:style-name="ce21" table:formula="of:=SQRT([.S493]/[.S4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06.83" calcext:value-type="float">
            <text:p>606.83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-1" calcext:value-type="float">
            <text:p>-1</text:p>
          </table:table-cell>
          <table:table-cell table:style-name="ce21" table:formula="of:=[.I491]-1" office:value-type="float" office:value="-1" calcext:value-type="float">
            <text:p>-1</text:p>
          </table:table-cell>
          <table:table-cell table:style-name="Default"/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-1" calcext:value-type="float">
            <text:p>-1</text:p>
          </table:table-cell>
          <table:table-cell table:style-name="ce21" table:formula="of:=[.S491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589.32" calcext:value-type="float">
            <text:p>589.32</text:p>
          </table:table-cell>
          <table:table-cell office:value-type="float" office:value="636.18" calcext:value-type="float">
            <text:p>636.18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string" office:string-value="" calcext:value-type="error">
            <text:p>Err:502</text:p>
          </table:table-cell>
          <table:table-cell table:style-name="ce21" table:formula="of:=TINV(0.05;[.I495])" office:value-type="string" office:string-value="" calcext:value-type="error">
            <text:p>Err:502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string" office:string-value="" calcext:value-type="error">
            <text:p>Err:502</text:p>
          </table:table-cell>
          <table:table-cell table:style-name="ce21" table:formula="of:=TINV(0.05;[.S495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88.6" calcext:value-type="float">
            <text:p>588.6</text:p>
          </table:table-cell>
          <table:table-cell office:value-type="float" office:value="618.56" calcext:value-type="float">
            <text:p>618.56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5.78414836886964" calcext:value-type="float">
            <text:p>5.7841483689</text:p>
          </table:table-cell>
          <table:table-cell table:style-name="ce22" table:formula="of:=([.G496]*[.G494])" office:value-type="float" office:value="5.68690642809831" calcext:value-type="float">
            <text:p>5.6869064281</text:p>
          </table:table-cell>
          <table:table-cell table:style-name="ce18" table:formula="of:=([.H496]*[.H494])" office:value-type="string" office:string-value="" calcext:value-type="error">
            <text:p>Err:502</text:p>
          </table:table-cell>
          <table:table-cell table:style-name="ce22" table:formula="of:=([.I496]*[.I494])" office:value-type="string" office:string-value="" calcext:value-type="error">
            <text:p>Err:502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5.4039853468842" calcext:value-type="float">
            <text:p>15.4039853469</text:p>
          </table:table-cell>
          <table:table-cell table:style-name="ce22" table:formula="of:=([.Q496]*[.Q494])" office:value-type="float" office:value="6.12463029360993" calcext:value-type="float">
            <text:p>6.1246302936</text:p>
          </table:table-cell>
          <table:table-cell table:style-name="ce18" table:formula="of:=([.R496]*[.R494])" office:value-type="string" office:string-value="" calcext:value-type="error">
            <text:p>Err:502</text:p>
          </table:table-cell>
          <table:table-cell table:style-name="ce22" table:formula="of:=([.S496]*[.S494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64.71" calcext:value-type="float">
            <text:p>564.71</text:p>
          </table:table-cell>
          <table:table-cell office:value-type="float" office:value="614.6" calcext:value-type="float">
            <text:p>614.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497]/[.F492]" office:value-type="percentage" office:value="0.00979380102309009" calcext:value-type="percentage">
            <text:p>0.98%</text:p>
          </table:table-cell>
          <table:table-cell table:formula="of:=[.G497]/[.G492]" office:value-type="percentage" office:value="0.00913653786528005" calcext:value-type="percentage">
            <text:p>0.91%</text:p>
          </table:table-cell>
          <table:table-cell table:formula="of:=[.H497]/[.H492]" office:value-type="string" office:string-value="" calcext:value-type="error">
            <text:p>Err:502</text:p>
          </table:table-cell>
          <table:table-cell table:formula="of:=[.I497]/[.I492]" office:value-type="string" office:string-value="" calcext:value-type="error">
            <text:p>Err:50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497]/[.P492]" office:value-type="percentage" office:value="0.055852013585512" calcext:value-type="percentage">
            <text:p>5.59%</text:p>
          </table:table-cell>
          <table:table-cell table:formula="of:=[.Q497]/[.Q492]" office:value-type="percentage" office:value="0.0398324030541749" calcext:value-type="percentage">
            <text:p>3.98%</text:p>
          </table:table-cell>
          <table:table-cell table:formula="of:=[.R497]/[.R492]" office:value-type="string" office:string-value="" calcext:value-type="error">
            <text:p>Err:502</text:p>
          </table:table-cell>
          <table:table-cell table:formula="of:=[.S497]/[.S492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631.58" calcext:value-type="float">
            <text:p>631.58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02.64" calcext:value-type="float">
            <text:p>602.64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539166749069748" calcext:value-type="percentage">
            <text:p>05.39%</text:p>
          </table:table-cell>
          <table:table-cell table:style-name="ce23" table:formula="of:=([.H492]-[.F492])/[.F492]" office:value-type="string" office:string-value="" calcext:value-type="error">
            <text:p>#DIV/0!</text:p>
          </table:table-cell>
          <table:table-cell table:style-name="ce23" table:formula="of:=([.I492]-[.F492])/[.F492]" office:value-type="string" office:string-value="" calcext:value-type="error">
            <text:p>#DIV/0!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42494561276287" calcext:value-type="percentage">
            <text:p>-44.25%</text:p>
          </table:table-cell>
          <table:table-cell table:style-name="ce29" table:formula="of:=([.R492]-[.P492])/[.P492]" office:value-type="string" office:string-value="" calcext:value-type="error">
            <text:p>#DIV/0!</text:p>
          </table:table-cell>
          <table:table-cell table:style-name="ce29" table:formula="of:=([.S492]-[.P492])/[.P49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594.06" calcext:value-type="float">
            <text:p>594.06</text:p>
          </table:table-cell>
          <table:table-cell office:value-type="float" office:value="617.76" calcext:value-type="float">
            <text:p>617.76</text:p>
          </table:table-cell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4">
          <table:table-cell office:value-type="float" office:value="620.96" calcext:value-type="float">
            <text:p>620.96</text:p>
          </table:table-cell>
          <table:table-cell office:value-type="float" office:value="639.15" calcext:value-type="float">
            <text:p>639.15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4">
          <table:table-cell office:value-type="float" office:value="585.01" calcext:value-type="float">
            <text:p>585.01</text:p>
          </table:table-cell>
          <table:table-cell office:value-type="float" office:value="598.13" calcext:value-type="float">
            <text:p>598.13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27.86" calcext:value-type="float">
            <text:p>627.86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4">
          <table:table-cell office:value-type="float" office:value="592.59" calcext:value-type="float">
            <text:p>592.59</text:p>
          </table:table-cell>
          <table:table-cell office:value-type="float" office:value="631.16" calcext:value-type="float">
            <text:p>631.16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30.33" calcext:value-type="float">
            <text:p>630.33</text:p>
          </table:table-cell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4">
          <table:table-cell office:value-type="float" office:value="619.35" calcext:value-type="float">
            <text:p>619.35</text:p>
          </table:table-cell>
          <table:table-cell office:value-type="float" office:value="625.81" calcext:value-type="float">
            <text:p>625.81</text:p>
          </table:table-cell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565.04" calcext:value-type="float">
            <text:p>565.04</text:p>
          </table:table-cell>
          <table:table-cell office:value-type="float" office:value="627.45" calcext:value-type="float">
            <text:p>627.45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4">
          <table:table-cell office:value-type="float" office:value="595.16" calcext:value-type="float">
            <text:p>595.16</text:p>
          </table:table-cell>
          <table:table-cell office:value-type="float" office:value="614.99" calcext:value-type="float">
            <text:p>614.99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630.33" calcext:value-type="float">
            <text:p>630.33</text:p>
          </table:table-cell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27.04" calcext:value-type="float">
            <text:p>627.04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616.17" calcext:value-type="float">
            <text:p>616.17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4">
          <table:table-cell office:value-type="float" office:value="616.57" calcext:value-type="float">
            <text:p>616.57</text:p>
          </table:table-cell>
          <table:table-cell office:value-type="float" office:value="626.63" calcext:value-type="float">
            <text:p>626.63</text:p>
          </table:table-cell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4">
          <table:table-cell office:value-type="float" office:value="591.86" calcext:value-type="float">
            <text:p>591.86</text:p>
          </table:table-cell>
          <table:table-cell office:value-type="float" office:value="625" calcext:value-type="float">
            <text:p>625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4">
          <table:table-cell office:value-type="float" office:value="586.44" calcext:value-type="float">
            <text:p>586.44</text:p>
          </table:table-cell>
          <table:table-cell office:value-type="float" office:value="636.6" calcext:value-type="float">
            <text:p>636.6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591.13" calcext:value-type="float">
            <text:p>591.13</text:p>
          </table:table-cell>
          <table:table-cell office:value-type="float" office:value="629.51" calcext:value-type="float">
            <text:p>629.51</text:p>
          </table:table-cell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4">
          <table:table-cell office:value-type="float" office:value="505.8" calcext:value-type="float">
            <text:p>505.8</text:p>
          </table:table-cell>
          <table:table-cell office:value-type="float" office:value="629.1" calcext:value-type="float">
            <text:p>629.1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605.3" calcext:value-type="float">
            <text:p>605.3</text:p>
          </table:table-cell>
          <table:table-cell office:value-type="float" office:value="646.03" calcext:value-type="float">
            <text:p>646.03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4">
          <table:table-cell office:value-type="float" office:value="593.69" calcext:value-type="float">
            <text:p>593.69</text:p>
          </table:table-cell>
          <table:table-cell office:value-type="float" office:value="669.92" calcext:value-type="float">
            <text:p>669.92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618.96" calcext:value-type="float">
            <text:p>618.96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4">
          <table:table-cell office:value-type="float" office:value="606.06" calcext:value-type="float">
            <text:p>606.06</text:p>
          </table:table-cell>
          <table:table-cell office:value-type="float" office:value="626.22" calcext:value-type="float">
            <text:p>626.22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611.08" calcext:value-type="float">
            <text:p>611.08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98.88" calcext:value-type="float">
            <text:p>598.88</text:p>
          </table:table-cell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572.79" calcext:value-type="float">
            <text:p>572.79</text:p>
          </table:table-cell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616.17" calcext:value-type="float">
            <text:p>616.17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4">
          <table:table-cell office:value-type="float" office:value="603.02" calcext:value-type="float">
            <text:p>603.02</text:p>
          </table:table-cell>
          <table:table-cell office:value-type="float" office:value="677.49" calcext:value-type="float">
            <text:p>677.49</text:p>
          </table:table-cell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618.56" calcext:value-type="float">
            <text:p>618.56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559.11" calcext:value-type="float">
            <text:p>559.11</text:p>
          </table:table-cell>
          <table:table-cell office:value-type="float" office:value="622.16" calcext:value-type="float">
            <text:p>622.16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627.04" calcext:value-type="float">
            <text:p>627.04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614.2" calcext:value-type="float">
            <text:p>614.2</text:p>
          </table:table-cell>
          <table:table-cell office:value-type="float" office:value="588.6" calcext:value-type="float">
            <text:p>588.6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39.57" calcext:value-type="float">
            <text:p>639.57</text:p>
          </table:table-cell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4">
          <table:table-cell office:value-type="float" office:value="563.71" calcext:value-type="float">
            <text:p>563.71</text:p>
          </table:table-cell>
          <table:table-cell office:value-type="float" office:value="611.46" calcext:value-type="float">
            <text:p>611.46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624.59" calcext:value-type="float">
            <text:p>624.59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633.25" calcext:value-type="float">
            <text:p>633.25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672.27" calcext:value-type="float">
            <text:p>672.27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611.85" calcext:value-type="float">
            <text:p>611.85</text:p>
          </table:table-cell>
          <table:table-cell table:number-columns-repeated="8"/>
          <table:table-cell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587.16" calcext:value-type="float">
            <text:p>587.1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4">
          <table:table-cell table:style-name="ce5" office:value-type="float" office:value="585.37" calcext:value-type="float">
            <text:p>585.37</text:p>
          </table:table-cell>
          <table:table-cell table:style-name="ce10" office:value-type="float" office:value="625.81" calcext:value-type="float">
            <text:p>625.81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46.41" calcext:value-type="float">
            <text:p>246.41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0" calcext:value-type="float">
            <text:p>0</text:p>
          </table:table-cell>
          <table:table-cell table:style-name="ce21" table:formula="of:=COUNT([.D545:.D594])" office:value-type="float" office:value="0" calcext:value-type="float">
            <text:p>0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0" calcext:value-type="float">
            <text:p>0</text:p>
          </table:table-cell>
          <table:table-cell table:style-name="ce21" table:formula="of:=COUNT([.N545:.N594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98.43" calcext:value-type="float">
            <text:p>198.43</text:p>
          </table:table-cell>
          <table:table-cell office:value-type="float" office:value="226.42" calcext:value-type="float">
            <text:p>226.4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8.4764" calcext:value-type="float">
            <text:p>208.4764</text:p>
          </table:table-cell>
          <table:table-cell table:style-name="ce22" table:formula="of:=AVERAGE([.B545:.B594])" office:value-type="float" office:value="232.6852" calcext:value-type="float">
            <text:p>232.6852</text:p>
          </table:table-cell>
          <table:table-cell table:style-name="ce18" table:formula="of:=AVERAGE([.C545:.C594])" office:value-type="string" office:string-value="" calcext:value-type="error">
            <text:p>#DIV/0!</text:p>
          </table:table-cell>
          <table:table-cell table:style-name="ce22" table:formula="of:=AVERAGE([.D545:.D594])" office:value-type="string" office:string-value="" calcext:value-type="error">
            <text:p>#DIV/0!</text:p>
          </table:table-cell>
          <table:table-cell table:style-name="ce18"/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4.52" calcext:value-type="float">
            <text:p>224.52</text:p>
          </table:table-cell>
          <table:table-cell table:style-name="ce22" table:formula="of:=AVERAGE([.L545:.L594])" office:value-type="float" office:value="122.74" calcext:value-type="float">
            <text:p>122.74</text:p>
          </table:table-cell>
          <table:table-cell table:style-name="ce18" table:formula="of:=AVERAGE([.M545:.M594])" office:value-type="string" office:string-value="" calcext:value-type="error">
            <text:p>#DIV/0!</text:p>
          </table:table-cell>
          <table:table-cell table:style-name="ce22" table:formula="of:=AVERAGE([.N545:.N5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73.44" calcext:value-type="float">
            <text:p>173.44</text:p>
          </table:table-cell>
          <table:table-cell office:value-type="float" office:value="270.8" calcext:value-type="float">
            <text:p>270.8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147.416876571429" calcext:value-type="float">
            <text:p>147.4168765714</text:p>
          </table:table-cell>
          <table:table-cell table:style-name="ce21" table:formula="of:=VAR([.B545:.B594])" office:value-type="float" office:value="254.125756081633" calcext:value-type="float">
            <text:p>254.1257560816</text:p>
          </table:table-cell>
          <table:table-cell table:style-name="Default" table:formula="of:=VAR([.C545:.C594])" office:value-type="string" office:string-value="" calcext:value-type="error">
            <text:p>#DIV/0!</text:p>
          </table:table-cell>
          <table:table-cell table:style-name="ce21" table:formula="of:=VAR([.D545:.D594])" office:value-type="string" office:string-value="" calcext:value-type="error">
            <text:p>#DIV/0!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688.336326530612" calcext:value-type="float">
            <text:p>688.3363265306</text:p>
          </table:table-cell>
          <table:table-cell table:style-name="ce21" table:formula="of:=VAR([.L545:.L594])" office:value-type="float" office:value="204.890204081633" calcext:value-type="float">
            <text:p>204.8902040816</text:p>
          </table:table-cell>
          <table:table-cell table:style-name="Default" table:formula="of:=VAR([.M545:.M594])" office:value-type="string" office:string-value="" calcext:value-type="error">
            <text:p>#DIV/0!</text:p>
          </table:table-cell>
          <table:table-cell table:style-name="ce21" table:formula="of:=VAR([.N545:.N59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71.37" calcext:value-type="float">
            <text:p>171.37</text:p>
          </table:table-cell>
          <table:table-cell office:value-type="float" office:value="228.35" calcext:value-type="float">
            <text:p>228.35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1.71707237221632" calcext:value-type="float">
            <text:p>1.7170723722</text:p>
          </table:table-cell>
          <table:table-cell table:style-name="ce21" table:formula="of:=SQRT([.G547]/[.G545])" office:value-type="float" office:value="2.25444341726127" calcext:value-type="float">
            <text:p>2.2544434173</text:p>
          </table:table-cell>
          <table:table-cell table:style-name="Default" table:formula="of:=SQRT([.H547]/[.H545])" office:value-type="string" office:string-value="" calcext:value-type="error">
            <text:p>#DIV/0!</text:p>
          </table:table-cell>
          <table:table-cell table:style-name="ce21" table:formula="of:=SQRT([.I547]/[.I545])" office:value-type="string" office:string-value="" calcext:value-type="error">
            <text:p>#DIV/0!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3.71035396298146" calcext:value-type="float">
            <text:p>3.710353963</text:p>
          </table:table-cell>
          <table:table-cell table:style-name="ce21" table:formula="of:=SQRT([.Q547]/[.Q545])" office:value-type="float" office:value="2.02430335711638" calcext:value-type="float">
            <text:p>2.0243033571</text:p>
          </table:table-cell>
          <table:table-cell table:style-name="Default" table:formula="of:=SQRT([.R547]/[.R545])" office:value-type="string" office:string-value="" calcext:value-type="error">
            <text:p>#DIV/0!</text:p>
          </table:table-cell>
          <table:table-cell table:style-name="ce21" table:formula="of:=SQRT([.S547]/[.S5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26.15" calcext:value-type="float">
            <text:p>226.15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-1" calcext:value-type="float">
            <text:p>-1</text:p>
          </table:table-cell>
          <table:table-cell table:style-name="ce21" table:formula="of:=[.I545]-1" office:value-type="float" office:value="-1" calcext:value-type="float">
            <text:p>-1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-1" calcext:value-type="float">
            <text:p>-1</text:p>
          </table:table-cell>
          <table:table-cell table:style-name="ce21" table:formula="of:=[.S545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225.83" calcext:value-type="float">
            <text:p>225.83</text:p>
          </table:table-cell>
          <table:table-cell office:value-type="float" office:value="226.36" calcext:value-type="float">
            <text:p>226.36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string" office:string-value="" calcext:value-type="error">
            <text:p>Err:502</text:p>
          </table:table-cell>
          <table:table-cell table:style-name="ce21" table:formula="of:=TINV(0.05;[.I549])" office:value-type="string" office:string-value="" calcext:value-type="error">
            <text:p>Err:502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string" office:string-value="" calcext:value-type="error">
            <text:p>Err:502</text:p>
          </table:table-cell>
          <table:table-cell table:style-name="ce21" table:formula="of:=TINV(0.05;[.S54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08.33" calcext:value-type="float">
            <text:p>208.33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3.45058611956467" calcext:value-type="float">
            <text:p>3.4505861196</text:p>
          </table:table-cell>
          <table:table-cell table:style-name="ce22" table:formula="of:=([.G550]*[.G548])" office:value-type="float" office:value="4.53047366483726" calcext:value-type="float">
            <text:p>4.5304736648</text:p>
          </table:table-cell>
          <table:table-cell table:style-name="ce18" table:formula="of:=([.H550]*[.H548])" office:value-type="string" office:string-value="" calcext:value-type="error">
            <text:p>Err:502</text:p>
          </table:table-cell>
          <table:table-cell table:style-name="ce22" table:formula="of:=([.I550]*[.I548])" office:value-type="string" office:string-value="" calcext:value-type="error">
            <text:p>Err:502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7.45623544499188" calcext:value-type="float">
            <text:p>7.456235445</text:p>
          </table:table-cell>
          <table:table-cell table:style-name="ce22" table:formula="of:=([.Q550]*[.Q548])" office:value-type="float" office:value="4.06798989889867" calcext:value-type="float">
            <text:p>4.0679898989</text:p>
          </table:table-cell>
          <table:table-cell table:style-name="ce18" table:formula="of:=([.R550]*[.R548])" office:value-type="string" office:string-value="" calcext:value-type="error">
            <text:p>Err:502</text:p>
          </table:table-cell>
          <table:table-cell table:style-name="ce22" table:formula="of:=([.S550]*[.S548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12.2" calcext:value-type="float">
            <text:p>212.2</text:p>
          </table:table-cell>
          <table:table-cell office:value-type="float" office:value="225.14" calcext:value-type="float">
            <text:p>225.14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551]/[.F546]" office:value-type="percentage" office:value="0.0165514471641139" calcext:value-type="percentage">
            <text:p>1.66%</text:p>
          </table:table-cell>
          <table:table-cell table:formula="of:=[.G551]/[.G546]" office:value-type="percentage" office:value="0.0194703989116508" calcext:value-type="percentage">
            <text:p>1.95%</text:p>
          </table:table-cell>
          <table:table-cell table:formula="of:=[.H551]/[.H546]" office:value-type="string" office:string-value="" calcext:value-type="error">
            <text:p>Err:502</text:p>
          </table:table-cell>
          <table:table-cell table:formula="of:=[.I551]/[.I546]" office:value-type="string" office:string-value="" calcext:value-type="error">
            <text:p>Err:50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551]/[.P546]" office:value-type="percentage" office:value="0.0332096714991621" calcext:value-type="percentage">
            <text:p>3.32%</text:p>
          </table:table-cell>
          <table:table-cell table:formula="of:=[.Q551]/[.Q546]" office:value-type="percentage" office:value="0.0331431472942697" calcext:value-type="percentage">
            <text:p>3.31%</text:p>
          </table:table-cell>
          <table:table-cell table:formula="of:=[.R551]/[.R546]" office:value-type="string" office:string-value="" calcext:value-type="error">
            <text:p>Err:502</text:p>
          </table:table-cell>
          <table:table-cell table:formula="of:=[.S551]/[.S546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208.38" calcext:value-type="float">
            <text:p>208.38</text:p>
          </table:table-cell>
          <table:table-cell office:value-type="float" office:value="234.32" calcext:value-type="float">
            <text:p>234.32</text:p>
          </table:table-cell>
          <table:table-cell table:number-columns-repeated="8"/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35.29" calcext:value-type="float">
            <text:p>235.29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161224963593" calcext:value-type="percentage">
            <text:p>11.61%</text:p>
          </table:table-cell>
          <table:table-cell table:style-name="ce23" table:formula="of:=([.H546]-[.F546])/[.F546]" office:value-type="string" office:string-value="" calcext:value-type="error">
            <text:p>#DIV/0!</text:p>
          </table:table-cell>
          <table:table-cell table:style-name="ce23" table:formula="of:=([.I546]-[.F546])/[.F546]" office:value-type="string" office:string-value="" calcext:value-type="error">
            <text:p>#DIV/0!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453322643862462" calcext:value-type="percentage">
            <text:p>-45.33%</text:p>
          </table:table-cell>
          <table:table-cell table:style-name="ce29" table:formula="of:=([.R546]-[.P546])/[.P546]" office:value-type="string" office:string-value="" calcext:value-type="error">
            <text:p>#DIV/0!</text:p>
          </table:table-cell>
          <table:table-cell table:style-name="ce29" table:formula="of:=([.S546]-[.P546])/[.P54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04.21" calcext:value-type="float">
            <text:p>204.21</text:p>
          </table:table-cell>
          <table:table-cell office:value-type="float" office:value="231.05" calcext:value-type="float">
            <text:p>231.05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208.24" calcext:value-type="float">
            <text:p>208.24</text:p>
          </table:table-cell>
          <table:table-cell office:value-type="float" office:value="231.88" calcext:value-type="float">
            <text:p>231.88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50.85" calcext:value-type="float">
            <text:p>250.85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30.66" calcext:value-type="float">
            <text:p>230.66</text:p>
          </table:table-cell>
          <table:table-cell table:number-columns-repeated="8"/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07.34" calcext:value-type="float">
            <text:p>207.34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4">
          <table:table-cell office:value-type="float" office:value="221.3" calcext:value-type="float">
            <text:p>221.3</text:p>
          </table:table-cell>
          <table:table-cell office:value-type="float" office:value="243.96" calcext:value-type="float">
            <text:p>243.96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4">
          <table:table-cell office:value-type="float" office:value="225.78" calcext:value-type="float">
            <text:p>225.78</text:p>
          </table:table-cell>
          <table:table-cell office:value-type="float" office:value="219.93" calcext:value-type="float">
            <text:p>219.93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169.16" calcext:value-type="float">
            <text:p>169.16</text:p>
          </table:table-cell>
          <table:table-cell office:value-type="float" office:value="226.04" calcext:value-type="float">
            <text:p>226.04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4">
          <table:table-cell office:value-type="float" office:value="222.84" calcext:value-type="float">
            <text:p>222.84</text:p>
          </table:table-cell>
          <table:table-cell office:value-type="float" office:value="232.67" calcext:value-type="float">
            <text:p>232.67</text:p>
          </table:table-cell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54.91" calcext:value-type="float">
            <text:p>254.91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4">
          <table:table-cell office:value-type="float" office:value="181.85" calcext:value-type="float">
            <text:p>181.85</text:p>
          </table:table-cell>
          <table:table-cell office:value-type="float" office:value="229.06" calcext:value-type="float">
            <text:p>229.06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30.33" calcext:value-type="float">
            <text:p>230.33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4">
          <table:table-cell office:value-type="float" office:value="211.64" calcext:value-type="float">
            <text:p>211.64</text:p>
          </table:table-cell>
          <table:table-cell office:value-type="float" office:value="226.36" calcext:value-type="float">
            <text:p>226.36</text:p>
          </table:table-cell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30.16" calcext:value-type="float">
            <text:p>230.16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204.39" calcext:value-type="float">
            <text:p>204.39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float" office:value="217.79" calcext:value-type="float">
            <text:p>217.79</text:p>
          </table:table-cell>
          <table:table-cell office:value-type="float" office:value="220.28" calcext:value-type="float">
            <text:p>220.28</text:p>
          </table:table-cell>
          <table:table-cell table:number-columns-repeated="8"/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25.46" calcext:value-type="float">
            <text:p>225.46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30.49" calcext:value-type="float">
            <text:p>230.49</text:p>
          </table:table-cell>
          <table:table-cell table:number-columns-repeated="8"/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219.13" calcext:value-type="float">
            <text:p>219.13</text:p>
          </table:table-cell>
          <table:table-cell office:value-type="float" office:value="230.99" calcext:value-type="float">
            <text:p>230.99</text:p>
          </table:table-cell>
          <table:table-cell table:number-columns-repeated="8"/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26.68" calcext:value-type="float">
            <text:p>226.68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45.09" calcext:value-type="float">
            <text:p>245.09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04.26" calcext:value-type="float">
            <text:p>204.26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70.73" calcext:value-type="float">
            <text:p>270.73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268.76" calcext:value-type="float">
            <text:p>268.76</text:p>
          </table:table-cell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4">
          <table:table-cell office:value-type="float" office:value="196.08" calcext:value-type="float">
            <text:p>196.08</text:p>
          </table:table-cell>
          <table:table-cell office:value-type="float" office:value="227.87" calcext:value-type="float">
            <text:p>227.87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03.56" calcext:value-type="float">
            <text:p>203.56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46.09" calcext:value-type="float">
            <text:p>246.09</text:p>
          </table:table-cell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4">
          <table:table-cell office:value-type="float" office:value="209.74" calcext:value-type="float">
            <text:p>209.74</text:p>
          </table:table-cell>
          <table:table-cell office:value-type="float" office:value="243.35" calcext:value-type="float">
            <text:p>243.35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210.66" calcext:value-type="float">
            <text:p>210.66</text:p>
          </table:table-cell>
          <table:table-cell office:value-type="float" office:value="224.19" calcext:value-type="float">
            <text:p>224.19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28.52" calcext:value-type="float">
            <text:p>228.52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196.68" calcext:value-type="float">
            <text:p>196.68</text:p>
          </table:table-cell>
          <table:table-cell office:value-type="float" office:value="266.89" calcext:value-type="float">
            <text:p>266.89</text:p>
          </table:table-cell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219.03" calcext:value-type="float">
            <text:p>219.03</text:p>
          </table:table-cell>
          <table:table-cell office:value-type="float" office:value="226.84" calcext:value-type="float">
            <text:p>226.84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44.46" calcext:value-type="float">
            <text:p>244.46</text:p>
          </table:table-cell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41.69" calcext:value-type="float">
            <text:p>241.69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207.93" calcext:value-type="float">
            <text:p>207.93</text:p>
          </table:table-cell>
          <table:table-cell office:value-type="float" office:value="246.98" calcext:value-type="float">
            <text:p>246.98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16.12" calcext:value-type="float">
            <text:p>216.12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4">
          <table:table-cell office:value-type="float" office:value="212.15" calcext:value-type="float">
            <text:p>212.15</text:p>
          </table:table-cell>
          <table:table-cell office:value-type="float" office:value="230.94" calcext:value-type="float">
            <text:p>230.94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33.69" calcext:value-type="float">
            <text:p>233.69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table:style-name="ce5" office:value-type="float" office:value="210.94" calcext:value-type="float">
            <text:p>210.94</text:p>
          </table:table-cell>
          <table:table-cell table:style-name="ce10" office:value-type="float" office:value="229.5" calcext:value-type="float">
            <text:p>229.5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82.63" calcext:value-type="float">
            <text:p>82.63</text:p>
          </table:table-cell>
          <table:table-cell office:value-type="float" office:value="83.73" calcext:value-type="float">
            <text:p>83.73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0" calcext:value-type="float">
            <text:p>0</text:p>
          </table:table-cell>
          <table:table-cell table:style-name="ce21" table:formula="of:=COUNT([.D599:.D648])" office:value-type="float" office:value="0" calcext:value-type="float">
            <text:p>0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0" calcext:value-type="float">
            <text:p>0</text:p>
          </table:table-cell>
          <table:table-cell table:style-name="ce21" table:formula="of:=COUNT([.N599:.N648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3.41" calcext:value-type="float">
            <text:p>83.4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2.4366" calcext:value-type="float">
            <text:p>82.4366</text:p>
          </table:table-cell>
          <table:table-cell table:style-name="ce22" table:formula="of:=AVERAGE([.B599:.B648])" office:value-type="float" office:value="74.2026" calcext:value-type="float">
            <text:p>74.2026</text:p>
          </table:table-cell>
          <table:table-cell table:style-name="ce18" table:formula="of:=AVERAGE([.C599:.C648])" office:value-type="string" office:string-value="" calcext:value-type="error">
            <text:p>#DIV/0!</text:p>
          </table:table-cell>
          <table:table-cell table:style-name="ce22" table:formula="of:=AVERAGE([.D599:.D648])" office:value-type="string" office:string-value="" calcext:value-type="error">
            <text:p>#DIV/0!</text:p>
          </table:table-cell>
          <table:table-cell table:style-name="ce18" table:formula="of:=([.G600]-[.F600])/[.F600]" office:value-type="float" office:value="-0.0998828190391166" calcext:value-type="float">
            <text:p>-0.099882819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35.14" calcext:value-type="float">
            <text:p>235.14</text:p>
          </table:table-cell>
          <table:table-cell table:style-name="ce22" table:formula="of:=AVERAGE([.L599:.L648])" office:value-type="float" office:value="59.18" calcext:value-type="float">
            <text:p>59.18</text:p>
          </table:table-cell>
          <table:table-cell table:style-name="ce18" table:formula="of:=AVERAGE([.M599:.M648])" office:value-type="string" office:string-value="" calcext:value-type="error">
            <text:p>#DIV/0!</text:p>
          </table:table-cell>
          <table:table-cell table:style-name="ce22" table:formula="of:=AVERAGE([.N599:.N6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2.28" calcext:value-type="float">
            <text:p>82.28</text:p>
          </table:table-cell>
          <table:table-cell office:value-type="float" office:value="83.89" calcext:value-type="float">
            <text:p>83.89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0.610235142857142" calcext:value-type="float">
            <text:p>0.6102351429</text:p>
          </table:table-cell>
          <table:table-cell table:style-name="ce21" table:formula="of:=VAR([.B599:.B648])" office:value-type="float" office:value="248.381774734694" calcext:value-type="float">
            <text:p>248.3817747347</text:p>
          </table:table-cell>
          <table:table-cell table:style-name="Default" table:formula="of:=VAR([.C599:.C648])" office:value-type="string" office:string-value="" calcext:value-type="error">
            <text:p>#DIV/0!</text:p>
          </table:table-cell>
          <table:table-cell table:style-name="ce21" table:formula="of:=VAR([.D599:.D648])" office:value-type="string" office:string-value="" calcext:value-type="error">
            <text:p>#DIV/0!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091.26571428571" calcext:value-type="float">
            <text:p>1091.2657142857</text:p>
          </table:table-cell>
          <table:table-cell table:style-name="ce21" table:formula="of:=VAR([.L599:.L648])" office:value-type="float" office:value="113.864897959184" calcext:value-type="float">
            <text:p>113.8648979592</text:p>
          </table:table-cell>
          <table:table-cell table:style-name="Default" table:formula="of:=VAR([.M599:.M648])" office:value-type="string" office:string-value="" calcext:value-type="error">
            <text:p>#DIV/0!</text:p>
          </table:table-cell>
          <table:table-cell table:style-name="ce21" table:formula="of:=VAR([.N599:.N6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32" calcext:value-type="float">
            <text:p>83.3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047489695466" calcext:value-type="float">
            <text:p>0.110474897</text:p>
          </table:table-cell>
          <table:table-cell table:style-name="ce21" table:formula="of:=SQRT([.G601]/[.G599])" office:value-type="float" office:value="2.22881930507923" calcext:value-type="float">
            <text:p>2.2288193051</text:p>
          </table:table-cell>
          <table:table-cell table:style-name="Default" table:formula="of:=SQRT([.H601]/[.H599])" office:value-type="string" office:string-value="" calcext:value-type="error">
            <text:p>#DIV/0!</text:p>
          </table:table-cell>
          <table:table-cell table:style-name="ce21" table:formula="of:=SQRT([.I601]/[.I599])" office:value-type="string" office:string-value="" calcext:value-type="error">
            <text:p>#DIV/0!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67175708761856" calcext:value-type="float">
            <text:p>4.6717570876</text:p>
          </table:table-cell>
          <table:table-cell table:style-name="ce21" table:formula="of:=SQRT([.Q601]/[.Q599])" office:value-type="float" office:value="1.50907188668521" calcext:value-type="float">
            <text:p>1.5090718867</text:p>
          </table:table-cell>
          <table:table-cell table:style-name="Default" table:formula="of:=SQRT([.R601]/[.R599])" office:value-type="string" office:string-value="" calcext:value-type="error">
            <text:p>#DIV/0!</text:p>
          </table:table-cell>
          <table:table-cell table:style-name="ce21" table:formula="of:=SQRT([.S601]/[.S59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2.26" calcext:value-type="float">
            <text:p>82.26</text:p>
          </table:table-cell>
          <table:table-cell office:value-type="float" office:value="82.98" calcext:value-type="float">
            <text:p>82.98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-1" calcext:value-type="float">
            <text:p>-1</text:p>
          </table:table-cell>
          <table:table-cell table:style-name="ce21" table:formula="of:=[.I599]-1" office:value-type="float" office:value="-1" calcext:value-type="float">
            <text:p>-1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-1" calcext:value-type="float">
            <text:p>-1</text:p>
          </table:table-cell>
          <table:table-cell table:style-name="ce21" table:formula="of:=[.S599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82.98" calcext:value-type="float">
            <text:p>82.98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string" office:string-value="" calcext:value-type="error">
            <text:p>Err:502</text:p>
          </table:table-cell>
          <table:table-cell table:style-name="ce21" table:formula="of:=TINV(0.05;[.I603])" office:value-type="string" office:string-value="" calcext:value-type="error">
            <text:p>Err:502</text:p>
          </table:table-cell>
          <table:table-cell table:style-name="Default"/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string" office:string-value="" calcext:value-type="error">
            <text:p>Err:502</text:p>
          </table:table-cell>
          <table:table-cell table:style-name="ce21" table:formula="of:=TINV(0.05;[.S603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82.01" calcext:value-type="float">
            <text:p>82.01</text:p>
          </table:table-cell>
          <table:table-cell office:value-type="float" office:value="82.68" calcext:value-type="float">
            <text:p>82.6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0.22200761724449" calcext:value-type="float">
            <text:p>0.2220076172</text:p>
          </table:table-cell>
          <table:table-cell table:style-name="ce22" table:formula="of:=([.G604]*[.G602])" office:value-type="float" office:value="4.47898008352283" calcext:value-type="float">
            <text:p>4.4789800835</text:p>
          </table:table-cell>
          <table:table-cell table:style-name="ce18" table:formula="of:=([.H604]*[.H602])" office:value-type="string" office:string-value="" calcext:value-type="error">
            <text:p>Err:502</text:p>
          </table:table-cell>
          <table:table-cell table:style-name="ce22" table:formula="of:=([.I604]*[.I602])" office:value-type="string" office:string-value="" calcext:value-type="error">
            <text:p>Err:502</text:p>
          </table:table-cell>
          <table:table-cell table:style-name="ce18"/>
          <table:table-cell office:value-type="float" office:value="274" calcext:value-type="float">
            <text:p>27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38824735716127" calcext:value-type="float">
            <text:p>9.3882473572</text:p>
          </table:table-cell>
          <table:table-cell table:style-name="ce22" table:formula="of:=([.Q604]*[.Q602])" office:value-type="float" office:value="3.03259349453051" calcext:value-type="float">
            <text:p>3.0325934945</text:p>
          </table:table-cell>
          <table:table-cell table:style-name="ce18" table:formula="of:=([.R604]*[.R602])" office:value-type="string" office:string-value="" calcext:value-type="error">
            <text:p>Err:502</text:p>
          </table:table-cell>
          <table:table-cell table:style-name="ce22" table:formula="of:=([.S604]*[.S602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81.78" calcext:value-type="float">
            <text:p>81.78</text:p>
          </table:table-cell>
          <table:table-cell office:value-type="float" office:value="82.45" calcext:value-type="float">
            <text:p>82.45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605]/[.F600]" office:value-type="percentage" office:value="0.00269307100540888" calcext:value-type="percentage">
            <text:p>0.27%</text:p>
          </table:table-cell>
          <table:table-cell table:formula="of:=[.G605]/[.G600]" office:value-type="percentage" office:value="0.0603614978925648" calcext:value-type="percentage">
            <text:p>6.04%</text:p>
          </table:table-cell>
          <table:table-cell table:formula="of:=[.H605]/[.H600]" office:value-type="string" office:string-value="" calcext:value-type="error">
            <text:p>Err:502</text:p>
          </table:table-cell>
          <table:table-cell table:formula="of:=[.I605]/[.I600]" office:value-type="string" office:string-value="" calcext:value-type="error">
            <text:p>Err:50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605]/[.P600]" office:value-type="percentage" office:value="0.0399262029308551" calcext:value-type="percentage">
            <text:p>3.99%</text:p>
          </table:table-cell>
          <table:table-cell table:formula="of:=[.Q605]/[.Q600]" office:value-type="percentage" office:value="0.0512435534729724" calcext:value-type="percentage">
            <text:p>5.12%</text:p>
          </table:table-cell>
          <table:table-cell table:formula="of:=[.R605]/[.R600]" office:value-type="string" office:string-value="" calcext:value-type="error">
            <text:p>Err:502</text:p>
          </table:table-cell>
          <table:table-cell table:formula="of:=[.S605]/[.S600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2.27" calcext:value-type="float">
            <text:p>82.27</text:p>
          </table:table-cell>
          <table:table-cell table:number-columns-repeated="8"/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4">
          <table:table-cell office:value-type="float" office:value="81.76" calcext:value-type="float">
            <text:p>81.76</text:p>
          </table:table-cell>
          <table:table-cell office:value-type="float" office:value="83.71" calcext:value-type="float">
            <text:p>83.71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0998828190391161" calcext:value-type="percentage">
            <text:p>-09.99%</text:p>
          </table:table-cell>
          <table:table-cell table:style-name="ce23" table:formula="of:=([.H600]-[.F600])/[.F600]" office:value-type="string" office:string-value="" calcext:value-type="error">
            <text:p>#DIV/0!</text:p>
          </table:table-cell>
          <table:table-cell table:style-name="ce23" table:formula="of:=([.I600]-[.F600])/[.F600]" office:value-type="string" office:string-value="" calcext:value-type="error">
            <text:p>#DIV/0!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48320149698052" calcext:value-type="percentage">
            <text:p>-74.83%</text:p>
          </table:table-cell>
          <table:table-cell table:style-name="ce29" table:formula="of:=([.R600]-[.P600])/[.P600]" office:value-type="string" office:string-value="" calcext:value-type="error">
            <text:p>#DIV/0!</text:p>
          </table:table-cell>
          <table:table-cell table:style-name="ce29" table:formula="of:=([.S600]-[.P600])/[.P60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3.4" calcext:value-type="float">
            <text:p>83.4</text:p>
          </table:table-cell>
          <table:table-cell office:value-type="float" office:value="82.55" calcext:value-type="float">
            <text:p>82.55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81" calcext:value-type="float">
            <text:p>83.81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4">
          <table:table-cell office:value-type="float" office:value="81.37" calcext:value-type="float">
            <text:p>81.37</text:p>
          </table:table-cell>
          <table:table-cell office:value-type="float" office:value="83.81" calcext:value-type="float">
            <text:p>83.81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3.5" calcext:value-type="float">
            <text:p>83.5</text:p>
          </table:table-cell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88" calcext:value-type="float">
            <text:p>82.88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51" calcext:value-type="float">
            <text:p>83.51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4">
          <table:table-cell office:value-type="float" office:value="82.65" calcext:value-type="float">
            <text:p>82.65</text:p>
          </table:table-cell>
          <table:table-cell office:value-type="float" office:value="83.81" calcext:value-type="float">
            <text:p>83.81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4">
          <table:table-cell office:value-type="float" office:value="82.33" calcext:value-type="float">
            <text:p>82.33</text:p>
          </table:table-cell>
          <table:table-cell office:value-type="float" office:value="50.67" calcext:value-type="float">
            <text:p>50.67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50.25" calcext:value-type="float">
            <text:p>50.25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2.23" calcext:value-type="float">
            <text:p>82.23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50.31" calcext:value-type="float">
            <text:p>50.31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3.33" calcext:value-type="float">
            <text:p>83.33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2.59" calcext:value-type="float">
            <text:p>82.59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2.99" calcext:value-type="float">
            <text:p>82.99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1.97" calcext:value-type="float">
            <text:p>81.97</text:p>
          </table:table-cell>
          <table:table-cell office:value-type="float" office:value="83.3" calcext:value-type="float">
            <text:p>83.3</text:p>
          </table:table-cell>
          <table:table-cell table:number-columns-repeated="8"/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4">
          <table:table-cell office:value-type="float" office:value="82.08" calcext:value-type="float">
            <text:p>82.08</text:p>
          </table:table-cell>
          <table:table-cell office:value-type="float" office:value="50.07" calcext:value-type="float">
            <text:p>50.07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4">
          <table:table-cell office:value-type="float" office:value="83.92" calcext:value-type="float">
            <text:p>83.92</text:p>
          </table:table-cell>
          <table:table-cell office:value-type="float" office:value="49.72" calcext:value-type="float">
            <text:p>49.72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2.56" calcext:value-type="float">
            <text:p>82.56</text:p>
          </table:table-cell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3.67" calcext:value-type="float">
            <text:p>83.67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4">
          <table:table-cell office:value-type="float" office:value="83.32" calcext:value-type="float">
            <text:p>83.32</text:p>
          </table:table-cell>
          <table:table-cell office:value-type="float" office:value="83.54" calcext:value-type="float">
            <text:p>83.54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83.55" calcext:value-type="float">
            <text:p>83.55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4">
          <table:table-cell office:value-type="float" office:value="83.33" calcext:value-type="float">
            <text:p>83.33</text:p>
          </table:table-cell>
          <table:table-cell office:value-type="float" office:value="83.7" calcext:value-type="float">
            <text:p>83.7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49.62" calcext:value-type="float">
            <text:p>49.62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83" calcext:value-type="float">
            <text:p>83.83</text:p>
          </table:table-cell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4">
          <table:table-cell office:value-type="float" office:value="81.51" calcext:value-type="float">
            <text:p>81.51</text:p>
          </table:table-cell>
          <table:table-cell office:value-type="float" office:value="50.53" calcext:value-type="float">
            <text:p>50.53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50.83" calcext:value-type="float">
            <text:p>50.83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4">
          <table:table-cell office:value-type="float" office:value="81.42" calcext:value-type="float">
            <text:p>81.42</text:p>
          </table:table-cell>
          <table:table-cell office:value-type="float" office:value="83.1" calcext:value-type="float">
            <text:p>83.1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50.53" calcext:value-type="float">
            <text:p>50.53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4">
          <table:table-cell office:value-type="float" office:value="81.19" calcext:value-type="float">
            <text:p>81.19</text:p>
          </table:table-cell>
          <table:table-cell office:value-type="float" office:value="82.93" calcext:value-type="float">
            <text:p>82.93</text:p>
          </table:table-cell>
          <table:table-cell table:number-columns-repeated="8"/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2.45" calcext:value-type="float">
            <text:p>82.45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84.09" calcext:value-type="float">
            <text:p>84.09</text:p>
          </table:table-cell>
          <table:table-cell table:number-columns-repeated="8"/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4">
          <table:table-cell office:value-type="float" office:value="83.37" calcext:value-type="float">
            <text:p>83.37</text:p>
          </table:table-cell>
          <table:table-cell office:value-type="float" office:value="83.49" calcext:value-type="float">
            <text:p>83.49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26.93" calcext:value-type="float">
            <text:p>26.93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4">
          <table:table-cell office:value-type="float" office:value="80.97" calcext:value-type="float">
            <text:p>80.97</text:p>
          </table:table-cell>
          <table:table-cell office:value-type="float" office:value="50.12" calcext:value-type="float">
            <text:p>50.12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4">
          <table:table-cell office:value-type="float" office:value="82.13" calcext:value-type="float">
            <text:p>82.13</text:p>
          </table:table-cell>
          <table:table-cell office:value-type="float" office:value="83.02" calcext:value-type="float">
            <text:p>83.02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4">
          <table:table-cell office:value-type="float" office:value="82.69" calcext:value-type="float">
            <text:p>82.69</text:p>
          </table:table-cell>
          <table:table-cell office:value-type="float" office:value="83.05" calcext:value-type="float">
            <text:p>83.05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50.21" calcext:value-type="float">
            <text:p>50.21</text:p>
          </table:table-cell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9.96" calcext:value-type="float">
            <text:p>49.96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4">
          <table:table-cell office:value-type="float" office:value="81.54" calcext:value-type="float">
            <text:p>81.54</text:p>
          </table:table-cell>
          <table:table-cell office:value-type="float" office:value="83.45" calcext:value-type="float">
            <text:p>83.45</text:p>
          </table:table-cell>
          <table:table-cell table:number-columns-repeated="8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4">
          <table:table-cell table:style-name="ce5" office:value-type="float" office:value="82.5" calcext:value-type="float">
            <text:p>82.5</text:p>
          </table:table-cell>
          <table:table-cell table:style-name="ce10" office:value-type="float" office:value="84.22" calcext:value-type="float">
            <text:p>84.22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45.57" calcext:value-type="float">
            <text:p>345.57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0" calcext:value-type="float">
            <text:p>0</text:p>
          </table:table-cell>
          <table:table-cell table:style-name="ce21" table:formula="of:=COUNT([.D653:.D702])" office:value-type="float" office:value="0" calcext:value-type="float">
            <text:p>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0" calcext:value-type="float">
            <text:p>0</text:p>
          </table:table-cell>
          <table:table-cell table:style-name="Default" table:formula="of:=COUNT([.N653:.N702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39.94" calcext:value-type="float">
            <text:p>339.94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7886" calcext:value-type="float">
            <text:p>368.7886</text:p>
          </table:table-cell>
          <table:table-cell table:style-name="ce22" table:formula="of:=AVERAGE([.B653:.B702])" office:value-type="float" office:value="349.7866" calcext:value-type="float">
            <text:p>349.7866</text:p>
          </table:table-cell>
          <table:table-cell table:style-name="ce18" table:formula="of:=AVERAGE([.C653:.C702])" office:value-type="string" office:string-value="" calcext:value-type="error">
            <text:p>#DIV/0!</text:p>
          </table:table-cell>
          <table:table-cell table:style-name="ce22" table:formula="of:=AVERAGE([.D653:.D702])" office:value-type="string" office:string-value="" calcext:value-type="error">
            <text:p>#DIV/0!</text:p>
          </table:table-cell>
          <table:table-cell table:style-name="ce18" table:formula="of:=([.G654]-[.F654])/[.F654]" office:value-type="float" office:value="-0.0515254538779132" calcext:value-type="float">
            <text:p>-0.0515254539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16.38" calcext:value-type="float">
            <text:p>116.38</text:p>
          </table:table-cell>
          <table:table-cell table:style-name="ce18" table:formula="of:=AVERAGE([.M653:.M702])" office:value-type="string" office:string-value="" calcext:value-type="error">
            <text:p>#DIV/0!</text:p>
          </table:table-cell>
          <table:table-cell table:style-name="ce18" table:formula="of:=AVERAGE([.N653:.N7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76.18" calcext:value-type="float">
            <text:p>376.18</text:p>
          </table:table-cell>
          <table:table-cell office:value-type="float" office:value="345.82" calcext:value-type="float">
            <text:p>345.8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7.2166531020409" calcext:value-type="float">
            <text:p>57.216653102</text:p>
          </table:table-cell>
          <table:table-cell table:style-name="ce21" table:formula="of:=VAR([.B653:.B702])" office:value-type="float" office:value="147.320145346939" calcext:value-type="float">
            <text:p>147.3201453469</text:p>
          </table:table-cell>
          <table:table-cell table:style-name="Default" table:formula="of:=VAR([.C653:.C702])" office:value-type="string" office:string-value="" calcext:value-type="error">
            <text:p>#DIV/0!</text:p>
          </table:table-cell>
          <table:table-cell table:style-name="ce21" table:formula="of:=VAR([.D653:.D702])" office:value-type="string" office:string-value="" calcext:value-type="error">
            <text:p>#DIV/0!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106.852653061225" calcext:value-type="float">
            <text:p>106.8526530612</text:p>
          </table:table-cell>
          <table:table-cell table:style-name="Default" table:formula="of:=VAR([.M653:.M702])" office:value-type="string" office:string-value="" calcext:value-type="error">
            <text:p>#DIV/0!</text:p>
          </table:table-cell>
          <table:table-cell table:style-name="Default" table:formula="of:=VAR([.N653:.N7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6973504291522" calcext:value-type="float">
            <text:p>1.0697350429</text:p>
          </table:table-cell>
          <table:table-cell table:style-name="ce21" table:formula="of:=SQRT([.G655]/[.G653])" office:value-type="float" office:value="1.71650893004924" calcext:value-type="float">
            <text:p>1.71650893</text:p>
          </table:table-cell>
          <table:table-cell table:style-name="Default" table:formula="of:=SQRT([.H655]/[.H653])" office:value-type="string" office:string-value="" calcext:value-type="error">
            <text:p>#DIV/0!</text:p>
          </table:table-cell>
          <table:table-cell table:style-name="ce21" table:formula="of:=SQRT([.I655]/[.I653])" office:value-type="string" office:string-value="" calcext:value-type="error">
            <text:p>#DIV/0!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46186629389438" calcext:value-type="float">
            <text:p>1.4618662939</text:p>
          </table:table-cell>
          <table:table-cell table:style-name="Default" table:formula="of:=SQRT([.R655]/[.R653])" office:value-type="string" office:string-value="" calcext:value-type="error">
            <text:p>#DIV/0!</text:p>
          </table:table-cell>
          <table:table-cell table:style-name="Default" table:formula="of:=SQRT([.S655]/[.S6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68.66" calcext:value-type="float">
            <text:p>368.66</text:p>
          </table:table-cell>
          <table:table-cell office:value-type="float" office:value="344.46" calcext:value-type="float">
            <text:p>344.46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-1" calcext:value-type="float">
            <text:p>-1</text:p>
          </table:table-cell>
          <table:table-cell table:style-name="ce21" table:formula="of:=[.I653]-1" office:value-type="float" office:value="-1" calcext:value-type="float">
            <text:p>-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-1" calcext:value-type="float">
            <text:p>-1</text:p>
          </table:table-cell>
          <table:table-cell table:style-name="Default" table:formula="of:=[.S653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44.83" calcext:value-type="float">
            <text:p>344.83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string" office:string-value="" calcext:value-type="error">
            <text:p>Err:502</text:p>
          </table:table-cell>
          <table:table-cell table:style-name="ce21" table:formula="of:=TINV(0.05;[.I657])" office:value-type="string" office:string-value="" calcext:value-type="error">
            <text:p>Err:502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string" office:string-value="" calcext:value-type="error">
            <text:p>Err:502</text:p>
          </table:table-cell>
          <table:table-cell table:style-name="Default" table:formula="of:=TINV(0.05;[.S65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38.62" calcext:value-type="float">
            <text:p>338.62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1497130525318" calcext:value-type="float">
            <text:p>2.1497130525</text:p>
          </table:table-cell>
          <table:table-cell table:style-name="ce22" table:formula="of:=([.G658]*[.G656])" office:value-type="float" office:value="3.44945384013815" calcext:value-type="float">
            <text:p>3.4494538401</text:p>
          </table:table-cell>
          <table:table-cell table:style-name="ce18" table:formula="of:=([.H658]*[.H656])" office:value-type="string" office:string-value="" calcext:value-type="error">
            <text:p>Err:502</text:p>
          </table:table-cell>
          <table:table-cell table:style-name="ce22" table:formula="of:=([.I658]*[.I656])" office:value-type="string" office:string-value="" calcext:value-type="error">
            <text:p>Err:502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93773030420404" calcext:value-type="float">
            <text:p>2.9377303042</text:p>
          </table:table-cell>
          <table:table-cell table:style-name="ce18" table:formula="of:=([.R658]*[.R656])" office:value-type="string" office:string-value="" calcext:value-type="error">
            <text:p>Err:502</text:p>
          </table:table-cell>
          <table:table-cell table:style-name="ce18" table:formula="of:=([.S658]*[.S65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44.7" calcext:value-type="float">
            <text:p>344.7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659]/[.F654]" office:value-type="percentage" office:value="0.00582912013151111" calcext:value-type="percentage">
            <text:p>0.58%</text:p>
          </table:table-cell>
          <table:table-cell table:formula="of:=[.G659]/[.G654]" office:value-type="percentage" office:value="0.00986159515584117" calcext:value-type="percentage">
            <text:p>0.99%</text:p>
          </table:table-cell>
          <table:table-cell table:formula="of:=[.H659]/[.H654]" office:value-type="string" office:string-value="" calcext:value-type="error">
            <text:p>Err:502</text:p>
          </table:table-cell>
          <table:table-cell table:formula="of:=[.I659]/[.I654]" office:value-type="string" office:string-value="" calcext:value-type="error">
            <text:p>Err:50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25242570065338" calcext:value-type="percentage">
            <text:p>2.52%</text:p>
          </table:table-cell>
          <table:table-cell table:formula="of:=[.R659]/[.R654]" office:value-type="string" office:string-value="" calcext:value-type="error">
            <text:p>Err:502</text:p>
          </table:table-cell>
          <table:table-cell table:formula="of:=[.S659]/[.S654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1.45" calcext:value-type="float">
            <text:p>361.45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3.91" calcext:value-type="float">
            <text:p>363.91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515254538779126" calcext:value-type="percentage">
            <text:p>-05.15%</text:p>
          </table:table-cell>
          <table:table-cell table:style-name="ce23" table:formula="of:=([.H654]-[.F654])/[.F654]" office:value-type="string" office:string-value="" calcext:value-type="error">
            <text:p>#DIV/0!</text:p>
          </table:table-cell>
          <table:table-cell table:style-name="ce23" table:formula="of:=([.I654]-[.F654])/[.F654]" office:value-type="string" office:string-value="" calcext:value-type="error">
            <text:p>#DIV/0!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01712622024319" calcext:value-type="percentage">
            <text:p>-50.17%</text:p>
          </table:table-cell>
          <table:table-cell table:style-name="ce29" table:formula="of:=([.R654]-[.P654])/[.P654]" office:value-type="string" office:string-value="" calcext:value-type="error">
            <text:p>#DIV/0!</text:p>
          </table:table-cell>
          <table:table-cell table:style-name="ce29" table:formula="of:=([.S654]-[.P654])/[.P65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49.34" calcext:value-type="float">
            <text:p>349.34</text:p>
          </table:table-cell>
          <table:table-cell office:value-type="float" office:value="335.78" calcext:value-type="float">
            <text:p>335.78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73.98" calcext:value-type="float">
            <text:p>373.98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4">
          <table:table-cell office:value-type="float" office:value="376.62" calcext:value-type="float">
            <text:p>376.62</text:p>
          </table:table-cell>
          <table:table-cell office:value-type="float" office:value="365.16" calcext:value-type="float">
            <text:p>365.16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44.09" calcext:value-type="float">
            <text:p>344.09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347.83" calcext:value-type="float">
            <text:p>347.83</text:p>
          </table:table-cell>
          <table:table-cell office:value-type="float" office:value="344.95" calcext:value-type="float">
            <text:p>344.95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345.7" calcext:value-type="float">
            <text:p>345.7</text:p>
          </table:table-cell>
          <table:table-cell office:value-type="float" office:value="363.77" calcext:value-type="float">
            <text:p>363.77</text:p>
          </table:table-cell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41.88" calcext:value-type="float">
            <text:p>341.88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41.64" calcext:value-type="float">
            <text:p>341.64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4">
          <table:table-cell office:value-type="float" office:value="344.83" calcext:value-type="float">
            <text:p>344.83</text:p>
          </table:table-cell>
          <table:table-cell office:value-type="float" office:value="340.91" calcext:value-type="float">
            <text:p>340.91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41.39" calcext:value-type="float">
            <text:p>341.39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73.25" calcext:value-type="float">
            <text:p>373.25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41.88" calcext:value-type="float">
            <text:p>341.88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38.39" calcext:value-type="float">
            <text:p>338.39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42.73" calcext:value-type="float">
            <text:p>342.73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4.88" calcext:value-type="float">
            <text:p>364.88</text:p>
          </table:table-cell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36.61" calcext:value-type="float">
            <text:p>336.61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46.82" calcext:value-type="float">
            <text:p>346.82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365.02" calcext:value-type="float">
            <text:p>365.02</text:p>
          </table:table-cell>
          <table:table-cell office:value-type="float" office:value="339.22" calcext:value-type="float">
            <text:p>339.22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41.88" calcext:value-type="float">
            <text:p>341.88</text:p>
          </table:table-cell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78.25" calcext:value-type="float">
            <text:p>378.25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43.96" calcext:value-type="float">
            <text:p>343.96</text:p>
          </table:table-cell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39.94" calcext:value-type="float">
            <text:p>339.94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40.79" calcext:value-type="float">
            <text:p>340.7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5.85" calcext:value-type="float">
            <text:p>365.85</text:p>
          </table:table-cell>
          <table:table-cell table:number-columns-repeated="8"/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5.44" calcext:value-type="float">
            <text:p>365.44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41.52" calcext:value-type="float">
            <text:p>341.52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38.39" calcext:value-type="float">
            <text:p>338.39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351.39" calcext:value-type="float">
            <text:p>351.39</text:p>
          </table:table-cell>
          <table:table-cell office:value-type="float" office:value="361.17" calcext:value-type="float">
            <text:p>361.17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41.64" calcext:value-type="float">
            <text:p>341.64</text:p>
          </table:table-cell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63.77" calcext:value-type="float">
            <text:p>363.77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43.96" calcext:value-type="float">
            <text:p>343.96</text:p>
          </table:table-cell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4.05" calcext:value-type="float">
            <text:p>364.05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70.94" calcext:value-type="float">
            <text:p>370.94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41.39" calcext:value-type="float">
            <text:p>341.39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41.15" calcext:value-type="float">
            <text:p>341.15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69.66" calcext:value-type="float">
            <text:p>369.66</text:p>
          </table:table-cell>
          <table:table-cell office:value-type="float" office:value="364.33" calcext:value-type="float">
            <text:p>364.33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2.61" calcext:value-type="float">
            <text:p>342.61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42.37" calcext:value-type="float">
            <text:p>342.37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table:style-name="ce5" office:value-type="float" office:value="375" calcext:value-type="float">
            <text:p>375</text:p>
          </table:table-cell>
          <table:table-cell table:style-name="ce10" office:value-type="float" office:value="365.3" calcext:value-type="float">
            <text:p>365.3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76.62" calcext:value-type="float">
            <text:p>76.62</text:p>
          </table:table-cell>
          <table:table-cell office:value-type="float" office:value="46.41" calcext:value-type="float">
            <text:p>46.41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0" calcext:value-type="float">
            <text:p>0</text:p>
          </table:table-cell>
          <table:table-cell table:style-name="ce21" table:formula="of:=COUNT([.D707:.D756])" office:value-type="float" office:value="0" calcext:value-type="float">
            <text:p>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0" calcext:value-type="float">
            <text:p>0</text:p>
          </table:table-cell>
          <table:table-cell table:style-name="ce21" table:formula="of:=COUNT([.N707:.N75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76.23" calcext:value-type="float">
            <text:p>76.23</text:p>
          </table:table-cell>
          <table:table-cell office:value-type="float" office:value="50.74" calcext:value-type="float">
            <text:p>50.74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50.8774" calcext:value-type="float">
            <text:p>50.8774</text:p>
          </table:table-cell>
          <table:table-cell table:style-name="ce18" table:formula="of:=AVERAGE([.C707:.C756])" office:value-type="string" office:string-value="" calcext:value-type="error">
            <text:p>#DIV/0!</text:p>
          </table:table-cell>
          <table:table-cell table:style-name="ce22" table:formula="of:=AVERAGE([.D707:.D756])" office:value-type="string" office:string-value="" calcext:value-type="error">
            <text:p>#DIV/0!</text:p>
          </table:table-cell>
          <table:table-cell table:style-name="ce18" table:formula="of:=([.G708]-[.F708])/[.F708]" office:value-type="float" office:value="-0.156894003168437" calcext:value-type="float">
            <text:p>-0.1568940032</text:p>
          </table:table-cell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54.38" calcext:value-type="float">
            <text:p>254.38</text:p>
          </table:table-cell>
          <table:table-cell table:style-name="ce22" table:formula="of:=AVERAGE([.L707:.L756])" office:value-type="float" office:value="97.18" calcext:value-type="float">
            <text:p>97.18</text:p>
          </table:table-cell>
          <table:table-cell table:style-name="ce18" table:formula="of:=AVERAGE([.M707:.M756])" office:value-type="string" office:string-value="" calcext:value-type="error">
            <text:p>#DIV/0!</text:p>
          </table:table-cell>
          <table:table-cell table:style-name="ce22" table:formula="of:=AVERAGE([.N707:.N7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3.31" calcext:value-type="float">
            <text:p>43.31</text:p>
          </table:table-cell>
          <table:table-cell office:value-type="float" office:value="46.04" calcext:value-type="float">
            <text:p>46.04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105.020497183673" calcext:value-type="float">
            <text:p>105.0204971837</text:p>
          </table:table-cell>
          <table:table-cell table:style-name="Default" table:formula="of:=VAR([.C707:.C756])" office:value-type="string" office:string-value="" calcext:value-type="error">
            <text:p>#DIV/0!</text:p>
          </table:table-cell>
          <table:table-cell table:style-name="ce21" table:formula="of:=VAR([.D707:.D756])" office:value-type="string" office:string-value="" calcext:value-type="error">
            <text:p>#DIV/0!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972.362857142857" calcext:value-type="float">
            <text:p>972.3628571429</text:p>
          </table:table-cell>
          <table:table-cell table:style-name="ce21" table:formula="of:=VAR([.L707:.L756])" office:value-type="float" office:value="53.4567346938776" calcext:value-type="float">
            <text:p>53.4567346939</text:p>
          </table:table-cell>
          <table:table-cell table:style-name="Default" table:formula="of:=VAR([.M707:.M756])" office:value-type="string" office:string-value="" calcext:value-type="error">
            <text:p>#DIV/0!</text:p>
          </table:table-cell>
          <table:table-cell table:style-name="ce21" table:formula="of:=VAR([.N707:.N7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8.17" calcext:value-type="float">
            <text:p>48.17</text:p>
          </table:table-cell>
          <table:table-cell office:value-type="float" office:value="45.31" calcext:value-type="float">
            <text:p>45.3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44927911172192" calcext:value-type="float">
            <text:p>1.4492791117</text:p>
          </table:table-cell>
          <table:table-cell table:style-name="Default" table:formula="of:=SQRT([.H709]/[.H707])" office:value-type="string" office:string-value="" calcext:value-type="error">
            <text:p>#DIV/0!</text:p>
          </table:table-cell>
          <table:table-cell table:style-name="ce21" table:formula="of:=SQRT([.I709]/[.I707])" office:value-type="string" office:string-value="" calcext:value-type="error">
            <text:p>#DIV/0!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4.40990443693025" calcext:value-type="float">
            <text:p>4.4099044369</text:p>
          </table:table-cell>
          <table:table-cell table:style-name="ce21" table:formula="of:=SQRT([.Q709]/[.Q707])" office:value-type="float" office:value="1.03398969718153" calcext:value-type="float">
            <text:p>1.0339896972</text:p>
          </table:table-cell>
          <table:table-cell table:style-name="Default" table:formula="of:=SQRT([.R709]/[.R707])" office:value-type="string" office:string-value="" calcext:value-type="error">
            <text:p>#DIV/0!</text:p>
          </table:table-cell>
          <table:table-cell table:style-name="ce21" table:formula="of:=SQRT([.S709]/[.S70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8.75" calcext:value-type="float">
            <text:p>48.75</text:p>
          </table:table-cell>
          <table:table-cell office:value-type="float" office:value="49.22" calcext:value-type="float">
            <text:p>49.22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-1" calcext:value-type="float">
            <text:p>-1</text:p>
          </table:table-cell>
          <table:table-cell table:style-name="ce21" table:formula="of:=[.I707]-1" office:value-type="float" office:value="-1" calcext:value-type="float">
            <text:p>-1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-1" calcext:value-type="float">
            <text:p>-1</text:p>
          </table:table-cell>
          <table:table-cell table:style-name="ce21" table:formula="of:=[.S707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44.55" calcext:value-type="float">
            <text:p>44.5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string" office:string-value="" calcext:value-type="error">
            <text:p>Err:502</text:p>
          </table:table-cell>
          <table:table-cell table:style-name="ce21" table:formula="of:=TINV(0.05;[.I711])" office:value-type="string" office:string-value="" calcext:value-type="error">
            <text:p>Err:502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string" office:string-value="" calcext:value-type="error">
            <text:p>Err:502</text:p>
          </table:table-cell>
          <table:table-cell table:style-name="ce21" table:formula="of:=TINV(0.05;[.S711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6.97" calcext:value-type="float">
            <text:p>46.97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91243541460502" calcext:value-type="float">
            <text:p>2.9124354146</text:p>
          </table:table-cell>
          <table:table-cell table:style-name="ce18" table:formula="of:=([.H712]*[.H710])" office:value-type="string" office:string-value="" calcext:value-type="error">
            <text:p>Err:502</text:p>
          </table:table-cell>
          <table:table-cell table:style-name="ce22" table:formula="of:=([.I712]*[.I710])" office:value-type="string" office:string-value="" calcext:value-type="error">
            <text:p>Err:502</text:p>
          </table:table-cell>
          <table:table-cell table:style-name="ce18"/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8.8620347545614" calcext:value-type="float">
            <text:p>8.8620347546</text:p>
          </table:table-cell>
          <table:table-cell table:style-name="ce22" table:formula="of:=([.Q712]*[.Q710])" office:value-type="float" office:value="2.07788009090276" calcext:value-type="float">
            <text:p>2.0778800909</text:p>
          </table:table-cell>
          <table:table-cell table:style-name="ce18" table:formula="of:=([.R712]*[.R710])" office:value-type="string" office:string-value="" calcext:value-type="error">
            <text:p>Err:502</text:p>
          </table:table-cell>
          <table:table-cell table:style-name="ce22" table:formula="of:=([.S712]*[.S710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45.68" calcext:value-type="float">
            <text:p>45.68</text:p>
          </table:table-cell>
          <table:table-cell office:value-type="float" office:value="45.8" calcext:value-type="float">
            <text:p>45.8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572441872934746" calcext:value-type="percentage">
            <text:p>5.72%</text:p>
          </table:table-cell>
          <table:table-cell table:formula="of:=[.H713]/[.H708]" office:value-type="string" office:string-value="" calcext:value-type="error">
            <text:p>Err:502</text:p>
          </table:table-cell>
          <table:table-cell table:formula="of:=[.I713]/[.I708]" office:value-type="string" office:string-value="" calcext:value-type="error">
            <text:p>Err:50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713]/[.P708]" office:value-type="percentage" office:value="0.0348377810934877" calcext:value-type="percentage">
            <text:p>3.48%</text:p>
          </table:table-cell>
          <table:table-cell table:formula="of:=[.Q713]/[.Q708]" office:value-type="percentage" office:value="0.0213817667308372" calcext:value-type="percentage">
            <text:p>2.14%</text:p>
          </table:table-cell>
          <table:table-cell table:formula="of:=[.R713]/[.R708]" office:value-type="string" office:string-value="" calcext:value-type="error">
            <text:p>Err:502</text:p>
          </table:table-cell>
          <table:table-cell table:formula="of:=[.S713]/[.S708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5.91" calcext:value-type="float">
            <text:p>45.91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4">
          <table:table-cell office:value-type="float" office:value="42.69" calcext:value-type="float">
            <text:p>42.69</text:p>
          </table:table-cell>
          <table:table-cell office:value-type="float" office:value="44.95" calcext:value-type="float">
            <text:p>44.95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56894003168438" calcext:value-type="percentage">
            <text:p>-15.69%</text:p>
          </table:table-cell>
          <table:table-cell table:style-name="ce23" table:formula="of:=([.H708]-[.F708])/[.F708]" office:value-type="string" office:string-value="" calcext:value-type="error">
            <text:p>#DIV/0!</text:p>
          </table:table-cell>
          <table:table-cell table:style-name="ce23" table:formula="of:=([.I708]-[.F708])/[.F708]" office:value-type="string" office:string-value="" calcext:value-type="error">
            <text:p>#DIV/0!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17973111093639" calcext:value-type="percentage">
            <text:p>-61.80%</text:p>
          </table:table-cell>
          <table:table-cell table:style-name="ce29" table:formula="of:=([.R708]-[.P708])/[.P708]" office:value-type="string" office:string-value="" calcext:value-type="error">
            <text:p>#DIV/0!</text:p>
          </table:table-cell>
          <table:table-cell table:style-name="ce29" table:formula="of:=([.S708]-[.P708])/[.P70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47.57" calcext:value-type="float">
            <text:p>47.57</text:p>
          </table:table-cell>
          <table:table-cell office:value-type="float" office:value="43.63" calcext:value-type="float">
            <text:p>43.63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4">
          <table:table-cell office:value-type="float" office:value="45.56" calcext:value-type="float">
            <text:p>45.56</text:p>
          </table:table-cell>
          <table:table-cell office:value-type="float" office:value="46.03" calcext:value-type="float">
            <text:p>46.03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4">
          <table:table-cell office:value-type="float" office:value="47.51" calcext:value-type="float">
            <text:p>47.51</text:p>
          </table:table-cell>
          <table:table-cell office:value-type="float" office:value="42.61" calcext:value-type="float">
            <text:p>42.61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4">
          <table:table-cell office:value-type="float" office:value="44.62" calcext:value-type="float">
            <text:p>44.62</text:p>
          </table:table-cell>
          <table:table-cell office:value-type="float" office:value="47.2" calcext:value-type="float">
            <text:p>47.2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4">
          <table:table-cell office:value-type="float" office:value="72.79" calcext:value-type="float">
            <text:p>72.79</text:p>
          </table:table-cell>
          <table:table-cell office:value-type="float" office:value="74.82" calcext:value-type="float">
            <text:p>74.82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float" office:value="45.26" calcext:value-type="float">
            <text:p>45.26</text:p>
          </table:table-cell>
          <table:table-cell office:value-type="float" office:value="49.37" calcext:value-type="float">
            <text:p>49.37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4">
          <table:table-cell office:value-type="float" office:value="67.46" calcext:value-type="float">
            <text:p>67.46</text:p>
          </table:table-cell>
          <table:table-cell office:value-type="float" office:value="43.51" calcext:value-type="float">
            <text:p>43.51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4">
          <table:table-cell office:value-type="float" office:value="69.45" calcext:value-type="float">
            <text:p>69.45</text:p>
          </table:table-cell>
          <table:table-cell office:value-type="float" office:value="77.39" calcext:value-type="float">
            <text:p>77.39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4">
          <table:table-cell office:value-type="float" office:value="76.77" calcext:value-type="float">
            <text:p>76.77</text:p>
          </table:table-cell>
          <table:table-cell office:value-type="float" office:value="74.7" calcext:value-type="float">
            <text:p>74.7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office:value-type="float" office:value="46.86" calcext:value-type="float">
            <text:p>46.86</text:p>
          </table:table-cell>
          <table:table-cell office:value-type="float" office:value="49.09" calcext:value-type="float">
            <text:p>49.09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4">
          <table:table-cell office:value-type="float" office:value="41.27" calcext:value-type="float">
            <text:p>41.27</text:p>
          </table:table-cell>
          <table:table-cell office:value-type="float" office:value="49.93" calcext:value-type="float">
            <text:p>49.93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4">
          <table:table-cell office:value-type="float" office:value="77.28" calcext:value-type="float">
            <text:p>77.28</text:p>
          </table:table-cell>
          <table:table-cell office:value-type="float" office:value="78.37" calcext:value-type="float">
            <text:p>78.37</text:p>
          </table:table-cell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72.93" calcext:value-type="float">
            <text:p>72.93</text:p>
          </table:table-cell>
          <table:table-cell office:value-type="float" office:value="45.05" calcext:value-type="float">
            <text:p>45.05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4">
          <table:table-cell office:value-type="float" office:value="70.83" calcext:value-type="float">
            <text:p>70.83</text:p>
          </table:table-cell>
          <table:table-cell office:value-type="float" office:value="48.68" calcext:value-type="float">
            <text:p>48.68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4">
          <table:table-cell office:value-type="float" office:value="75.75" calcext:value-type="float">
            <text:p>75.75</text:p>
          </table:table-cell>
          <table:table-cell office:value-type="float" office:value="50.3" calcext:value-type="float">
            <text:p>50.3</text:p>
          </table:table-cell>
          <table:table-cell table:number-columns-repeated="8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50.71" calcext:value-type="float">
            <text:p>50.71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4">
          <table:table-cell office:value-type="float" office:value="68.06" calcext:value-type="float">
            <text:p>68.06</text:p>
          </table:table-cell>
          <table:table-cell office:value-type="float" office:value="43.63" calcext:value-type="float">
            <text:p>43.63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4">
          <table:table-cell office:value-type="float" office:value="70.79" calcext:value-type="float">
            <text:p>70.79</text:p>
          </table:table-cell>
          <table:table-cell office:value-type="float" office:value="44.24" calcext:value-type="float">
            <text:p>44.24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4">
          <table:table-cell office:value-type="float" office:value="47.58" calcext:value-type="float">
            <text:p>47.58</text:p>
          </table:table-cell>
          <table:table-cell office:value-type="float" office:value="45.42" calcext:value-type="float">
            <text:p>45.42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4">
          <table:table-cell office:value-type="float" office:value="68.8" calcext:value-type="float">
            <text:p>68.8</text:p>
          </table:table-cell>
          <table:table-cell office:value-type="float" office:value="46.77" calcext:value-type="float">
            <text:p>46.77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office:value-type="float" office:value="43.18" calcext:value-type="float">
            <text:p>43.18</text:p>
          </table:table-cell>
          <table:table-cell office:value-type="float" office:value="43.9" calcext:value-type="float">
            <text:p>43.9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4">
          <table:table-cell office:value-type="float" office:value="47.91" calcext:value-type="float">
            <text:p>47.91</text:p>
          </table:table-cell>
          <table:table-cell office:value-type="float" office:value="45.27" calcext:value-type="float">
            <text:p>45.27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76.31" calcext:value-type="float">
            <text:p>76.31</text:p>
          </table:table-cell>
          <table:table-cell office:value-type="float" office:value="49.66" calcext:value-type="float">
            <text:p>49.66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4">
          <table:table-cell office:value-type="float" office:value="69.41" calcext:value-type="float">
            <text:p>69.41</text:p>
          </table:table-cell>
          <table:table-cell office:value-type="float" office:value="45.96" calcext:value-type="float">
            <text:p>45.96</text:p>
          </table:table-cell>
          <table:table-cell table:number-columns-repeated="8"/>
          <table:table-cell office:value-type="float" office:value="257" calcext:value-type="float">
            <text:p>257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4">
          <table:table-cell office:value-type="float" office:value="75.45" calcext:value-type="float">
            <text:p>75.45</text:p>
          </table:table-cell>
          <table:table-cell office:value-type="float" office:value="46.06" calcext:value-type="float">
            <text:p>46.06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76.9" calcext:value-type="float">
            <text:p>76.9</text:p>
          </table:table-cell>
          <table:table-cell office:value-type="float" office:value="45.5" calcext:value-type="float">
            <text:p>45.5</text:p>
          </table:table-cell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4">
          <table:table-cell office:value-type="float" office:value="76.46" calcext:value-type="float">
            <text:p>76.46</text:p>
          </table:table-cell>
          <table:table-cell office:value-type="float" office:value="69.23" calcext:value-type="float">
            <text:p>69.23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4">
          <table:table-cell office:value-type="float" office:value="48.3" calcext:value-type="float">
            <text:p>48.3</text:p>
          </table:table-cell>
          <table:table-cell office:value-type="float" office:value="76.87" calcext:value-type="float">
            <text:p>76.87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4">
          <table:table-cell office:value-type="float" office:value="64.6" calcext:value-type="float">
            <text:p>64.6</text:p>
          </table:table-cell>
          <table:table-cell office:value-type="float" office:value="46.27" calcext:value-type="float">
            <text:p>46.27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4">
          <table:table-cell office:value-type="float" office:value="67.11" calcext:value-type="float">
            <text:p>67.11</text:p>
          </table:table-cell>
          <table:table-cell office:value-type="float" office:value="44.97" calcext:value-type="float">
            <text:p>44.97</text:p>
          </table:table-cell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4">
          <table:table-cell office:value-type="float" office:value="77.14" calcext:value-type="float">
            <text:p>77.14</text:p>
          </table:table-cell>
          <table:table-cell office:value-type="float" office:value="45.74" calcext:value-type="float">
            <text:p>45.74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4">
          <table:table-cell office:value-type="float" office:value="46.2" calcext:value-type="float">
            <text:p>46.2</text:p>
          </table:table-cell>
          <table:table-cell office:value-type="float" office:value="50.9" calcext:value-type="float">
            <text:p>50.9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4">
          <table:table-cell office:value-type="float" office:value="68.4" calcext:value-type="float">
            <text:p>68.4</text:p>
          </table:table-cell>
          <table:table-cell office:value-type="float" office:value="50.14" calcext:value-type="float">
            <text:p>50.14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4">
          <table:table-cell office:value-type="float" office:value="46.46" calcext:value-type="float">
            <text:p>46.46</text:p>
          </table:table-cell>
          <table:table-cell office:value-type="float" office:value="49.48" calcext:value-type="float">
            <text:p>49.48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office:value-type="float" office:value="45.74" calcext:value-type="float">
            <text:p>45.74</text:p>
          </table:table-cell>
          <table:table-cell office:value-type="float" office:value="47.26" calcext:value-type="float">
            <text:p>47.26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4">
          <table:table-cell office:value-type="float" office:value="46.01" calcext:value-type="float">
            <text:p>46.01</text:p>
          </table:table-cell>
          <table:table-cell office:value-type="float" office:value="45.69" calcext:value-type="float">
            <text:p>45.69</text:p>
          </table:table-cell>
          <table:table-cell table:number-columns-repeated="8"/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50.07" calcext:value-type="float">
            <text:p>50.07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office:value-type="float" office:value="68.65" calcext:value-type="float">
            <text:p>68.65</text:p>
          </table:table-cell>
          <table:table-cell office:value-type="float" office:value="47.35" calcext:value-type="float">
            <text:p>47.35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4">
          <table:table-cell office:value-type="float" office:value="46.61" calcext:value-type="float">
            <text:p>46.61</text:p>
          </table:table-cell>
          <table:table-cell office:value-type="float" office:value="75.85" calcext:value-type="float">
            <text:p>75.85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4">
          <table:table-cell table:style-name="ce5" office:value-type="float" office:value="43.63" calcext:value-type="float">
            <text:p>43.63</text:p>
          </table:table-cell>
          <table:table-cell table:style-name="ce10" office:value-type="float" office:value="49.9" calcext:value-type="float">
            <text:p>49.9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96" calcext:value-type="float">
            <text:p>96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44.46" calcext:value-type="float">
            <text:p>344.4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0" calcext:value-type="float">
            <text:p>0</text:p>
          </table:table-cell>
          <table:table-cell table:style-name="ce21" table:formula="of:=COUNT([.D761:.D810])" office:value-type="float" office:value="0" calcext:value-type="float">
            <text:p>0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0" calcext:value-type="float">
            <text:p>0</text:p>
          </table:table-cell>
          <table:table-cell table:style-name="ce21" table:formula="of:=COUNT([.N761:.N810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96.39" calcext:value-type="float">
            <text:p>296.39</text:p>
          </table:table-cell>
          <table:table-cell office:value-type="float" office:value="346.2" calcext:value-type="float">
            <text:p>346.2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17.3556" calcext:value-type="float">
            <text:p>317.3556</text:p>
          </table:table-cell>
          <table:table-cell table:style-name="ce22" table:formula="of:=AVERAGE([.B761:.B810])" office:value-type="float" office:value="347.6646" calcext:value-type="float">
            <text:p>347.6646</text:p>
          </table:table-cell>
          <table:table-cell table:style-name="ce18" table:formula="of:=AVERAGE([.C761:.C810])" office:value-type="string" office:string-value="" calcext:value-type="error">
            <text:p>#DIV/0!</text:p>
          </table:table-cell>
          <table:table-cell table:style-name="ce22" table:formula="of:=AVERAGE([.D761:.D810])" office:value-type="string" office:string-value="" calcext:value-type="error">
            <text:p>#DIV/0!</text:p>
          </table:table-cell>
          <table:table-cell table:style-name="ce18" table:formula="of:=([.G762]-[.F762])/[.F762]" office:value-type="float" office:value="0.0955048532308868" calcext:value-type="float">
            <text:p>0.0955048532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87.14" calcext:value-type="float">
            <text:p>287.14</text:p>
          </table:table-cell>
          <table:table-cell table:style-name="ce22" table:formula="of:=AVERAGE([.L761:.L810])" office:value-type="float" office:value="139.28" calcext:value-type="float">
            <text:p>139.28</text:p>
          </table:table-cell>
          <table:table-cell table:style-name="ce18" table:formula="of:=AVERAGE([.M761:.M810])" office:value-type="string" office:string-value="" calcext:value-type="error">
            <text:p>#DIV/0!</text:p>
          </table:table-cell>
          <table:table-cell table:style-name="ce22" table:formula="of:=AVERAGE([.N761:.N8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97.03" calcext:value-type="float">
            <text:p>297.03</text:p>
          </table:table-cell>
          <table:table-cell office:value-type="float" office:value="349.34" calcext:value-type="float">
            <text:p>349.34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300.193135346939" calcext:value-type="float">
            <text:p>300.1931353469</text:p>
          </table:table-cell>
          <table:table-cell table:style-name="ce21" table:formula="of:=VAR([.B761:.B810])" office:value-type="float" office:value="29.7901233061225" calcext:value-type="float">
            <text:p>29.7901233061</text:p>
          </table:table-cell>
          <table:table-cell table:style-name="Default" table:formula="of:=VAR([.C761:.C810])" office:value-type="string" office:string-value="" calcext:value-type="error">
            <text:p>#DIV/0!</text:p>
          </table:table-cell>
          <table:table-cell table:style-name="ce21" table:formula="of:=VAR([.D761:.D810])" office:value-type="string" office:string-value="" calcext:value-type="error">
            <text:p>#DIV/0!</text:p>
          </table:table-cell>
          <table:table-cell table:style-name="Default"/>
          <table:table-cell office:value-type="float" office:value="331" calcext:value-type="float">
            <text:p>33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1738.49020408163" calcext:value-type="float">
            <text:p>1738.4902040816</text:p>
          </table:table-cell>
          <table:table-cell table:style-name="ce21" table:formula="of:=VAR([.L761:.L810])" office:value-type="float" office:value="120.940408163265" calcext:value-type="float">
            <text:p>120.9404081633</text:p>
          </table:table-cell>
          <table:table-cell table:style-name="Default" table:formula="of:=VAR([.M761:.M810])" office:value-type="string" office:string-value="" calcext:value-type="error">
            <text:p>#DIV/0!</text:p>
          </table:table-cell>
          <table:table-cell table:style-name="ce21" table:formula="of:=VAR([.N761:.N8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6.07" calcext:value-type="float">
            <text:p>346.07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4502780876747" calcext:value-type="float">
            <text:p>2.4502780877</text:p>
          </table:table-cell>
          <table:table-cell table:style-name="ce21" table:formula="of:=SQRT([.G763]/[.G761])" office:value-type="float" office:value="0.771882417290645" calcext:value-type="float">
            <text:p>0.7718824173</text:p>
          </table:table-cell>
          <table:table-cell table:style-name="Default" table:formula="of:=SQRT([.H763]/[.H761])" office:value-type="string" office:string-value="" calcext:value-type="error">
            <text:p>#DIV/0!</text:p>
          </table:table-cell>
          <table:table-cell table:style-name="ce21" table:formula="of:=SQRT([.I763]/[.I761])" office:value-type="string" office:string-value="" calcext:value-type="error">
            <text:p>#DIV/0!</text:p>
          </table:table-cell>
          <table:table-cell table:style-name="Default"/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5.89659258229977" calcext:value-type="float">
            <text:p>5.8965925823</text:p>
          </table:table-cell>
          <table:table-cell table:style-name="ce21" table:formula="of:=SQRT([.Q763]/[.Q761])" office:value-type="float" office:value="1.55525180059864" calcext:value-type="float">
            <text:p>1.5552518006</text:p>
          </table:table-cell>
          <table:table-cell table:style-name="Default" table:formula="of:=SQRT([.R763]/[.R761])" office:value-type="string" office:string-value="" calcext:value-type="error">
            <text:p>#DIV/0!</text:p>
          </table:table-cell>
          <table:table-cell table:style-name="ce21" table:formula="of:=SQRT([.S763]/[.S7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308.09" calcext:value-type="float">
            <text:p>308.09</text:p>
          </table:table-cell>
          <table:table-cell office:value-type="float" office:value="350.49" calcext:value-type="float">
            <text:p>350.49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-1" calcext:value-type="float">
            <text:p>-1</text:p>
          </table:table-cell>
          <table:table-cell table:style-name="ce21" table:formula="of:=[.I761]-1" office:value-type="float" office:value="-1" calcext:value-type="float">
            <text:p>-1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-1" calcext:value-type="float">
            <text:p>-1</text:p>
          </table:table-cell>
          <table:table-cell table:style-name="ce21" table:formula="of:=[.S761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320.64" calcext:value-type="float">
            <text:p>320.64</text:p>
          </table:table-cell>
          <table:table-cell office:value-type="float" office:value="344.21" calcext:value-type="float">
            <text:p>344.21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string" office:string-value="" calcext:value-type="error">
            <text:p>Err:502</text:p>
          </table:table-cell>
          <table:table-cell table:style-name="ce21" table:formula="of:=TINV(0.05;[.I765])" office:value-type="string" office:string-value="" calcext:value-type="error">
            <text:p>Err:502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string" office:string-value="" calcext:value-type="error">
            <text:p>Err:502</text:p>
          </table:table-cell>
          <table:table-cell table:style-name="ce21" table:formula="of:=TINV(0.05;[.S765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25.53" calcext:value-type="float">
            <text:p>325.53</text:p>
          </table:table-cell>
          <table:table-cell office:value-type="float" office:value="349.98" calcext:value-type="float">
            <text:p>349.98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92401816907146" calcext:value-type="float">
            <text:p>4.9240181691</text:p>
          </table:table-cell>
          <table:table-cell table:style-name="ce22" table:formula="of:=([.G766]*[.G764])" office:value-type="float" office:value="1.55115579176274" calcext:value-type="float">
            <text:p>1.5511557918</text:p>
          </table:table-cell>
          <table:table-cell table:style-name="ce18" table:formula="of:=([.H766]*[.H764])" office:value-type="string" office:string-value="" calcext:value-type="error">
            <text:p>Err:502</text:p>
          </table:table-cell>
          <table:table-cell table:style-name="ce22" table:formula="of:=([.I766]*[.I764])" office:value-type="string" office:string-value="" calcext:value-type="error">
            <text:p>Err:502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11.8496464368296" calcext:value-type="float">
            <text:p>11.8496464368</text:p>
          </table:table-cell>
          <table:table-cell table:style-name="ce22" table:formula="of:=([.Q766]*[.Q764])" office:value-type="float" office:value="3.12539550598368" calcext:value-type="float">
            <text:p>3.125395506</text:p>
          </table:table-cell>
          <table:table-cell table:style-name="ce18" table:formula="of:=([.R766]*[.R764])" office:value-type="string" office:string-value="" calcext:value-type="error">
            <text:p>Err:502</text:p>
          </table:table-cell>
          <table:table-cell table:style-name="ce22" table:formula="of:=([.S766]*[.S764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39.58" calcext:value-type="float">
            <text:p>339.58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767]/[.F762]" office:value-type="percentage" office:value="0.0155157752662044" calcext:value-type="percentage">
            <text:p>1.55%</text:p>
          </table:table-cell>
          <table:table-cell table:formula="of:=[.G767]/[.G762]" office:value-type="percentage" office:value="0.00446164433123976" calcext:value-type="percentage">
            <text:p>0.45%</text:p>
          </table:table-cell>
          <table:table-cell table:formula="of:=[.H767]/[.H762]" office:value-type="string" office:string-value="" calcext:value-type="error">
            <text:p>Err:502</text:p>
          </table:table-cell>
          <table:table-cell table:formula="of:=[.I767]/[.I762]" office:value-type="string" office:string-value="" calcext:value-type="error">
            <text:p>Err:50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767]/[.P762]" office:value-type="percentage" office:value="0.0412678360271281" calcext:value-type="percentage">
            <text:p>4.13%</text:p>
          </table:table-cell>
          <table:table-cell table:formula="of:=[.Q767]/[.Q762]" office:value-type="percentage" office:value="0.0224396575673728" calcext:value-type="percentage">
            <text:p>2.24%</text:p>
          </table:table-cell>
          <table:table-cell table:formula="of:=[.R767]/[.R762]" office:value-type="string" office:string-value="" calcext:value-type="error">
            <text:p>Err:502</text:p>
          </table:table-cell>
          <table:table-cell table:formula="of:=[.S767]/[.S762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48.33" calcext:value-type="float">
            <text:p>348.33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4">
          <table:table-cell office:value-type="float" office:value="307.69" calcext:value-type="float">
            <text:p>307.69</text:p>
          </table:table-cell>
          <table:table-cell office:value-type="float" office:value="346.32" calcext:value-type="float">
            <text:p>346.32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955048532308868" calcext:value-type="percentage">
            <text:p>09.55%</text:p>
          </table:table-cell>
          <table:table-cell table:style-name="ce23" table:formula="of:=([.H762]-[.F762])/[.F762]" office:value-type="string" office:string-value="" calcext:value-type="error">
            <text:p>#DIV/0!</text:p>
          </table:table-cell>
          <table:table-cell table:style-name="ce23" table:formula="of:=([.I762]-[.F762])/[.F762]" office:value-type="string" office:string-value="" calcext:value-type="error">
            <text:p>#DIV/0!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14940447168629" calcext:value-type="percentage">
            <text:p>-51.49%</text:p>
          </table:table-cell>
          <table:table-cell table:style-name="ce29" table:formula="of:=([.R762]-[.P762])/[.P762]" office:value-type="string" office:string-value="" calcext:value-type="error">
            <text:p>#DIV/0!</text:p>
          </table:table-cell>
          <table:table-cell table:style-name="ce29" table:formula="of:=([.S762]-[.P762])/[.P76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294.75" calcext:value-type="float">
            <text:p>294.75</text:p>
          </table:table-cell>
          <table:table-cell office:value-type="float" office:value="358.74" calcext:value-type="float">
            <text:p>358.74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43.96" calcext:value-type="float">
            <text:p>343.96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4">
          <table:table-cell office:value-type="float" office:value="338.03" calcext:value-type="float">
            <text:p>338.03</text:p>
          </table:table-cell>
          <table:table-cell office:value-type="float" office:value="346.7" calcext:value-type="float">
            <text:p>346.7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4">
          <table:table-cell office:value-type="float" office:value="320.32" calcext:value-type="float">
            <text:p>320.32</text:p>
          </table:table-cell>
          <table:table-cell office:value-type="float" office:value="343.84" calcext:value-type="float">
            <text:p>343.84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4">
          <table:table-cell office:value-type="float" office:value="340.43" calcext:value-type="float">
            <text:p>340.43</text:p>
          </table:table-cell>
          <table:table-cell office:value-type="float" office:value="345.95" calcext:value-type="float">
            <text:p>345.95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4">
          <table:table-cell office:value-type="float" office:value="337.43" calcext:value-type="float">
            <text:p>337.43</text:p>
          </table:table-cell>
          <table:table-cell office:value-type="float" office:value="346.2" calcext:value-type="float">
            <text:p>346.2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4">
          <table:table-cell office:value-type="float" office:value="285.46" calcext:value-type="float">
            <text:p>285.46</text:p>
          </table:table-cell>
          <table:table-cell office:value-type="float" office:value="346.57" calcext:value-type="float">
            <text:p>346.57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4">
          <table:table-cell office:value-type="float" office:value="296.11" calcext:value-type="float">
            <text:p>296.11</text:p>
          </table:table-cell>
          <table:table-cell office:value-type="float" office:value="342.61" calcext:value-type="float">
            <text:p>342.61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162" calcext:value-type="float">
            <text:p>162</text:p>
          </table:table-cell>
          <table:table-cell table:number-columns-repeated="9"/>
        </table:table-row>
        <table:table-row table:style-name="ro4">
          <table:table-cell office:value-type="float" office:value="330.46" calcext:value-type="float">
            <text:p>330.46</text:p>
          </table:table-cell>
          <table:table-cell office:value-type="float" office:value="343.47" calcext:value-type="float">
            <text:p>343.47</text:p>
          </table:table-cell>
          <table:table-cell table:number-columns-repeated="8"/>
          <table:table-cell office:value-type="float" office:value="293" calcext:value-type="float">
            <text:p>293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4">
          <table:table-cell office:value-type="float" office:value="295.84" calcext:value-type="float">
            <text:p>295.84</text:p>
          </table:table-cell>
          <table:table-cell office:value-type="float" office:value="356.74" calcext:value-type="float">
            <text:p>356.74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8.58" calcext:value-type="float">
            <text:p>348.58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3.59" calcext:value-type="float">
            <text:p>343.59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344.46" calcext:value-type="float">
            <text:p>344.46</text:p>
          </table:table-cell>
          <table:table-cell office:value-type="float" office:value="348.58" calcext:value-type="float">
            <text:p>348.58</text:p>
          </table:table-cell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4">
          <table:table-cell office:value-type="float" office:value="303.32" calcext:value-type="float">
            <text:p>303.32</text:p>
          </table:table-cell>
          <table:table-cell office:value-type="float" office:value="346.45" calcext:value-type="float">
            <text:p>346.45</text:p>
          </table:table-cell>
          <table:table-cell table:number-columns-repeated="8"/>
          <table:table-cell office:value-type="float" office:value="285" calcext:value-type="float">
            <text:p>285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310.28" calcext:value-type="float">
            <text:p>310.28</text:p>
          </table:table-cell>
          <table:table-cell office:value-type="float" office:value="353.59" calcext:value-type="float">
            <text:p>353.59</text:p>
          </table:table-cell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4">
          <table:table-cell office:value-type="float" office:value="283.77" calcext:value-type="float">
            <text:p>283.77</text:p>
          </table:table-cell>
          <table:table-cell office:value-type="float" office:value="352.94" calcext:value-type="float">
            <text:p>352.94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3.35" calcext:value-type="float">
            <text:p>343.35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4">
          <table:table-cell office:value-type="float" office:value="294.48" calcext:value-type="float">
            <text:p>294.48</text:p>
          </table:table-cell>
          <table:table-cell office:value-type="float" office:value="341.52" calcext:value-type="float">
            <text:p>341.52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4">
          <table:table-cell office:value-type="float" office:value="311.28" calcext:value-type="float">
            <text:p>311.28</text:p>
          </table:table-cell>
          <table:table-cell office:value-type="float" office:value="359.42" calcext:value-type="float">
            <text:p>359.42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4">
          <table:table-cell office:value-type="float" office:value="337.55" calcext:value-type="float">
            <text:p>337.55</text:p>
          </table:table-cell>
          <table:table-cell office:value-type="float" office:value="342.37" calcext:value-type="float">
            <text:p>342.37</text:p>
          </table:table-cell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58.21" calcext:value-type="float">
            <text:p>358.21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4">
          <table:table-cell office:value-type="float" office:value="304.18" calcext:value-type="float">
            <text:p>304.18</text:p>
          </table:table-cell>
          <table:table-cell office:value-type="float" office:value="347.7" calcext:value-type="float">
            <text:p>347.7</text:p>
          </table:table-cell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4">
          <table:table-cell office:value-type="float" office:value="319.26" calcext:value-type="float">
            <text:p>319.26</text:p>
          </table:table-cell>
          <table:table-cell office:value-type="float" office:value="358.61" calcext:value-type="float">
            <text:p>358.61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42.86" calcext:value-type="float">
            <text:p>342.86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40.18" calcext:value-type="float">
            <text:p>340.18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7.95" calcext:value-type="float">
            <text:p>347.95</text:p>
          </table:table-cell>
          <table:table-cell table:number-columns-repeated="8"/>
          <table:table-cell office:value-type="float" office:value="286" calcext:value-type="float">
            <text:p>286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46.45" calcext:value-type="float">
            <text:p>346.45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48.84" calcext:value-type="float">
            <text:p>348.84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4">
          <table:table-cell office:value-type="float" office:value="323.12" calcext:value-type="float">
            <text:p>323.12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4">
          <table:table-cell office:value-type="float" office:value="341.52" calcext:value-type="float">
            <text:p>341.52</text:p>
          </table:table-cell>
          <table:table-cell office:value-type="float" office:value="357.54" calcext:value-type="float">
            <text:p>357.54</text:p>
          </table:table-cell>
          <table:table-cell table:number-columns-repeated="8"/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4">
          <table:table-cell office:value-type="float" office:value="321.29" calcext:value-type="float">
            <text:p>321.29</text:p>
          </table:table-cell>
          <table:table-cell office:value-type="float" office:value="347.95" calcext:value-type="float">
            <text:p>347.95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4">
          <table:table-cell office:value-type="float" office:value="323.78" calcext:value-type="float">
            <text:p>323.78</text:p>
          </table:table-cell>
          <table:table-cell office:value-type="float" office:value="342.86" calcext:value-type="float">
            <text:p>342.86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4">
          <table:table-cell office:value-type="float" office:value="323.56" calcext:value-type="float">
            <text:p>323.56</text:p>
          </table:table-cell>
          <table:table-cell office:value-type="float" office:value="361.58" calcext:value-type="float">
            <text:p>361.58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4">
          <table:table-cell office:value-type="float" office:value="343.1" calcext:value-type="float">
            <text:p>343.1</text:p>
          </table:table-cell>
          <table:table-cell office:value-type="float" office:value="346.57" calcext:value-type="float">
            <text:p>346.57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4">
          <table:table-cell office:value-type="float" office:value="340.06" calcext:value-type="float">
            <text:p>340.06</text:p>
          </table:table-cell>
          <table:table-cell office:value-type="float" office:value="346.7" calcext:value-type="float">
            <text:p>346.7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4">
          <table:table-cell office:value-type="float" office:value="279.48" calcext:value-type="float">
            <text:p>279.48</text:p>
          </table:table-cell>
          <table:table-cell office:value-type="float" office:value="346.95" calcext:value-type="float">
            <text:p>346.95</text:p>
          </table:table-cell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4">
          <table:table-cell office:value-type="float" office:value="326.53" calcext:value-type="float">
            <text:p>326.53</text:p>
          </table:table-cell>
          <table:table-cell office:value-type="float" office:value="341.39" calcext:value-type="float">
            <text:p>341.39</text:p>
          </table:table-cell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4">
          <table:table-cell office:value-type="float" office:value="351.01" calcext:value-type="float">
            <text:p>351.01</text:p>
          </table:table-cell>
          <table:table-cell office:value-type="float" office:value="350.75" calcext:value-type="float">
            <text:p>350.75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4">
          <table:table-cell office:value-type="float" office:value="326.09" calcext:value-type="float">
            <text:p>326.09</text:p>
          </table:table-cell>
          <table:table-cell office:value-type="float" office:value="340.67" calcext:value-type="float">
            <text:p>340.67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4">
          <table:table-cell table:style-name="ce5" office:value-type="float" office:value="299.16" calcext:value-type="float">
            <text:p>299.16</text:p>
          </table:table-cell>
          <table:table-cell table:style-name="ce10" office:value-type="float" office:value="347.32" calcext:value-type="float">
            <text:p>347.32</text:p>
          </table:table-cell>
          <table:table-cell table:style-name="ce10" table:number-columns-repeated="2"/>
          <table:table-cell table:style-name="ce16"/>
          <table:table-cell table:style-name="ce20" table:number-columns-repeated="5"/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table:number-columns-repeated="2"/>
          <table:table-cell table:style-name="ce16"/>
          <table:table-cell table:style-name="ce20" table:number-columns-repeated="4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112.37" calcext:value-type="float">
            <text:p>112.37</text:p>
          </table:table-cell>
          <table:table-cell office:value-type="float" office:value="138.15" calcext:value-type="float">
            <text:p>138.15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0" calcext:value-type="float">
            <text:p>0</text:p>
          </table:table-cell>
          <table:table-cell table:style-name="ce21" table:formula="of:=COUNT([.D815:.D864])" office:value-type="float" office:value="0" calcext:value-type="float">
            <text:p>0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0" calcext:value-type="float">
            <text:p>0</text:p>
          </table:table-cell>
          <table:table-cell table:style-name="ce21" table:formula="of:=COUNT([.N815:.N864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07.87" calcext:value-type="float">
            <text:p>107.87</text:p>
          </table:table-cell>
          <table:table-cell office:value-type="float" office:value="95.8" calcext:value-type="float">
            <text:p>95.8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float" office:value="109.1736" calcext:value-type="float">
            <text:p>109.1736</text:p>
          </table:table-cell>
          <table:table-cell table:style-name="ce22" table:formula="of:=AVERAGE([.B815:.B864])" office:value-type="float" office:value="124.8068" calcext:value-type="float">
            <text:p>124.8068</text:p>
          </table:table-cell>
          <table:table-cell table:style-name="ce18" table:formula="of:=AVERAGE([.C815:.C864])" office:value-type="string" office:string-value="" calcext:value-type="error">
            <text:p>#DIV/0!</text:p>
          </table:table-cell>
          <table:table-cell table:style-name="ce22" table:formula="of:=AVERAGE([.D815:.D864])" office:value-type="string" office:string-value="" calcext:value-type="error">
            <text:p>#DIV/0!</text:p>
          </table:table-cell>
          <table:table-cell table:style-name="ce18" table:formula="of:=([.G816]-[.F816])/[.F816]" office:value-type="float" office:value="0.143195790923813" calcext:value-type="float">
            <text:p>0.1431957909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float" office:value="312.6" calcext:value-type="float">
            <text:p>312.6</text:p>
          </table:table-cell>
          <table:table-cell table:style-name="ce22" table:formula="of:=AVERAGE([.L815:.L864])" office:value-type="float" office:value="197.64" calcext:value-type="float">
            <text:p>197.64</text:p>
          </table:table-cell>
          <table:table-cell table:style-name="ce18" table:formula="of:=AVERAGE([.M815:.M864])" office:value-type="string" office:string-value="" calcext:value-type="error">
            <text:p>#DIV/0!</text:p>
          </table:table-cell>
          <table:table-cell table:style-name="ce22" table:formula="of:=AVERAGE([.N815:.N8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90.81" calcext:value-type="float">
            <text:p>90.81</text:p>
          </table:table-cell>
          <table:table-cell office:value-type="float" office:value="137.81" calcext:value-type="float">
            <text:p>137.81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float" office:value="122.012741877551" calcext:value-type="float">
            <text:p>122.0127418776</text:p>
          </table:table-cell>
          <table:table-cell table:style-name="ce21" table:formula="of:=VAR([.B815:.B864])" office:value-type="float" office:value="227.673907918367" calcext:value-type="float">
            <text:p>227.6739079184</text:p>
          </table:table-cell>
          <table:table-cell table:style-name="Default" table:formula="of:=VAR([.C815:.C864])" office:value-type="string" office:string-value="" calcext:value-type="error">
            <text:p>#DIV/0!</text:p>
          </table:table-cell>
          <table:table-cell table:style-name="ce21" table:formula="of:=VAR([.D815:.D864])" office:value-type="string" office:string-value="" calcext:value-type="error">
            <text:p>#DIV/0!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float" office:value="609.714285714286" calcext:value-type="float">
            <text:p>609.7142857143</text:p>
          </table:table-cell>
          <table:table-cell table:style-name="ce21" table:formula="of:=VAR([.L816:.L864])" office:value-type="float" office:value="222.25425170068" calcext:value-type="float">
            <text:p>222.2542517007</text:p>
          </table:table-cell>
          <table:table-cell table:style-name="Default" table:formula="of:=VAR([.M815:.M864])" office:value-type="string" office:string-value="" calcext:value-type="error">
            <text:p>#DIV/0!</text:p>
          </table:table-cell>
          <table:table-cell table:style-name="ce21" table:formula="of:=VAR([.N816:.N8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87.49" calcext:value-type="float">
            <text:p>87.49</text:p>
          </table:table-cell>
          <table:table-cell office:value-type="float" office:value="130.93" calcext:value-type="float">
            <text:p>130.93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float" office:value="1.56213150456388" calcext:value-type="float">
            <text:p>1.5621315046</text:p>
          </table:table-cell>
          <table:table-cell table:style-name="ce21" table:formula="of:=SQRT([.G817]/[.G815])" office:value-type="float" office:value="2.13388803791749" calcext:value-type="float">
            <text:p>2.1338880379</text:p>
          </table:table-cell>
          <table:table-cell table:style-name="Default" table:formula="of:=SQRT([.H817]/[.H815])" office:value-type="string" office:string-value="" calcext:value-type="error">
            <text:p>#DIV/0!</text:p>
          </table:table-cell>
          <table:table-cell table:style-name="ce21" table:formula="of:=SQRT([.I817]/[.I815])" office:value-type="string" office:string-value="" calcext:value-type="error">
            <text:p>#DIV/0!</text:p>
          </table:table-cell>
          <table:table-cell table:style-name="Default"/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float" office:value="3.49203174588744" calcext:value-type="float">
            <text:p>3.4920317459</text:p>
          </table:table-cell>
          <table:table-cell table:style-name="ce21" table:formula="of:=SQRT([.Q817]/[.Q815])" office:value-type="float" office:value="2.10833703046112" calcext:value-type="float">
            <text:p>2.1083370305</text:p>
          </table:table-cell>
          <table:table-cell table:style-name="Default" table:formula="of:=SQRT([.R817]/[.R815])" office:value-type="string" office:string-value="" calcext:value-type="error">
            <text:p>#DIV/0!</text:p>
          </table:table-cell>
          <table:table-cell table:style-name="ce21" table:formula="of:=SQRT([.S817]/[.S8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93.86" calcext:value-type="float">
            <text:p>93.86</text:p>
          </table:table-cell>
          <table:table-cell office:value-type="float" office:value="118.37" calcext:value-type="float">
            <text:p>118.37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-1" calcext:value-type="float">
            <text:p>-1</text:p>
          </table:table-cell>
          <table:table-cell table:style-name="ce21" table:formula="of:=[.I815]-1" office:value-type="float" office:value="-1" calcext:value-type="float">
            <text:p>-1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-1" calcext:value-type="float">
            <text:p>-1</text:p>
          </table:table-cell>
          <table:table-cell table:style-name="ce21" table:formula="of:=[.S815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109.07" calcext:value-type="float">
            <text:p>109.07</text:p>
          </table:table-cell>
          <table:table-cell office:value-type="float" office:value="143.69" calcext:value-type="float">
            <text:p>143.69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string" office:string-value="" calcext:value-type="error">
            <text:p>Err:502</text:p>
          </table:table-cell>
          <table:table-cell table:style-name="ce21" table:formula="of:=TINV(0.05;[.I819])" office:value-type="string" office:string-value="" calcext:value-type="error">
            <text:p>Err:502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string" office:string-value="" calcext:value-type="error">
            <text:p>Err:502</text:p>
          </table:table-cell>
          <table:table-cell table:style-name="ce21" table:formula="of:=TINV(0.05;[.S81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19.49" calcext:value-type="float">
            <text:p>119.49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float" office:value="3.13922078871102" calcext:value-type="float">
            <text:p>3.1392207887</text:p>
          </table:table-cell>
          <table:table-cell table:style-name="ce22" table:formula="of:=([.G820]*[.G818])" office:value-type="float" office:value="4.28820855980528" calcext:value-type="float">
            <text:p>4.2882085598</text:p>
          </table:table-cell>
          <table:table-cell table:style-name="ce18" table:formula="of:=([.H820]*[.H818])" office:value-type="string" office:string-value="" calcext:value-type="error">
            <text:p>Err:502</text:p>
          </table:table-cell>
          <table:table-cell table:style-name="ce22" table:formula="of:=([.I820]*[.I818])" office:value-type="string" office:string-value="" calcext:value-type="error">
            <text:p>Err:502</text:p>
          </table:table-cell>
          <table:table-cell table:style-name="ce18"/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float" office:value="7.01750052380459" calcext:value-type="float">
            <text:p>7.0175005238</text:p>
          </table:table-cell>
          <table:table-cell table:style-name="ce22" table:formula="of:=([.Q820]*[.Q818])" office:value-type="float" office:value="4.23686188793726" calcext:value-type="float">
            <text:p>4.2368618879</text:p>
          </table:table-cell>
          <table:table-cell table:style-name="ce18" table:formula="of:=([.R820]*[.R818])" office:value-type="string" office:string-value="" calcext:value-type="error">
            <text:p>Err:502</text:p>
          </table:table-cell>
          <table:table-cell table:style-name="ce22" table:formula="of:=([.S820]*[.S818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28.46" calcext:value-type="float">
            <text:p>128.4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821]/[.F816]" office:value-type="percentage" office:value="0.0287543947319775" calcext:value-type="percentage">
            <text:p>2.88%</text:p>
          </table:table-cell>
          <table:table-cell table:formula="of:=[.G821]/[.G816]" office:value-type="percentage" office:value="0.0343587733986071" calcext:value-type="percentage">
            <text:p>3.44%</text:p>
          </table:table-cell>
          <table:table-cell table:formula="of:=[.H821]/[.H816]" office:value-type="string" office:string-value="" calcext:value-type="error">
            <text:p>Err:502</text:p>
          </table:table-cell>
          <table:table-cell table:formula="of:=[.I821]/[.I816]" office:value-type="string" office:string-value="" calcext:value-type="error">
            <text:p>Err:50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821]/[.P816]" office:value-type="percentage" office:value="0.0224488180543973" calcext:value-type="percentage">
            <text:p>2.24%</text:p>
          </table:table-cell>
          <table:table-cell table:formula="of:=[.Q821]/[.Q816]" office:value-type="percentage" office:value="0.0214372692164403" calcext:value-type="percentage">
            <text:p>2.14%</text:p>
          </table:table-cell>
          <table:table-cell table:formula="of:=[.R821]/[.R816]" office:value-type="string" office:string-value="" calcext:value-type="error">
            <text:p>Err:502</text:p>
          </table:table-cell>
          <table:table-cell table:formula="of:=[.S821]/[.S816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85.82" calcext:value-type="float">
            <text:p>85.82</text:p>
          </table:table-cell>
          <table:table-cell office:value-type="float" office:value="107.99" calcext:value-type="float">
            <text:p>107.99</text:p>
          </table:table-cell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4">
          <table:table-cell office:value-type="float" office:value="92.93" calcext:value-type="float">
            <text:p>92.9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143195790923813" calcext:value-type="percentage">
            <text:p>14.32%</text:p>
          </table:table-cell>
          <table:table-cell table:style-name="ce23" table:formula="of:=([.H816]-[.F816])/[.F816]" office:value-type="string" office:string-value="" calcext:value-type="error">
            <text:p>#DIV/0!</text:p>
          </table:table-cell>
          <table:table-cell table:style-name="ce23" table:formula="of:=([.I816]-[.F816])/[.F816]" office:value-type="string" office:string-value="" calcext:value-type="error">
            <text:p>#DIV/0!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367754318618042" calcext:value-type="percentage">
            <text:p>-36.78%</text:p>
          </table:table-cell>
          <table:table-cell table:style-name="ce29" table:formula="of:=([.R816]-[.P816])/[.P816]" office:value-type="string" office:string-value="" calcext:value-type="error">
            <text:p>#DIV/0!</text:p>
          </table:table-cell>
          <table:table-cell table:style-name="ce29" table:formula="of:=([.S816]-[.P816])/[.P8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124.48" calcext:value-type="float">
            <text:p>124.48</text:p>
          </table:table-cell>
          <table:table-cell office:value-type="float" office:value="145.04" calcext:value-type="float">
            <text:p>145.04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4">
          <table:table-cell office:value-type="float" office:value="119.21" calcext:value-type="float">
            <text:p>119.21</text:p>
          </table:table-cell>
          <table:table-cell office:value-type="float" office:value="137.28" calcext:value-type="float">
            <text:p>137.28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4">
          <table:table-cell office:value-type="float" office:value="95.12" calcext:value-type="float">
            <text:p>95.12</text:p>
          </table:table-cell>
          <table:table-cell office:value-type="float" office:value="146.34" calcext:value-type="float">
            <text:p>146.34</text:p>
          </table:table-cell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4">
          <table:table-cell office:value-type="float" office:value="121.01" calcext:value-type="float">
            <text:p>121.01</text:p>
          </table:table-cell>
          <table:table-cell office:value-type="float" office:value="136.67" calcext:value-type="float">
            <text:p>136.67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4">
          <table:table-cell office:value-type="float" office:value="115.87" calcext:value-type="float">
            <text:p>115.87</text:p>
          </table:table-cell>
          <table:table-cell office:value-type="float" office:value="135.8" calcext:value-type="float">
            <text:p>135.8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4">
          <table:table-cell office:value-type="float" office:value="116.1" calcext:value-type="float">
            <text:p>116.1</text:p>
          </table:table-cell>
          <table:table-cell office:value-type="float" office:value="135.9" calcext:value-type="float">
            <text:p>135.9</text:p>
          </table:table-cell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21.03" calcext:value-type="float">
            <text:p>121.03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4">
          <table:table-cell office:value-type="float" office:value="111.86" calcext:value-type="float">
            <text:p>111.86</text:p>
          </table:table-cell>
          <table:table-cell office:value-type="float" office:value="123.89" calcext:value-type="float">
            <text:p>123.89</text:p>
          </table:table-cell>
          <table:table-cell table:number-columns-repeated="8"/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4">
          <table:table-cell office:value-type="float" office:value="122.39" calcext:value-type="float">
            <text:p>122.39</text:p>
          </table:table-cell>
          <table:table-cell office:value-type="float" office:value="132.98" calcext:value-type="float">
            <text:p>132.98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4">
          <table:table-cell office:value-type="float" office:value="109.34" calcext:value-type="float">
            <text:p>109.34</text:p>
          </table:table-cell>
          <table:table-cell office:value-type="float" office:value="103.85" calcext:value-type="float">
            <text:p>103.85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4">
          <table:table-cell office:value-type="float" office:value="107.53" calcext:value-type="float">
            <text:p>107.53</text:p>
          </table:table-cell>
          <table:table-cell office:value-type="float" office:value="140.19" calcext:value-type="float">
            <text:p>140.19</text:p>
          </table:table-cell>
          <table:table-cell table:number-columns-repeated="2"/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4.59" calcext:value-type="float">
            <text:p>114.59</text:p>
          </table:table-cell>
          <table:table-cell office:value-type="float" office:value="130.7" calcext:value-type="float">
            <text:p>130.7</text:p>
          </table:table-cell>
          <table:table-cell table:number-columns-repeated="2"/>
          <table:table-cell table:style-name="Default" table:number-columns-repeated="6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5.46" calcext:value-type="float">
            <text:p>105.46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6.65" calcext:value-type="float">
            <text:p>116.65</text:p>
          </table:table-cell>
          <table:table-cell office:value-type="float" office:value="143.45" calcext:value-type="float">
            <text:p>143.45</text:p>
          </table:table-cell>
          <table:table-cell table:number-columns-repeated="2"/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21.6" calcext:value-type="float">
            <text:p>121.6</text:p>
          </table:table-cell>
          <table:table-cell office:value-type="float" office:value="139.43" calcext:value-type="float">
            <text:p>139.43</text:p>
          </table:table-cell>
          <table:table-cell table:number-columns-repeated="2"/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6.38" calcext:value-type="float">
            <text:p>116.38</text:p>
          </table:table-cell>
          <table:table-cell office:value-type="float" office:value="146.92" calcext:value-type="float">
            <text:p>146.92</text:p>
          </table:table-cell>
          <table:table-cell table:number-columns-repeated="2"/>
          <table:table-cell table:style-name="Default" table:number-columns-repeated="6"/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7.9" calcext:value-type="float">
            <text:p>107.9</text:p>
          </table:table-cell>
          <table:table-cell office:value-type="float" office:value="108.39" calcext:value-type="float">
            <text:p>108.39</text:p>
          </table:table-cell>
          <table:table-cell table:number-columns-repeated="2"/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6.77" calcext:value-type="float">
            <text:p>106.77</text:p>
          </table:table-cell>
          <table:table-cell office:value-type="float" office:value="127.44" calcext:value-type="float">
            <text:p>127.44</text:p>
          </table:table-cell>
          <table:table-cell table:number-columns-repeated="2"/>
          <table:table-cell table:style-name="Default" table:number-columns-repeated="6"/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3.43" calcext:value-type="float">
            <text:p>113.4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2.83" calcext:value-type="float">
            <text:p>112.83</text:p>
          </table:table-cell>
          <table:table-cell office:value-type="float" office:value="120.21" calcext:value-type="float">
            <text:p>120.21</text:p>
          </table:table-cell>
          <table:table-cell table:number-columns-repeated="2"/>
          <table:table-cell table:style-name="Default" table:number-columns-repeated="6"/>
          <table:table-cell office:value-type="float" office:value="340" calcext:value-type="float">
            <text:p>340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6.32" calcext:value-type="float">
            <text:p>116.32</text:p>
          </table:table-cell>
          <table:table-cell office:value-type="float" office:value="139.27" calcext:value-type="float">
            <text:p>139.27</text:p>
          </table:table-cell>
          <table:table-cell table:number-columns-repeated="2"/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5.98" calcext:value-type="float">
            <text:p>105.98</text:p>
          </table:table-cell>
          <table:table-cell office:value-type="float" office:value="111.36" calcext:value-type="float">
            <text:p>111.36</text:p>
          </table:table-cell>
          <table:table-cell table:number-columns-repeated="2"/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03.63" calcext:value-type="float">
            <text:p>103.63</text:p>
          </table:table-cell>
          <table:table-cell table:number-columns-repeated="2"/>
          <table:table-cell table:style-name="Default" table:number-columns-repeated="6"/>
          <table:table-cell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04.19" calcext:value-type="float">
            <text:p>104.19</text:p>
          </table:table-cell>
          <table:table-cell table:number-columns-repeated="2"/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20.91" calcext:value-type="float">
            <text:p>120.91</text:p>
          </table:table-cell>
          <table:table-cell table:number-columns-repeated="2"/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84.11" calcext:value-type="float">
            <text:p>84.11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96.02" calcext:value-type="float">
            <text:p>96.02</text:p>
          </table:table-cell>
          <table:table-cell office:value-type="float" office:value="111.42" calcext:value-type="float">
            <text:p>111.42</text:p>
          </table:table-cell>
          <table:table-cell table:number-columns-repeated="2"/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93.25" calcext:value-type="float">
            <text:p>93.25</text:p>
          </table:table-cell>
          <table:table-cell office:value-type="float" office:value="133.65" calcext:value-type="float">
            <text:p>133.65</text:p>
          </table:table-cell>
          <table:table-cell table:number-columns-repeated="2"/>
          <table:table-cell table:style-name="Default" table:number-columns-repeated="6"/>
          <table:table-cell office:value-type="float" office:value="277" calcext:value-type="float">
            <text:p>27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114.85" calcext:value-type="float">
            <text:p>114.85</text:p>
          </table:table-cell>
          <table:table-cell table:number-columns-repeated="2"/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0.51" calcext:value-type="float">
            <text:p>110.51</text:p>
          </table:table-cell>
          <table:table-cell table:number-columns-repeated="2"/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23.92" calcext:value-type="float">
            <text:p>123.92</text:p>
          </table:table-cell>
          <table:table-cell office:value-type="float" office:value="110.13" calcext:value-type="float">
            <text:p>110.13</text:p>
          </table:table-cell>
          <table:table-cell table:number-columns-repeated="2"/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00.98" calcext:value-type="float">
            <text:p>100.98</text:p>
          </table:table-cell>
          <table:table-cell table:number-columns-repeated="2"/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6.8" calcext:value-type="float">
            <text:p>106.8</text:p>
          </table:table-cell>
          <table:table-cell office:value-type="float" office:value="142.77" calcext:value-type="float">
            <text:p>142.77</text:p>
          </table:table-cell>
          <table:table-cell table:number-columns-repeated="2"/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4.83" calcext:value-type="float">
            <text:p>114.83</text:p>
          </table:table-cell>
          <table:table-cell office:value-type="float" office:value="102.84" calcext:value-type="float">
            <text:p>102.84</text:p>
          </table:table-cell>
          <table:table-cell table:number-columns-repeated="2"/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91.81" calcext:value-type="float">
            <text:p>91.81</text:p>
          </table:table-cell>
          <table:table-cell office:value-type="float" office:value="139.35" calcext:value-type="float">
            <text:p>139.35</text:p>
          </table:table-cell>
          <table:table-cell table:number-columns-repeated="2"/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08.44" calcext:value-type="float">
            <text:p>108.44</text:p>
          </table:table-cell>
          <table:table-cell office:value-type="float" office:value="133.57" calcext:value-type="float">
            <text:p>133.57</text:p>
          </table:table-cell>
          <table:table-cell table:number-columns-repeated="2"/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2.69" calcext:value-type="float">
            <text:p>112.69</text:p>
          </table:table-cell>
          <table:table-cell office:value-type="float" office:value="101.75" calcext:value-type="float">
            <text:p>101.75</text:p>
          </table:table-cell>
          <table:table-cell table:number-columns-repeated="2"/>
          <table:table-cell table:style-name="Default" table:number-columns-repeated="6"/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89.4" calcext:value-type="float">
            <text:p>89.4</text:p>
          </table:table-cell>
          <table:table-cell office:value-type="float" office:value="143.01" calcext:value-type="float">
            <text:p>143.01</text:p>
          </table:table-cell>
          <table:table-cell table:number-columns-repeated="2"/>
          <table:table-cell table:style-name="Default" table:number-columns-repeated="6"/>
          <table:table-cell office:value-type="float" office:value="335" calcext:value-type="float">
            <text:p>33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119.18" calcext:value-type="float">
            <text:p>119.18</text:p>
          </table:table-cell>
          <table:table-cell office:value-type="float" office:value="133.61" calcext:value-type="float">
            <text:p>133.61</text:p>
          </table:table-cell>
          <table:table-cell table:number-columns-repeated="2"/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5" office:value-type="float" office:value="116.76" calcext:value-type="float">
            <text:p>116.76</text:p>
          </table:table-cell>
          <table:table-cell table:style-name="ce10" office:value-type="float" office:value="101.17" calcext:value-type="float">
            <text:p>101.17</text:p>
          </table:table-cell>
          <table:table-cell table:style-name="ce10" table:number-columns-repeated="8"/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table:number-columns-repeated="7"/>
          <table:table-cell table:style-name="ce32"/>
          <table:table-cell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2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2"/>
        </table:table-row>
        <table:table-row table:style-name="ro4">
          <table:table-cell office:value-type="float" office:value="69.78" calcext:value-type="float">
            <text:p>69.78</text:p>
          </table:table-cell>
          <table:table-cell office:value-type="float" office:value="76.05" calcext:value-type="float">
            <text:p>76.05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0" calcext:value-type="float">
            <text:p>0</text:p>
          </table:table-cell>
          <table:table-cell table:style-name="ce21" table:formula="of:=COUNT([.D869:.D918])" office:value-type="float" office:value="0" calcext:value-type="float">
            <text:p>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0" calcext:value-type="float">
            <text:p>0</text:p>
          </table:table-cell>
          <table:table-cell table:style-name="ce21" table:formula="of:=COUNT([.N869:.N918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71.38" calcext:value-type="float">
            <text:p>71.38</text:p>
          </table:table-cell>
          <table:table-cell office:value-type="float" office:value="82.74" calcext:value-type="float">
            <text:p>82.74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72.4952" calcext:value-type="float">
            <text:p>72.4952</text:p>
          </table:table-cell>
          <table:table-cell table:style-name="ce22" table:formula="of:=AVERAGE([.B869:.B918])" office:value-type="float" office:value="74.9478" calcext:value-type="float">
            <text:p>74.9478</text:p>
          </table:table-cell>
          <table:table-cell table:style-name="ce18" table:formula="of:=AVERAGE([.C869:.C918])" office:value-type="string" office:string-value="" calcext:value-type="error">
            <text:p>#DIV/0!</text:p>
          </table:table-cell>
          <table:table-cell table:style-name="ce22" table:formula="of:=AVERAGE([.D869:.D918])" office:value-type="string" office:string-value="" calcext:value-type="error">
            <text:p>#DIV/0!</text:p>
          </table:table-cell>
          <table:table-cell table:style-name="ce18" table:formula="of:=([.G870]-[.F870])/[.F870]" office:value-type="float" office:value="0.0338312053763554" calcext:value-type="float">
            <text:p>0.0338312054</text:p>
          </table:table-cell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4.6" calcext:value-type="float">
            <text:p>334.6</text:p>
          </table:table-cell>
          <table:table-cell table:style-name="ce22" table:formula="of:=AVERAGE([.L869:.L918])" office:value-type="float" office:value="198.38" calcext:value-type="float">
            <text:p>198.38</text:p>
          </table:table-cell>
          <table:table-cell table:style-name="ce18" table:formula="of:=AVERAGE([.M869:.M918])" office:value-type="string" office:string-value="" calcext:value-type="error">
            <text:p>#DIV/0!</text:p>
          </table:table-cell>
          <table:table-cell table:style-name="ce22" table:formula="of:=AVERAGE([.N869:.N9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77.1" calcext:value-type="float">
            <text:p>77.1</text:p>
          </table:table-cell>
          <table:table-cell office:value-type="float" office:value="74.15" calcext:value-type="float">
            <text:p>74.15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7.93341322448979" calcext:value-type="float">
            <text:p>7.9334132245</text:p>
          </table:table-cell>
          <table:table-cell table:style-name="ce21" table:formula="of:=VAR([.B869:.B918])" office:value-type="float" office:value="15.0469685306122" calcext:value-type="float">
            <text:p>15.0469685306</text:p>
          </table:table-cell>
          <table:table-cell table:style-name="Default" table:formula="of:=VAR([.C869:.C918])" office:value-type="string" office:string-value="" calcext:value-type="error">
            <text:p>#DIV/0!</text:p>
          </table:table-cell>
          <table:table-cell table:style-name="ce21" table:formula="of:=VAR([.D869:.D918])" office:value-type="string" office:string-value="" calcext:value-type="error">
            <text:p>#DIV/0!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6804.69387755102" calcext:value-type="float">
            <text:p>6804.693877551</text:p>
          </table:table-cell>
          <table:table-cell table:style-name="ce21" table:formula="of:=VAR([.L870:.L918])" office:value-type="float" office:value="3658.54166666667" calcext:value-type="float">
            <text:p>3658.5416666667</text:p>
          </table:table-cell>
          <table:table-cell table:style-name="Default" table:formula="of:=VAR([.M869:.M918])" office:value-type="string" office:string-value="" calcext:value-type="error">
            <text:p>#DIV/0!</text:p>
          </table:table-cell>
          <table:table-cell table:style-name="ce21" table:formula="of:=VAR([.N870:.N9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70.87" calcext:value-type="float">
            <text:p>70.87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98331852215958" calcext:value-type="float">
            <text:p>0.3983318522</text:p>
          </table:table-cell>
          <table:table-cell table:style-name="ce21" table:formula="of:=SQRT([.G871]/[.G869])" office:value-type="float" office:value="0.54857941140025" calcext:value-type="float">
            <text:p>0.5485794114</text:p>
          </table:table-cell>
          <table:table-cell table:style-name="Default" table:formula="of:=SQRT([.H871]/[.H869])" office:value-type="string" office:string-value="" calcext:value-type="error">
            <text:p>#DIV/0!</text:p>
          </table:table-cell>
          <table:table-cell table:style-name="ce21" table:formula="of:=SQRT([.I871]/[.I869])" office:value-type="string" office:string-value="" calcext:value-type="error">
            <text:p>#DIV/0!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6659280621398" calcext:value-type="float">
            <text:p>11.6659280621</text:p>
          </table:table-cell>
          <table:table-cell table:style-name="ce21" table:formula="of:=SQRT([.Q871]/[.Q869])" office:value-type="float" office:value="8.55399516795125" calcext:value-type="float">
            <text:p>8.553995168</text:p>
          </table:table-cell>
          <table:table-cell table:style-name="Default" table:formula="of:=SQRT([.R871]/[.R869])" office:value-type="string" office:string-value="" calcext:value-type="error">
            <text:p>#DIV/0!</text:p>
          </table:table-cell>
          <table:table-cell table:style-name="ce21" table:formula="of:=SQRT([.S871]/[.S8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70.95" calcext:value-type="float">
            <text:p>70.95</text:p>
          </table:table-cell>
          <table:table-cell office:value-type="float" office:value="74.29" calcext:value-type="float">
            <text:p>74.29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-1" calcext:value-type="float">
            <text:p>-1</text:p>
          </table:table-cell>
          <table:table-cell table:style-name="ce21" table:formula="of:=[.I869]-1" office:value-type="float" office:value="-1" calcext:value-type="float">
            <text:p>-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-1" calcext:value-type="float">
            <text:p>-1</text:p>
          </table:table-cell>
          <table:table-cell table:style-name="ce21" table:formula="of:=[.S869]-1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 office:value-type="float" office:value="72.45" calcext:value-type="float">
            <text:p>72.45</text:p>
          </table:table-cell>
          <table:table-cell office:value-type="float" office:value="75.04" calcext:value-type="float">
            <text:p>75.04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string" office:string-value="" calcext:value-type="error">
            <text:p>Err:502</text:p>
          </table:table-cell>
          <table:table-cell table:style-name="ce21" table:formula="of:=TINV(0.05;[.I873])" office:value-type="string" office:string-value="" calcext:value-type="error">
            <text:p>Err:502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string" office:string-value="" calcext:value-type="error">
            <text:p>Err:502</text:p>
          </table:table-cell>
          <table:table-cell table:style-name="ce21" table:formula="of:=TINV(0.05;[.S873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80.39" calcext:value-type="float">
            <text:p>80.39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800477826373013" calcext:value-type="float">
            <text:p>0.8004778264</text:p>
          </table:table-cell>
          <table:table-cell table:style-name="ce22" table:formula="of:=([.G874]*[.G872])" office:value-type="float" office:value="1.10241160074888" calcext:value-type="float">
            <text:p>1.1024116007</text:p>
          </table:table-cell>
          <table:table-cell table:style-name="ce18" table:formula="of:=([.H874]*[.H872])" office:value-type="string" office:string-value="" calcext:value-type="error">
            <text:p>Err:502</text:p>
          </table:table-cell>
          <table:table-cell table:style-name="ce22" table:formula="of:=([.I874]*[.I872])" office:value-type="string" office:string-value="" calcext:value-type="error">
            <text:p>Err:502</text:p>
          </table:table-cell>
          <table:table-cell table:style-name="ce18"/>
          <table:table-cell office:value-type="float" office:value="281" calcext:value-type="float">
            <text:p>281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3.4435601518072" calcext:value-type="float">
            <text:p>23.4435601518</text:p>
          </table:table-cell>
          <table:table-cell table:style-name="ce22" table:formula="of:=([.Q874]*[.Q872])" office:value-type="float" office:value="17.189896868038" calcext:value-type="float">
            <text:p>17.189896868</text:p>
          </table:table-cell>
          <table:table-cell table:style-name="ce18" table:formula="of:=([.R874]*[.R872])" office:value-type="string" office:string-value="" calcext:value-type="error">
            <text:p>Err:502</text:p>
          </table:table-cell>
          <table:table-cell table:style-name="ce22" table:formula="of:=([.S874]*[.S872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4.35" calcext:value-type="float">
            <text:p>74.35</text:p>
          </table:table-cell>
          <table:table-cell office:value-type="float" office:value="73.91" calcext:value-type="float">
            <text:p>73.91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F875]/[.F870]" office:value-type="percentage" office:value="0.011041804510823" calcext:value-type="percentage">
            <text:p>1.10%</text:p>
          </table:table-cell>
          <table:table-cell table:formula="of:=[.G875]/[.G870]" office:value-type="percentage" office:value="0.0147090588482767" calcext:value-type="percentage">
            <text:p>1.47%</text:p>
          </table:table-cell>
          <table:table-cell table:formula="of:=[.H875]/[.H870]" office:value-type="string" office:string-value="" calcext:value-type="error">
            <text:p>Err:502</text:p>
          </table:table-cell>
          <table:table-cell table:formula="of:=[.I875]/[.I870]" office:value-type="string" office:string-value="" calcext:value-type="error">
            <text:p>Err:50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argin of error %</text:p>
          </table:table-cell>
          <table:table-cell table:formula="of:=[.P875]/[.P870]" office:value-type="percentage" office:value="0.070064435600141" calcext:value-type="percentage">
            <text:p>7.01%</text:p>
          </table:table-cell>
          <table:table-cell table:formula="of:=[.Q875]/[.Q870]" office:value-type="percentage" office:value="0.0866513603590987" calcext:value-type="percentage">
            <text:p>8.67%</text:p>
          </table:table-cell>
          <table:table-cell table:formula="of:=[.R875]/[.R870]" office:value-type="string" office:string-value="" calcext:value-type="error">
            <text:p>Err:502</text:p>
          </table:table-cell>
          <table:table-cell table:formula="of:=[.S875]/[.S870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4">
          <table:table-cell office:value-type="float" office:value="71.95" calcext:value-type="float">
            <text:p>71.95</text:p>
          </table:table-cell>
          <table:table-cell office:value-type="float" office:value="79.33" calcext:value-type="float">
            <text:p>79.33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70.62" calcext:value-type="float">
            <text:p>70.62</text:p>
          </table:table-cell>
          <table:table-cell table:number-columns-repeated="2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33831205376356" calcext:value-type="percentage">
            <text:p>03.38%</text:p>
          </table:table-cell>
          <table:table-cell table:style-name="ce23" table:formula="of:=([.H870]-[.F870])/[.F870]" office:value-type="string" office:string-value="" calcext:value-type="error">
            <text:p>#DIV/0!</text:p>
          </table:table-cell>
          <table:table-cell table:style-name="ce23" table:formula="of:=([.I870]-[.F870])/[.F870]" office:value-type="string" office:string-value="" calcext:value-type="error">
            <text:p>#DIV/0!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407112970711297" calcext:value-type="percentage">
            <text:p>-40.71%</text:p>
          </table:table-cell>
          <table:table-cell table:style-name="ce29" table:formula="of:=([.R870]-[.P870])/[.P870]" office:value-type="string" office:string-value="" calcext:value-type="error">
            <text:p>#DIV/0!</text:p>
          </table:table-cell>
          <table:table-cell table:style-name="ce29" table:formula="of:=([.S870]-[.P870])/[.P87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4">
          <table:table-cell office:value-type="float" office:value="74.75" calcext:value-type="float">
            <text:p>74.75</text:p>
          </table:table-cell>
          <table:table-cell office:value-type="float" office:value="73.82" calcext:value-type="float">
            <text:p>73.82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4">
          <table:table-cell office:value-type="float" office:value="69.1" calcext:value-type="float">
            <text:p>69.1</text:p>
          </table:table-cell>
          <table:table-cell office:value-type="float" office:value="78.06" calcext:value-type="float">
            <text:p>78.06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4">
          <table:table-cell office:value-type="float" office:value="70.81" calcext:value-type="float">
            <text:p>70.81</text:p>
          </table:table-cell>
          <table:table-cell office:value-type="float" office:value="69.64" calcext:value-type="float">
            <text:p>69.64</text:p>
          </table:table-cell>
          <table:table-cell table:number-columns-repeated="8"/>
          <table:table-cell office:value-type="float" office:value="486" calcext:value-type="float">
            <text:p>486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4">
          <table:table-cell office:value-type="float" office:value="73.89" calcext:value-type="float">
            <text:p>73.89</text:p>
          </table:table-cell>
          <table:table-cell office:value-type="float" office:value="76.03" calcext:value-type="float">
            <text:p>76.03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4">
          <table:table-cell office:value-type="float" office:value="68.81" calcext:value-type="float">
            <text:p>68.81</text:p>
          </table:table-cell>
          <table:table-cell office:value-type="float" office:value="73.19" calcext:value-type="float">
            <text:p>73.19</text:p>
          </table:table-cell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4">
          <table:table-cell office:value-type="float" office:value="69.03" calcext:value-type="float">
            <text:p>69.03</text:p>
          </table:table-cell>
          <table:table-cell office:value-type="float" office:value="78.05" calcext:value-type="float">
            <text:p>78.05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4">
          <table:table-cell office:value-type="float" office:value="77.44" calcext:value-type="float">
            <text:p>77.44</text:p>
          </table:table-cell>
          <table:table-cell office:value-type="float" office:value="75.57" calcext:value-type="float">
            <text:p>75.57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4">
          <table:table-cell office:value-type="float" office:value="75.41" calcext:value-type="float">
            <text:p>75.41</text:p>
          </table:table-cell>
          <table:table-cell office:value-type="float" office:value="69.12" calcext:value-type="float">
            <text:p>69.12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4">
          <table:table-cell office:value-type="float" office:value="72.43" calcext:value-type="float">
            <text:p>72.43</text:p>
          </table:table-cell>
          <table:table-cell office:value-type="float" office:value="75.01" calcext:value-type="float">
            <text:p>75.01</text:p>
          </table:table-cell>
          <table:table-cell table:number-columns-repeated="8"/>
          <table:table-cell office:value-type="float" office:value="424" calcext:value-type="float">
            <text:p>424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4">
          <table:table-cell office:value-type="float" office:value="66.54" calcext:value-type="float">
            <text:p>66.54</text:p>
          </table:table-cell>
          <table:table-cell office:value-type="float" office:value="77.31" calcext:value-type="float">
            <text:p>77.31</text:p>
          </table:table-cell>
          <table:table-cell table:number-columns-repeated="8"/>
          <table:table-cell office:value-type="float" office:value="578" calcext:value-type="float">
            <text:p>578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4">
          <table:table-cell office:value-type="float" office:value="74.3" calcext:value-type="float">
            <text:p>74.3</text:p>
          </table:table-cell>
          <table:table-cell office:value-type="float" office:value="75.83" calcext:value-type="float">
            <text:p>75.83</text:p>
          </table:table-cell>
          <table:table-cell table:number-columns-repeated="2"/>
          <table:table-cell table:style-name="Default" table:number-columns-repeated="6"/>
          <table:table-cell office:value-type="float" office:value="311" calcext:value-type="float">
            <text:p>31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2.72" calcext:value-type="float">
            <text:p>72.72</text:p>
          </table:table-cell>
          <table:table-cell office:value-type="float" office:value="77.66" calcext:value-type="float">
            <text:p>77.66</text:p>
          </table:table-cell>
          <table:table-cell table:number-columns-repeated="2"/>
          <table:table-cell table:style-name="Default" table:number-columns-repeated="6"/>
          <table:table-cell office:value-type="float" office:value="373" calcext:value-type="float">
            <text:p>37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8.1" calcext:value-type="float">
            <text:p>78.1</text:p>
          </table:table-cell>
          <table:table-cell office:value-type="float" office:value="78.93" calcext:value-type="float">
            <text:p>78.93</text:p>
          </table:table-cell>
          <table:table-cell table:number-columns-repeated="2"/>
          <table:table-cell table:style-name="Default" table:number-columns-repeated="6"/>
          <table:table-cell office:value-type="float" office:value="272" calcext:value-type="float">
            <text:p>27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09" calcext:value-type="float">
            <text:p>71.09</text:p>
          </table:table-cell>
          <table:table-cell office:value-type="float" office:value="76.8" calcext:value-type="float">
            <text:p>76.8</text:p>
          </table:table-cell>
          <table:table-cell table:number-columns-repeated="2"/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5.85" calcext:value-type="float">
            <text:p>75.85</text:p>
          </table:table-cell>
          <table:table-cell office:value-type="float" office:value="77.37" calcext:value-type="float">
            <text:p>77.37</text:p>
          </table:table-cell>
          <table:table-cell table:number-columns-repeated="2"/>
          <table:table-cell table:style-name="Default" table:number-columns-repeated="6"/>
          <table:table-cell office:value-type="float" office:value="360" calcext:value-type="float">
            <text:p>36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3.53" calcext:value-type="float">
            <text:p>73.53</text:p>
          </table:table-cell>
          <table:table-cell office:value-type="float" office:value="79.13" calcext:value-type="float">
            <text:p>79.13</text:p>
          </table:table-cell>
          <table:table-cell table:number-columns-repeated="2"/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69.99" calcext:value-type="float">
            <text:p>69.99</text:p>
          </table:table-cell>
          <table:table-cell office:value-type="float" office:value="75.34" calcext:value-type="float">
            <text:p>75.34</text:p>
          </table:table-cell>
          <table:table-cell table:number-columns-repeated="2"/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68.25" calcext:value-type="float">
            <text:p>68.25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table:style-name="Default" table:number-columns-repeated="6"/>
          <table:table-cell office:value-type="float" office:value="523" calcext:value-type="float">
            <text:p>52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3.48" calcext:value-type="float">
            <text:p>73.48</text:p>
          </table:table-cell>
          <table:table-cell office:value-type="float" office:value="82.19" calcext:value-type="float">
            <text:p>82.19</text:p>
          </table:table-cell>
          <table:table-cell table:number-columns-repeated="2"/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43" calcext:value-type="float">
            <text:p>71.43</text:p>
          </table:table-cell>
          <table:table-cell office:value-type="float" office:value="72.56" calcext:value-type="float">
            <text:p>72.56</text:p>
          </table:table-cell>
          <table:table-cell table:number-columns-repeated="2"/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68.17" calcext:value-type="float">
            <text:p>68.17</text:p>
          </table:table-cell>
          <table:table-cell table:number-columns-repeated="2"/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6.85" calcext:value-type="float">
            <text:p>76.85</text:p>
          </table:table-cell>
          <table:table-cell office:value-type="float" office:value="74.18" calcext:value-type="float">
            <text:p>74.18</text:p>
          </table:table-cell>
          <table:table-cell table:number-columns-repeated="2"/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81.74" calcext:value-type="float">
            <text:p>81.74</text:p>
          </table:table-cell>
          <table:table-cell table:number-columns-repeated="2"/>
          <table:table-cell table:style-name="Default" table:number-columns-repeated="6"/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4.15" calcext:value-type="float">
            <text:p>74.15</text:p>
          </table:table-cell>
          <table:table-cell office:value-type="float" office:value="76.74" calcext:value-type="float">
            <text:p>76.74</text:p>
          </table:table-cell>
          <table:table-cell table:number-columns-repeated="2"/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3.17" calcext:value-type="float">
            <text:p>73.17</text:p>
          </table:table-cell>
          <table:table-cell office:value-type="float" office:value="77.12" calcext:value-type="float">
            <text:p>77.12</text:p>
          </table:table-cell>
          <table:table-cell table:number-columns-repeated="2"/>
          <table:table-cell table:style-name="Default" table:number-columns-repeated="6"/>
          <table:table-cell office:value-type="float" office:value="418" calcext:value-type="float">
            <text:p>418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4.73" calcext:value-type="float">
            <text:p>74.73</text:p>
          </table:table-cell>
          <table:table-cell office:value-type="float" office:value="74.77" calcext:value-type="float">
            <text:p>74.77</text:p>
          </table:table-cell>
          <table:table-cell table:number-columns-repeated="2"/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3.57" calcext:value-type="float">
            <text:p>73.57</text:p>
          </table:table-cell>
          <table:table-cell office:value-type="float" office:value="68.66" calcext:value-type="float">
            <text:p>68.66</text:p>
          </table:table-cell>
          <table:table-cell table:number-columns-repeated="2"/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6.11" calcext:value-type="float">
            <text:p>76.11</text:p>
          </table:table-cell>
          <table:table-cell office:value-type="float" office:value="71.7" calcext:value-type="float">
            <text:p>71.7</text:p>
          </table:table-cell>
          <table:table-cell table:number-columns-repeated="2"/>
          <table:table-cell table:style-name="Default" table:number-columns-repeated="6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3.3" calcext:value-type="float">
            <text:p>73.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 table:number-columns-repeated="6"/>
          <table:table-cell office:value-type="float" office:value="367" calcext:value-type="float">
            <text:p>36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0.32" calcext:value-type="float">
            <text:p>70.32</text:p>
          </table:table-cell>
          <table:table-cell office:value-type="float" office:value="77.64" calcext:value-type="float">
            <text:p>77.64</text:p>
          </table:table-cell>
          <table:table-cell table:number-columns-repeated="2"/>
          <table:table-cell table:style-name="Default" table:number-columns-repeated="6"/>
          <table:table-cell office:value-type="float" office:value="507" calcext:value-type="float">
            <text:p>50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67.5" calcext:value-type="float">
            <text:p>67.5</text:p>
          </table:table-cell>
          <table:table-cell office:value-type="float" office:value="72.47" calcext:value-type="float">
            <text:p>72.47</text:p>
          </table:table-cell>
          <table:table-cell table:number-columns-repeated="2"/>
          <table:table-cell table:style-name="Default" table:number-columns-repeated="6"/>
          <table:table-cell office:value-type="float" office:value="270" calcext:value-type="float">
            <text:p>270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67.62" calcext:value-type="float">
            <text:p>67.62</text:p>
          </table:table-cell>
          <table:table-cell office:value-type="float" office:value="72.09" calcext:value-type="float">
            <text:p>72.09</text:p>
          </table:table-cell>
          <table:table-cell table:number-columns-repeated="2"/>
          <table:table-cell table:style-name="Default" table:number-columns-repeated="6"/>
          <table:table-cell office:value-type="float" office:value="467" calcext:value-type="float">
            <text:p>46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Default" table:number-columns-repeated="6"/>
          <table:table-cell office:value-type="float" office:value="384" calcext:value-type="float">
            <text:p>384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67.47" calcext:value-type="float">
            <text:p>67.47</text:p>
          </table:table-cell>
          <table:table-cell table:number-columns-repeated="2"/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4.82" calcext:value-type="float">
            <text:p>74.82</text:p>
          </table:table-cell>
          <table:table-cell office:value-type="float" office:value="75.05" calcext:value-type="float">
            <text:p>75.05</text:p>
          </table:table-cell>
          <table:table-cell table:number-columns-repeated="2"/>
          <table:table-cell table:style-name="Default" table:number-columns-repeated="6"/>
          <table:table-cell office:value-type="float" office:value="264" calcext:value-type="float">
            <text:p>264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1.57" calcext:value-type="float">
            <text:p>71.57</text:p>
          </table:table-cell>
          <table:table-cell office:value-type="float" office:value="74.2" calcext:value-type="float">
            <text:p>74.2</text:p>
          </table:table-cell>
          <table:table-cell table:number-columns-repeated="2"/>
          <table:table-cell table:style-name="Default" table:number-columns-repeated="6"/>
          <table:table-cell office:value-type="float" office:value="402" calcext:value-type="float">
            <text:p>402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67.88" calcext:value-type="float">
            <text:p>67.88</text:p>
          </table:table-cell>
          <table:table-cell office:value-type="float" office:value="67.84" calcext:value-type="float">
            <text:p>67.84</text:p>
          </table:table-cell>
          <table:table-cell table:number-columns-repeated="2"/>
          <table:table-cell table:style-name="Default" table:number-columns-repeated="6"/>
          <table:table-cell office:value-type="float" office:value="390" calcext:value-type="float">
            <text:p>39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7.28" calcext:value-type="float">
            <text:p>77.28</text:p>
          </table:table-cell>
          <table:table-cell table:number-columns-repeated="2"/>
          <table:table-cell table:style-name="Default" table:number-columns-repeated="6"/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75.06" calcext:value-type="float">
            <text:p>75.06</text:p>
          </table:table-cell>
          <table:table-cell office:value-type="float" office:value="77.38" calcext:value-type="float">
            <text:p>77.38</text:p>
          </table:table-cell>
          <table:table-cell table:number-columns-repeated="2"/>
          <table:table-cell table:style-name="Default" table:number-columns-repeated="6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5" office:value-type="float" office:value="77.48" calcext:value-type="float">
            <text:p>77.48</text:p>
          </table:table-cell>
          <table:table-cell table:style-name="ce10" office:value-type="float" office:value="69.05" calcext:value-type="float">
            <text:p>69.05</text:p>
          </table:table-cell>
          <table:table-cell table:style-name="ce10" table:number-columns-repeated="8"/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table:number-columns-repeated="7"/>
          <table:table-cell table:style-name="ce3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09:46:33.287475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0T10:22:18.254282785</dc:date>
    <meta:editing-duration>PT5H58M28S</meta:editing-duration>
    <meta:editing-cycles>23</meta:editing-cycles>
    <meta:generator>LibreOffice/4.4.3.2$Linux_X86_64 LibreOffice_project/40m0$Build-2</meta:generator>
    <meta:document-statistic meta:table-count="2" meta:cell-count="5349" meta:object-count="0"/>
  </office:meta>
</office:document-meta>
</file>